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057cm"/>
    </style:style>
    <style:style style:name="co3" style:family="table-column">
      <style:table-column-properties fo:break-before="auto" style:column-width="3.676cm"/>
    </style:style>
    <style:style style:name="co4" style:family="table-column">
      <style:table-column-properties fo:break-before="auto" style:column-width="1.797cm"/>
    </style:style>
    <style:style style:name="co5" style:family="table-column">
      <style:table-column-properties fo:break-before="auto" style:column-width="0.871cm"/>
    </style:style>
    <style:style style:name="co6" style:family="table-column">
      <style:table-column-properties fo:break-before="auto" style:column-width="2.967cm"/>
    </style:style>
    <style:style style:name="co7" style:family="table-column">
      <style:table-column-properties fo:break-before="auto" style:column-width="1.143cm"/>
    </style:style>
    <style:style style:name="co8" style:family="table-column">
      <style:table-column-properties fo:break-before="auto" style:column-width="3.757cm"/>
    </style:style>
    <style:style style:name="co9" style:family="table-column">
      <style:table-column-properties fo:break-before="auto" style:column-width="3.267cm"/>
    </style:style>
    <style:style style:name="co10" style:family="table-column">
      <style:table-column-properties fo:break-before="auto" style:column-width="0.817cm"/>
    </style:style>
    <style:style style:name="co11" style:family="table-column">
      <style:table-column-properties fo:break-before="auto" style:column-width="3.702cm"/>
    </style:style>
    <style:style style:name="co12" style:family="table-column">
      <style:table-column-properties fo:break-before="auto" style:column-width="3.431cm"/>
    </style:style>
    <style:style style:name="co13" style:family="table-column">
      <style:table-column-properties fo:break-before="auto" style:column-width="6.481cm"/>
    </style:style>
    <style:style style:name="co14" style:family="table-column">
      <style:table-column-properties fo:break-before="auto" style:column-width="4.628cm"/>
    </style:style>
    <style:style style:name="co15" style:family="table-column">
      <style:table-column-properties fo:break-before="auto" style:column-width="8.904cm"/>
    </style:style>
    <style:style style:name="co16" style:family="table-column">
      <style:table-column-properties fo:break-before="auto" style:column-width="2.395cm"/>
    </style:style>
    <style:style style:name="co17" style:family="table-column">
      <style:table-column-properties fo:break-before="auto" style:column-width="3.621cm"/>
    </style:style>
    <style:style style:name="co18" style:family="table-column">
      <style:table-column-properties fo:break-before="auto" style:column-width="3.485cm"/>
    </style:style>
    <style:style style:name="co19" style:family="table-column">
      <style:table-column-properties fo:break-before="auto" style:column-width="2.995cm"/>
    </style:style>
    <style:style style:name="co20" style:family="table-column">
      <style:table-column-properties fo:break-before="auto" style:column-width="6.29cm"/>
    </style:style>
    <style:style style:name="co21" style:family="table-column">
      <style:table-column-properties fo:break-before="auto" style:column-width="1.988cm"/>
    </style:style>
    <style:style style:name="co22" style:family="table-column">
      <style:table-column-properties fo:break-before="auto" style:column-width="1.007cm"/>
    </style:style>
    <style:style style:name="co23" style:family="table-column">
      <style:table-column-properties fo:break-before="auto" style:column-width="4.602cm"/>
    </style:style>
    <style:style style:name="co24" style:family="table-column">
      <style:table-column-properties fo:break-before="auto" style:column-width="2.914cm"/>
    </style:style>
    <style:style style:name="co25" style:family="table-column">
      <style:table-column-properties fo:break-before="auto" style:column-width="3.022cm"/>
    </style:style>
    <style:style style:name="co26" style:family="table-column">
      <style:table-column-properties fo:break-before="auto" style:column-width="4.083cm"/>
    </style:style>
    <style:style style:name="co27" style:family="table-column">
      <style:table-column-properties fo:break-before="auto" style:column-width="3.05cm"/>
    </style:style>
    <style:style style:name="co28" style:family="table-column">
      <style:table-column-properties fo:break-before="auto" style:column-width="1.605cm"/>
    </style:style>
    <style:style style:name="co29" style:family="table-column">
      <style:table-column-properties fo:break-before="auto" style:column-width="3.295cm"/>
    </style:style>
    <style:style style:name="co30" style:family="table-column">
      <style:table-column-properties fo:break-before="auto" style:column-width="2.559cm"/>
    </style:style>
    <style:style style:name="ro1" style:family="table-row">
      <style:table-row-properties style:row-height="0.452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631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76" number:language="fr" number:country="FR" number:automatic-order="true">
      <number:day/>
      <number:text> </number:text>
      <number:month number:style="long" number:textual="true"/>
      <number:text> </number:text>
      <number:year number:style="long"/>
    </number:date-style>
    <number:date-style style:name="N10081" number:language="fr" number:country="FR">
      <number:day/>
      <number:text>. </number:text>
      <number:month number:style="long" number:textual="true"/>
      <number:text> </number:text>
      <number:year number:style="long"/>
    </number:date-style>
    <number:number-style style:name="N20000" number:language="de" number:country="DE">
      <number:number number:min-integer-digits="1"/>
    </number:number-style>
    <number:date-style style:name="N20034" number:language="de" number:country="DE">
      <number:month number:style="long" number:textual="true"/>
    </number:date-style>
    <style:style style:name="ce71" style:family="table-cell" style:parent-style-name="Default">
      <style:table-cell-properties fo:background-color="#fbf1b0"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able-cell-properties fo:background-color="#fbf1b0"/>
      <style:text-properties fo:font-weight="bold" style:font-weight-asian="bold" style:font-weight-complex="bold"/>
    </style:style>
    <style:style style:name="ce73" style:family="table-cell" style:parent-style-name="Default">
      <style:table-cell-properties fo:background-color="#fbf1b0"/>
    </style:style>
    <style:style style:name="ce11" style:family="table-cell" style:parent-style-name="Default">
      <style:table-cell-properties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12" style:family="table-cell" style:parent-style-name="Default">
      <style:table-cell-properties style:vertical-align="middle"/>
      <style:text-properties fo:color="#b2b2b2" fo:font-size="8pt" fo:font-style="italic" style:font-size-asian="8pt" style:font-style-asian="italic" style:font-size-complex="8pt" style:font-style-complex="italic"/>
    </style:style>
    <style:style style:name="ce13" style:family="table-cell" style:parent-style-name="Default">
      <style:text-properties fo:color="#b2b2b2" fo:font-size="8pt" fo:font-style="italic" style:font-size-asian="8pt" style:font-style-asian="italic" style:font-size-complex="8pt" style:font-style-complex="italic"/>
    </style:style>
    <style:style style:name="ce31" style:family="table-cell" style:parent-style-name="Default">
      <style:table-cell-properties style:text-align-source="fix" style:repeat-content="false" style:vertical-align="middle"/>
      <style:paragraph-properties fo:text-align="center" fo:margin-left="0cm"/>
      <style:text-properties fo:color="#b2b2b2" fo:font-size="8pt" fo:font-style="italic" style:font-size-asian="8pt" style:font-style-asian="italic" style:font-size-complex="8pt" style:font-style-complex="italic"/>
    </style:style>
    <style:style style:name="ce41" style:family="table-cell" style:parent-style-name="Default">
      <style:table-cell-properties fo:background-color="#e6e6ff"/>
      <style:text-properties fo:font-weight="bold" style:font-weight-asian="bold" style:font-weight-complex="bold"/>
    </style:style>
    <style:style style:name="ce44" style:family="table-cell" style:parent-style-name="Default">
      <style:table-cell-properties fo:background-color="#e6e6ff"/>
    </style:style>
    <style:style style:name="ce47" style:family="table-cell" style:parent-style-name="Valeur_20_Non_20_Renseigné" style:data-style-name="N0">
      <style:table-cell-properties fo:background-color="#e6e6ff"/>
    </style:style>
    <style:style style:name="ce48" style:family="table-cell" style:parent-style-name="Default">
      <style:table-cell-properties fo:border-bottom="0.06pt solid #000000" fo:background-color="#e0efa4" style:text-align-source="fix" style:repeat-content="false" fo:border-left="0.06pt solid #000000" fo:border-right="none" fo:border-top="0.06pt solid #000000" style:vertical-align="middle"/>
      <style:paragraph-properties fo:text-align="center" fo:margin-left="0cm"/>
      <style:text-properties fo:font-size="7pt" style:font-size-asian="7pt" style:font-size-complex="7pt"/>
    </style:style>
    <style:style style:name="ce50" style:family="table-cell" style:parent-style-name="Default">
      <style:table-cell-properties fo:border-bottom="none" fo:background-color="#ffffcc" style:text-align-source="fix" style:repeat-content="false" fo:border-left="0.06pt solid #000000" fo:border-right="none" fo:border-top="0.06pt solid #000000" style:vertical-align="middle"/>
      <style:paragraph-properties fo:text-align="start" fo:margin-left="0cm"/>
    </style:style>
    <style:style style:name="ce51" style:family="table-cell" style:parent-style-name="Default">
      <style:table-cell-properties fo:border-bottom="none" fo:background-color="#ffffcc" fo:border-left="0.06pt solid #000000" fo:border-right="none" fo:border-top="none"/>
    </style:style>
    <style:style style:name="ce62" style:family="table-cell" style:parent-style-name="Default">
      <style:table-cell-properties fo:border-bottom="none" fo:background-color="#cfe7f5" style:text-align-source="fix" style:repeat-content="false" fo:border-left="0.06pt solid #000000" fo:border-right="none" fo:border-top="none"/>
      <style:paragraph-properties fo:text-align="center" fo:margin-left="0cm"/>
      <style:text-properties fo:color="#cfe7f5" fo:font-size="7pt" style:font-size-asian="7pt" style:font-size-complex="7pt"/>
    </style:style>
    <style:style style:name="ce63" style:family="table-cell" style:parent-style-name="Default">
      <style:table-cell-properties fo:border-bottom="none" fo:background-color="#cfe7f5" fo:border-left="0.06pt solid #000000" fo:border-right="none" fo:border-top="none"/>
    </style:style>
    <style:style style:name="ce65" style:family="table-cell" style:parent-style-name="Default">
      <style:table-cell-properties fo:border-bottom="none" fo:background-color="#ffccff" style:text-align-source="fix" style:repeat-content="false" fo:border-left="0.06pt solid #000000" fo:border-right="none" fo:border-top="none" style:vertical-align="middle"/>
      <style:paragraph-properties fo:text-align="center"/>
      <style:text-properties fo:color="#ffcccc" fo:font-size="7pt" style:font-size-asian="7pt" style:font-size-complex="7pt"/>
    </style:style>
    <style:style style:name="ce66" style:family="table-cell" style:parent-style-name="Default">
      <style:table-cell-properties fo:border-bottom="none" fo:background-color="#ffccff" fo:border-left="0.06pt solid #000000" fo:border-right="none" fo:border-top="none"/>
    </style:style>
    <style:style style:name="ce67" style:family="table-cell" style:parent-style-name="Default">
      <style:table-cell-properties fo:border-bottom="none" fo:background-color="#ccffcc" style:text-align-source="fix" style:repeat-content="false" fo:border-left="0.06pt solid #000000" fo:border-right="none" fo:border-top="none" style:vertical-align="middle"/>
      <style:paragraph-properties fo:text-align="center"/>
      <style:text-properties fo:color="#ccffcc" fo:font-size="7pt" style:font-size-asian="7pt" style:font-size-complex="7pt"/>
    </style:style>
    <style:style style:name="ce68" style:family="table-cell" style:parent-style-name="Default">
      <style:table-cell-properties fo:border-bottom="none" fo:background-color="#ccffcc" fo:border-left="0.06pt solid #000000" fo:border-right="none" fo:border-top="none"/>
    </style:style>
    <style:style style:name="ce70" style:family="table-cell" style:parent-style-name="Default">
      <style:table-cell-properties fo:border-bottom="0.06pt solid #000000" fo:background-color="#ccffcc" fo:border-left="0.06pt solid #000000" fo:border-right="none" fo:border-top="none"/>
    </style:style>
    <style:style style:name="ce72" style:family="table-cell" style:parent-style-name="Default">
      <style:table-cell-properties style:text-align-source="fix" style:repeat-content="false" style:vertical-align="middle"/>
      <style:paragraph-properties fo:text-align="end" fo:margin-left="0cm"/>
      <style:text-properties fo:color="#b2b2b2" fo:font-size="8pt" fo:font-style="italic" style:font-size-asian="8pt" style:font-style-asian="italic" style:font-size-complex="8pt" style:font-style-complex="italic"/>
    </style:style>
    <style:style style:name="ce75" style:family="table-cell" style:parent-style-name="Default">
      <style:table-cell-properties fo:border-bottom="0.06pt solid #000000" fo:background-color="#e0efa4" style:text-align-source="fix" style:repeat-content="false" fo:border-left="none" fo:border-right="none" fo:border-top="0.06pt solid #000000" style:vertical-align="middle"/>
      <style:paragraph-properties fo:text-align="center" fo:margin-left="0cm"/>
    </style:style>
    <style:style style:name="ce76" style:family="table-cell" style:parent-style-name="Default">
      <style:table-cell-properties fo:border-bottom="none" fo:background-color="#ffffcc" fo:border-left="none" fo:border-right="none" fo:border-top="0.06pt solid #000000"/>
    </style:style>
    <style:style style:name="ce59" style:family="table-cell" style:parent-style-name="Default">
      <style:table-cell-properties fo:background-color="#ffffcc"/>
    </style:style>
    <style:style style:name="ce21" style:family="table-cell" style:parent-style-name="Default">
      <style:table-cell-properties fo:background-color="#cfe7f5" style:text-align-source="fix" style:repeat-content="false" style:vertical-align="middle"/>
      <style:paragraph-properties fo:text-align="center"/>
    </style:style>
    <style:style style:name="ce80" style:family="table-cell" style:parent-style-name="Default">
      <style:table-cell-properties fo:background-color="#cfe7f5"/>
      <style:text-properties fo:color="#83caff"/>
    </style:style>
    <style:style style:name="ce26" style:family="table-cell" style:parent-style-name="Default">
      <style:table-cell-properties fo:background-color="#cfe7f5"/>
    </style:style>
    <style:style style:name="ce27" style:family="table-cell" style:parent-style-name="Default">
      <style:table-cell-properties fo:background-color="#ffccff" style:text-align-source="fix" style:repeat-content="false" style:vertical-align="middle"/>
      <style:paragraph-properties fo:text-align="center"/>
    </style:style>
    <style:style style:name="ce28" style:family="table-cell" style:parent-style-name="Default">
      <style:table-cell-properties fo:background-color="#ffccff"/>
    </style:style>
    <style:style style:name="ce29" style:family="table-cell" style:parent-style-name="Default">
      <style:table-cell-properties fo:background-color="#ccffcc" style:text-align-source="fix" style:repeat-content="false" style:vertical-align="middle"/>
      <style:paragraph-properties fo:text-align="center"/>
    </style:style>
    <style:style style:name="ce150" style:family="table-cell" style:parent-style-name="Default">
      <style:table-cell-properties fo:background-color="#ccffcc"/>
    </style:style>
    <style:style style:name="ce104" style:family="table-cell" style:parent-style-name="Default">
      <style:table-cell-properties fo:background-color="#ccffcc" fo:border="none"/>
    </style:style>
    <style:style style:name="ce106" style:family="table-cell" style:parent-style-name="Default">
      <style:table-cell-properties fo:border-bottom="0.06pt solid #000000" fo:background-color="#ccffcc" fo:border-left="none" fo:border-right="none" fo:border-top="none"/>
    </style:style>
    <style:style style:name="ce109" style:family="table-cell" style:parent-style-name="Valeur_20_Non_20_Renseigné" style:data-style-name="N0">
      <style:table-cell-properties fo:background-color="#e6e6ff" style:text-align-source="fix" style:repeat-content="false"/>
      <style:paragraph-properties fo:text-align="start" fo:margin-left="0cm"/>
    </style:style>
    <style:style style:name="ce110" style:family="table-cell" style:parent-style-name="Default">
      <style:table-cell-properties fo:border-bottom="0.06pt solid #000000" fo:background-color="#e0efa4" style:text-align-source="fix" style:repeat-content="false" fo:border-left="none" fo:border-right="none" fo:border-top="0.06pt solid #000000" style:vertical-align="middle"/>
      <style:paragraph-properties fo:text-align="center" fo:margin-left="0cm"/>
      <style:text-properties fo:font-size="7pt" style:font-size-asian="7pt" style:font-size-complex="7pt"/>
    </style:style>
    <style:style style:name="ce111" style:family="table-cell" style:parent-style-name="Default">
      <style:table-cell-properties fo:border-bottom="none" fo:background-color="#ffffcc" style:text-align-source="fix" style:repeat-content="false" fo:border-left="none" fo:border-right="none" fo:border-top="0.06pt solid #000000" style:vertical-align="middle"/>
      <style:paragraph-properties fo:text-align="center"/>
      <style:text-properties fo:color="#ffffcc" fo:font-size="7pt" style:font-size-asian="7pt" style:font-size-complex="7pt"/>
    </style:style>
    <style:style style:name="ce112" style:family="table-cell" style:parent-style-name="Default">
      <style:table-cell-properties fo:background-color="#ffffcc" style:text-align-source="fix" style:repeat-content="false" style:vertical-align="middle"/>
      <style:paragraph-properties fo:text-align="center"/>
      <style:text-properties fo:color="#ffffcc" fo:font-size="7pt" style:font-size-asian="7pt" style:font-size-complex="7pt"/>
    </style:style>
    <style:style style:name="ce114" style:family="table-cell" style:parent-style-name="Default">
      <style:table-cell-properties fo:background-color="#cfe7f5" style:text-align-source="fix" style:repeat-content="false"/>
      <style:paragraph-properties fo:text-align="center" fo:margin-left="0cm"/>
      <style:text-properties fo:color="#cfe7f5" fo:font-size="7pt" style:font-size-asian="7pt" style:font-size-complex="7pt"/>
    </style:style>
    <style:style style:name="ce115" style:family="table-cell" style:parent-style-name="Default">
      <style:table-cell-properties fo:background-color="#ffccff" style:text-align-source="fix" style:repeat-content="false" style:vertical-align="middle"/>
      <style:paragraph-properties fo:text-align="center"/>
      <style:text-properties fo:color="#ffcccc" fo:font-size="7pt" style:font-size-asian="7pt" style:font-size-complex="7pt"/>
    </style:style>
    <style:style style:name="ce118" style:family="table-cell" style:parent-style-name="Default">
      <style:table-cell-properties fo:background-color="#ccffcc" style:text-align-source="fix" style:repeat-content="false" style:vertical-align="middle"/>
      <style:paragraph-properties fo:text-align="center"/>
      <style:text-properties fo:color="#ccffcc" fo:font-size="7pt" style:font-size-asian="7pt" style:font-size-complex="7pt"/>
    </style:style>
    <style:style style:name="ce119" style:family="table-cell" style:parent-style-name="Default">
      <style:table-cell-properties fo:background-color="#ccffcc" style:text-align-source="fix" style:repeat-content="false" fo:border="none" style:vertical-align="middle"/>
      <style:paragraph-properties fo:text-align="center"/>
      <style:text-properties fo:color="#ccffcc" fo:font-size="7pt" style:font-size-asian="7pt" style:font-size-complex="7pt"/>
    </style:style>
    <style:style style:name="ce120" style:family="table-cell" style:parent-style-name="Default">
      <style:table-cell-properties fo:border-bottom="0.06pt solid #000000" fo:background-color="#ccffcc" style:text-align-source="fix" style:repeat-content="false" fo:border-left="none" fo:border-right="none" fo:border-top="none" style:vertical-align="middle"/>
      <style:paragraph-properties fo:text-align="center"/>
      <style:text-properties fo:color="#ccffcc" fo:font-size="7pt" style:font-size-asian="7pt" style:font-size-complex="7pt"/>
    </style:style>
    <style:style style:name="ce121" style:family="table-cell" style:parent-style-name="Default">
      <style:table-cell-properties fo:border-bottom="0.06pt solid #000000" fo:background-color="#e0efa4" style:text-align-source="fix" style:repeat-content="false" fo:wrap-option="wrap" fo:border-left="none" fo:border-right="0.06pt solid #000000" fo:border-top="0.06pt solid #000000" style:vertical-align="middle"/>
      <style:paragraph-properties fo:text-align="start" fo:margin-left="0cm"/>
    </style:style>
    <style:style style:name="ce125" style:family="table-cell" style:parent-style-name="Default">
      <style:table-cell-properties fo:background-color="#ffffcc" fo:wrap-option="wrap"/>
    </style:style>
    <style:style style:name="ce126" style:family="table-cell" style:parent-style-name="Default">
      <style:table-cell-properties fo:border-bottom="0.06pt solid #000000" fo:background-color="#ccffcc" fo:wrap-option="wrap" fo:border-left="none" fo:border-right="none" fo:border-top="none"/>
    </style:style>
    <style:style style:name="ce127" style:family="table-cell" style:parent-style-name="Default">
      <style:table-cell-properties fo:border-bottom="0.06pt solid #000000" fo:background-color="#ffcc99" fo:border-left="0.06pt solid #000000" fo:border-right="none" fo:border-top="0.06pt solid #000000"/>
    </style:style>
    <style:style style:name="ce128" style:family="table-cell" style:parent-style-name="Valeur_20_Non_20_Renseigné" style:data-style-name="N10036">
      <style:table-cell-properties fo:background-color="#e6e6ff" style:text-align-source="fix" style:repeat-content="false"/>
      <style:paragraph-properties fo:text-align="center" fo:margin-left="0cm"/>
    </style:style>
    <style:style style:name="ce129" style:family="table-cell" style:parent-style-name="Default">
      <style:table-cell-properties fo:background-color="#ccffcc"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130" style:family="table-cell" style:parent-style-name="Default">
      <style:table-cell-properties fo:border-bottom="0.06pt solid #000000" fo:background-color="#e0efa4" style:text-align-source="fix" style:repeat-content="false" fo:border-left="none" fo:border-right="0.06pt solid #000000" fo:border-top="0.06pt solid #000000"/>
      <style:paragraph-properties fo:text-align="start" fo:margin-left="0cm"/>
    </style:style>
    <style:style style:name="ce131"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start" fo:margin-left="0cm"/>
      <style:text-properties fo:color="#000000"/>
    </style:style>
    <style:style style:name="ce132" style:family="table-cell" style:parent-style-name="Default" style:data-style-name="N36">
      <style:table-cell-properties fo:border-bottom="none" fo:background-color="#ffffcc" style:text-align-source="fix" style:repeat-content="false" fo:border-left="none" fo:border-right="0.06pt solid #000000" fo:border-top="none"/>
      <style:paragraph-properties fo:text-align="start" fo:margin-left="0cm"/>
      <style:text-properties fo:color="#000000"/>
    </style:style>
    <style:style style:name="ce133" style:family="table-cell" style:parent-style-name="Default" style:data-style-name="N40">
      <style:table-cell-properties fo:border-bottom="none" fo:background-color="#ffffcc" style:text-align-source="fix" style:repeat-content="false" fo:border-left="none" fo:border-right="0.06pt solid #000000" fo:border-top="none" style:vertical-align="middle"/>
      <style:paragraph-properties fo:text-align="start" fo:margin-left="0cm"/>
      <style:text-properties fo:color="#000000"/>
    </style:style>
    <style:style style:name="ce134" style:family="table-cell" style:parent-style-name="Default">
      <style:table-cell-properties fo:border-bottom="none" fo:background-color="#ffffcc" style:text-align-source="fix" style:repeat-content="false" fo:border-left="none" fo:border-right="0.06pt solid #000000" fo:border-top="none"/>
      <style:paragraph-properties fo:text-align="start" fo:margin-left="0cm"/>
      <style:text-properties fo:color="#000000"/>
    </style:style>
    <style:style style:name="ce137" style:family="table-cell" style:parent-style-name="Default">
      <style:table-cell-properties fo:border-bottom="none" fo:background-color="#cfe7f5" style:text-align-source="fix" style:repeat-content="false" fo:border-left="none" fo:border-right="0.06pt solid #000000" fo:border-top="none"/>
      <style:paragraph-properties fo:text-align="start" fo:margin-left="0cm"/>
      <style:text-properties fo:color="#000000"/>
    </style:style>
    <style:style style:name="ce139" style:family="table-cell" style:parent-style-name="Default">
      <style:table-cell-properties fo:border-bottom="none" fo:background-color="#ffccff" style:text-align-source="fix" style:repeat-content="false" fo:border-left="none" fo:border-right="0.06pt solid #000000" fo:border-top="none"/>
      <style:paragraph-properties fo:text-align="start" fo:margin-left="0cm"/>
      <style:text-properties fo:color="#000000"/>
    </style:style>
    <style:style style:name="ce140" style:family="table-cell" style:parent-style-name="Default" style:data-style-name="N37">
      <style:table-cell-properties fo:border-bottom="none" fo:background-color="#ccffcc" style:text-align-source="fix" style:repeat-content="false" fo:border-left="none" fo:border-right="0.06pt solid #000000" fo:border-top="none"/>
      <style:paragraph-properties fo:text-align="start" fo:margin-left="0cm"/>
      <style:text-properties fo:color="#000000"/>
    </style:style>
    <style:style style:name="ce148" style:family="table-cell" style:parent-style-name="Default">
      <style:table-cell-properties fo:border-bottom="none" fo:background-color="#ccffcc" style:text-align-source="fix" style:repeat-content="false" fo:border-left="none" fo:border-right="0.06pt solid #000000" fo:border-top="none"/>
      <style:paragraph-properties fo:text-align="start" fo:margin-left="0cm"/>
      <style:text-properties fo:color="#000000"/>
    </style:style>
    <style:style style:name="ce149" style:family="table-cell" style:parent-style-name="Default" style:data-style-name="N36">
      <style:table-cell-properties fo:border-bottom="none" fo:background-color="#ccffcc" style:text-align-source="fix" style:repeat-content="false" fo:border-left="none" fo:border-right="0.06pt solid #000000" fo:border-top="none"/>
      <style:paragraph-properties fo:text-align="start" fo:margin-left="0cm"/>
      <style:text-properties fo:color="#000000"/>
    </style:style>
    <style:style style:name="ce151" style:family="table-cell" style:parent-style-name="Default" style:data-style-name="N40">
      <style:table-cell-properties fo:border-bottom="0.06pt solid #000000" fo:background-color="#ccffcc" style:text-align-source="fix" style:repeat-content="false" fo:border-left="none" fo:border-right="0.06pt solid #000000" fo:border-top="none" style:vertical-align="middle"/>
      <style:paragraph-properties fo:text-align="start" fo:margin-left="0cm"/>
      <style:text-properties fo:color="#000000"/>
    </style:style>
    <style:style style:name="ce157" style:family="table-cell" style:parent-style-name="Default">
      <style:table-cell-properties fo:border-bottom="0.06pt solid #000000" fo:background-color="#ffcc99" style:text-align-source="fix" style:repeat-content="false" fo:border-left="none" fo:border-right="0.06pt solid #000000" fo:border-top="0.06pt solid #000000"/>
      <style:paragraph-properties fo:text-align="start" fo:margin-left="0cm"/>
      <style:text-properties fo:color="#000000"/>
    </style:style>
    <style:style style:name="ce165" style:family="table-cell" style:parent-style-name="Valeur_20_Non_20_Renseigné" style:data-style-name="N10081">
      <style:table-cell-properties fo:background-color="#e6e6ff" style:text-align-source="fix" style:repeat-content="false"/>
      <style:paragraph-properties fo:text-align="center" fo:margin-left="0cm"/>
    </style:style>
    <style:style style:name="ce168" style:family="table-cell" style:parent-style-name="Default">
      <style:table-cell-properties fo:background-color="#e6e6ff" style:text-align-source="fix" style:repeat-content="false"/>
      <style:paragraph-properties fo:text-align="center" fo:margin-left="0cm"/>
    </style:style>
    <style:style style:name="ce37" style:family="table-cell" style:parent-style-name="Default">
      <style:text-properties fo:color="#b2b2b2"/>
    </style:style>
    <style:style style:name="ce175" style:family="table-cell" style:parent-style-name="Default">
      <style:table-cell-properties style:text-align-source="fix" style:repeat-content="false"/>
      <style:paragraph-properties fo:text-align="center" fo:margin-left="0cm"/>
      <style:text-properties fo:color="#b2b2b2" fo:font-size="7pt" style:font-size-asian="7pt" style:font-size-complex="7pt"/>
    </style:style>
    <style:style style:name="ce38" style:family="table-cell" style:parent-style-name="Default">
      <style:table-cell-properties style:text-align-source="fix" style:repeat-content="false"/>
      <style:paragraph-properties fo:text-align="start" fo:margin-left="0cm"/>
      <style:text-properties fo:color="#b2b2b2"/>
    </style:style>
    <style:style style:name="ce177" style:family="table-cell" style:parent-style-name="Default" style:data-style-name="N0">
      <style:table-cell-properties fo:background-color="#9999ff"/>
      <style:text-properties style:use-window-font-color="true"/>
    </style:style>
    <style:style style:name="ce178" style:family="table-cell" style:parent-style-name="Default" style:data-style-name="N100">
      <style:table-cell-properties fo:background-color="#9999ff"/>
      <style:text-properties style:use-window-font-color="true"/>
    </style:style>
    <style:style style:name="ce179" style:family="table-cell" style:parent-style-name="Default">
      <style:table-cell-properties fo:background-color="#9999ff"/>
      <style:text-properties style:use-window-font-color="true"/>
    </style:style>
    <style:style style:name="ce181" style:family="table-cell" style:parent-style-name="Valeur_20_Non_20_Renseigné" style:data-style-name="N10040">
      <style:table-cell-properties fo:background-color="#e6e6ff" style:text-align-source="fix" style:repeat-content="false"/>
      <style:paragraph-properties fo:text-align="center" fo:margin-left="0cm"/>
    </style:style>
    <style:style style:name="ce182" style:family="table-cell" style:parent-style-name="Default" style:data-style-name="N36">
      <style:table-cell-properties fo:background-color="#9999ff" style:text-align-source="fix" style:repeat-content="false"/>
      <style:paragraph-properties fo:text-align="center" fo:margin-left="0cm"/>
      <style:text-properties style:use-window-font-color="true"/>
    </style:style>
    <style:style style:name="ce187" style:family="table-cell" style:parent-style-name="Default">
      <style:table-cell-properties fo:background-color="#e6e6ff"/>
      <style:text-properties fo:color="#b2b2b2"/>
    </style:style>
    <style:style style:name="ce188" style:family="table-cell" style:parent-style-name="Default" style:data-style-name="N100">
      <style:table-cell-properties fo:background-color="#9999ff" style:text-align-source="fix" style:repeat-content="false"/>
      <style:paragraph-properties fo:text-align="start" fo:margin-left="0cm"/>
      <style:text-properties style:use-window-font-color="true"/>
    </style:style>
    <style:style style:name="ce135" style:family="table-cell" style:parent-style-name="Default">
      <style:table-cell-properties fo:background-color="transparent"/>
    </style:style>
    <style:style style:name="ce166"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136" style:family="table-cell" style:parent-style-name="Valeur_20_Non_20_Renseigné" style:data-style-name="N0">
      <style:table-cell-properties style:text-align-source="fix" style:repeat-content="false" fo:background-color="transparent"/>
      <style:paragraph-properties fo:text-align="start" fo:margin-left="0cm"/>
    </style:style>
    <style:style style:name="ce171" style:family="table-cell" style:parent-style-name="Valeur_20_Non_20_Renseigné" style:data-style-name="N20034">
      <style:table-cell-properties fo:background-color="transparent"/>
      <style:text-properties style:font-name="Liberation Sans" fo:font-size="10pt" fo:font-weight="normal" style:font-size-asian="10pt" style:font-weight-asian="normal" style:font-size-complex="10pt" style:font-weight-complex="normal"/>
    </style:style>
    <style:style style:name="ce138" style:family="table-cell" style:parent-style-name="Valeur_20_Non_20_Renseigné" style:data-style-name="N0">
      <style:table-cell-properties fo:background-color="transparent"/>
    </style:style>
    <style:style style:name="ce173" style:family="table-cell" style:parent-style-name="Valeur_20_Non_20_Renseigné" style:data-style-name="N0">
      <style:table-cell-properties fo:background-color="transparent"/>
      <style:text-properties style:font-name="Liberation Sans" fo:font-size="10pt" fo:font-weight="normal" style:font-size-asian="10pt" style:font-weight-asian="normal" style:font-size-complex="10pt" style:font-weight-complex="normal"/>
    </style:style>
    <style:style style:name="ce174" style:family="table-cell" style:parent-style-name="Valeur_20_Non_20_Renseigné" style:data-style-name="N0">
      <style:table-cell-properties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41" style:family="table-cell" style:parent-style-name="Valeur_20_Non_20_Renseigné" style:data-style-name="N10036">
      <style:table-cell-properties fo:background-color="transparent"/>
    </style:style>
    <style:style style:name="ce142" style:family="table-cell" style:parent-style-name="Valeur_20_Non_20_Renseigné" style:data-style-name="N20034">
      <style:table-cell-properties fo:background-color="transparent"/>
    </style:style>
    <style:style style:name="ce143" style:family="table-cell" style:parent-style-name="Default" style:data-style-name="N34"/>
    <style:style style:name="ce144" style:family="table-cell" style:parent-style-name="Valeur_20_Non_20_Renseigné" style:data-style-name="N0">
      <style:table-cell-properties style:text-align-source="fix" style:repeat-content="false" fo:background-color="transparent"/>
      <style:paragraph-properties fo:text-align="center" fo:margin-left="0cm"/>
    </style:style>
    <style:style style:name="ce145" style:family="table-cell" style:parent-style-name="Valeur_20_Non_20_Renseigné" style:data-style-name="N0">
      <style:table-cell-properties style:text-align-source="fix" style:repeat-content="false" fo:background-color="transparent" style:vertical-align="middle"/>
      <style:paragraph-properties fo:text-align="start" fo:margin-left="0cm"/>
    </style:style>
    <style:style style:name="ce180" style:family="table-cell" style:parent-style-name="Valeur_20_Non_20_Renseigné" style:data-style-name="N10034">
      <style:table-cell-properties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146" style:family="table-cell" style:parent-style-name="Valeur_20_Non_20_Renseigné" style:data-style-name="N108">
      <style:table-cell-properties fo:background-color="transparent"/>
    </style:style>
    <style:style style:name="ce147" style:family="table-cell" style:parent-style-name="Valeur_20_Non_20_Renseigné" style:data-style-name="N100">
      <style:table-cell-properties fo:background-color="transparent"/>
    </style:style>
    <style:style style:name="ce183" style:family="table-cell" style:parent-style-name="Valeur_20_Non_20_Renseigné" style:data-style-name="N108">
      <style:table-cell-properties fo:background-color="transparent"/>
      <style:text-properties style:font-name="Liberation Sans" fo:font-size="10pt" fo:font-weight="normal" style:font-size-asian="10pt" style:font-weight-asian="normal" style:font-size-complex="10pt" style:font-weight-complex="normal"/>
    </style:style>
    <style:style style:name="ce184" style:family="table-cell" style:parent-style-name="Valeur_20_Non_20_Renseigné" style:data-style-name="N0">
      <style:table-cell-properties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185" style:family="table-cell" style:parent-style-name="Default">
      <style:table-cell-properties style:text-align-source="fix" style:repeat-content="false" fo:background-color="transparent"/>
      <style:paragraph-properties fo:text-align="end" fo:margin-left="0cm"/>
      <style:text-properties style:font-name="Liberation Sans" fo:font-size="10pt" fo:font-weight="normal" style:font-size-asian="10pt" style:font-weight-asian="normal" style:font-size-complex="10pt" style:font-weight-complex="normal"/>
    </style:style>
    <style:style style:name="ce186" style:family="table-cell" style:parent-style-name="Valeur_20_Non_20_Renseigné" style:data-style-name="N0">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54" style:family="table-cell" style:parent-style-name="Default">
      <style:table-cell-properties fo:border-bottom="none" fo:background-color="#ffcc99" fo:border-left="0.06pt solid #000000" fo:border-right="none" fo:border-top="none"/>
      <style:text-properties fo:color="#ffcc99" fo:font-size="7pt" style:font-size-asian="7pt" style:font-size-complex="7pt"/>
    </style:style>
    <style:style style:name="ce255" style:family="table-cell" style:parent-style-name="Default">
      <style:table-cell-properties fo:border-bottom="none" fo:background-color="#ffcc99" fo:border-left="0.06pt solid #000000" fo:border-right="none" fo:border-top="none"/>
    </style:style>
    <style:style style:name="ce256" style:family="table-cell" style:parent-style-name="Default">
      <style:table-cell-properties fo:border-bottom="none" fo:background-color="#ccffcc" fo:border-left="0.06pt solid #000000" fo:border-right="none" fo:border-top="0.06pt solid #000000"/>
    </style:style>
    <style:style style:name="ce257" style:family="table-cell" style:parent-style-name="Default">
      <style:table-cell-properties fo:background-color="#ffcc99" style:text-align-source="fix" style:repeat-content="false"/>
      <style:paragraph-properties fo:text-align="center" fo:margin-left="0cm"/>
    </style:style>
    <style:style style:name="ce258" style:family="table-cell" style:parent-style-name="Default">
      <style:table-cell-properties fo:background-color="#ffcc99"/>
    </style:style>
    <style:style style:name="ce259" style:family="table-cell" style:parent-style-name="Default">
      <style:table-cell-properties fo:background-color="#ccffcc" style:text-align-source="fix" style:repeat-content="false" fo:wrap-option="wrap" style:vertical-align="middle"/>
      <style:paragraph-properties fo:text-align="center"/>
    </style:style>
    <style:style style:name="ce261" style:family="table-cell" style:parent-style-name="Default">
      <style:table-cell-properties fo:border-bottom="none" fo:background-color="#ccffcc" fo:border-left="none" fo:border-right="none" fo:border-top="0.06pt solid #000000"/>
    </style:style>
    <style:style style:name="ce262" style:family="table-cell" style:parent-style-name="Default">
      <style:table-cell-properties fo:background-color="#ffcc99"/>
      <style:text-properties fo:color="#ffcc99" fo:font-size="7pt" style:font-size-asian="7pt" style:font-size-complex="7pt"/>
    </style:style>
    <style:style style:name="ce263" style:family="table-cell" style:parent-style-name="Default">
      <style:table-cell-properties fo:background-color="#ffccff" style:text-align-source="fix" style:repeat-content="false" style:vertical-align="middle"/>
      <style:paragraph-properties fo:text-align="center"/>
      <style:text-properties fo:color="#ffccff" fo:font-size="7pt" style:font-size-asian="7pt" style:font-size-complex="7pt"/>
    </style:style>
    <style:style style:name="ce264" style:family="table-cell" style:parent-style-name="Default">
      <style:table-cell-properties fo:border-bottom="none" fo:background-color="#ccffcc" style:text-align-source="fix" style:repeat-content="false" fo:border-left="none" fo:border-right="none" fo:border-top="0.06pt solid #000000" style:vertical-align="middle"/>
      <style:paragraph-properties fo:text-align="center"/>
      <style:text-properties fo:color="#ccffcc" fo:font-size="7pt" style:font-size-asian="7pt" style:font-size-complex="7pt"/>
    </style:style>
    <style:style style:name="ce265" style:family="table-cell" style:parent-style-name="Default">
      <style:table-cell-properties fo:background-color="#ccffcc" fo:wrap-option="no-wrap" style:vertical-align="middle"/>
    </style:style>
    <style:style style:name="ce85" style:family="table-cell" style:parent-style-name="Default">
      <style:table-cell-properties fo:background-color="#ccffcc" fo:wrap-option="wrap"/>
    </style:style>
    <style:style style:name="ce267" style:family="table-cell" style:parent-style-name="Default">
      <style:table-cell-properties fo:border-bottom="none" fo:background-color="#ffcc99" fo:border-left="none" fo:border-right="none" fo:border-top="0.06pt solid #000000"/>
    </style:style>
    <style:style style:name="ce269" style:family="table-cell" style:parent-style-name="Default">
      <style:table-cell-properties fo:border-bottom="0.06pt solid #000000" fo:background-color="#ffcc99" fo:border-left="none" fo:border-right="none" fo:border-top="none"/>
    </style:style>
    <style:style style:name="ce270" style:family="table-cell" style:parent-style-name="Valeur_20_Non_20_Renseigné" style:data-style-name="N10076">
      <style:table-cell-properties fo:background-color="#e6e6ff" style:text-align-source="fix" style:repeat-content="false"/>
      <style:paragraph-properties fo:text-align="start" fo:margin-left="0cm"/>
    </style:style>
    <style:style style:name="ce271" style:family="table-cell" style:parent-style-name="Valeur_20_Non_20_Renseigné" style:data-style-name="N10036">
      <style:table-cell-properties fo:background-color="#e6e6ff" style:text-align-source="fix" style:repeat-content="false"/>
      <style:paragraph-properties fo:text-align="start" fo:margin-left="0cm"/>
    </style:style>
    <style:style style:name="ce272" style:family="table-cell" style:parent-style-name="Default">
      <style:table-cell-properties fo:border-bottom="none" fo:background-color="#ffcc99" style:text-align-source="fix" style:repeat-content="false" fo:border-left="none" fo:border-right="0.06pt solid #000000" fo:border-top="none"/>
      <style:paragraph-properties fo:text-align="start" fo:margin-left="0cm"/>
      <style:text-properties fo:color="#000000"/>
    </style:style>
    <style:style style:name="ce273" style:family="table-cell" style:parent-style-name="Default" style:data-style-name="N37">
      <style:table-cell-properties fo:border-bottom="none" fo:background-color="#ccffcc" style:text-align-source="fix" style:repeat-content="false" fo:wrap-option="no-wrap" fo:border-left="none" fo:border-right="0.06pt solid #000000" fo:border-top="none" style:vertical-align="middle"/>
      <style:paragraph-properties fo:text-align="start" fo:margin-left="0cm"/>
      <style:text-properties fo:color="#000000"/>
    </style:style>
    <style:style style:name="ce274" style:family="table-cell" style:parent-style-name="Default" style:data-style-name="N0">
      <style:table-cell-properties fo:border-bottom="none" fo:background-color="#ccffcc" style:text-align-source="fix" style:repeat-content="false" fo:border-left="none" fo:border-right="0.06pt solid #000000" fo:border-top="none"/>
      <style:paragraph-properties fo:text-align="start" fo:margin-left="0cm"/>
      <style:text-properties fo:color="#000000"/>
    </style:style>
    <style:style style:name="ce275" style:family="table-cell" style:parent-style-name="Default">
      <style:table-cell-properties fo:border-bottom="none" fo:background-color="#ffcc99" style:text-align-source="fix" style:repeat-content="false" fo:border-left="none" fo:border-right="0.06pt solid #000000" fo:border-top="0.06pt solid #000000"/>
      <style:paragraph-properties fo:text-align="start" fo:margin-left="0cm"/>
      <style:text-properties fo:color="#000000"/>
    </style:style>
    <style:style style:name="ce276" style:family="table-cell" style:parent-style-name="Default" style:data-style-name="N36">
      <style:table-cell-properties fo:border-bottom="0.06pt solid #000000" fo:background-color="#ffcc99" style:text-align-source="fix" style:repeat-content="false" fo:border-left="none" fo:border-right="0.06pt solid #000000" fo:border-top="none"/>
      <style:paragraph-properties fo:text-align="start" fo:margin-left="0cm"/>
      <style:text-properties fo:color="#000000"/>
    </style:style>
    <style:style style:name="ce218" style:family="table-cell" style:parent-style-name="Default" style:data-style-name="N110">
      <style:table-cell-properties fo:background-color="#9999ff"/>
      <style:text-properties style:use-window-font-color="true"/>
    </style:style>
    <style:style style:name="ce219" style:family="table-cell" style:parent-style-name="Default" style:data-style-name="N0">
      <style:table-cell-properties fo:background-color="#9999ff"/>
      <style:text-properties style:use-window-font-color="true" fo:font-weight="normal" style:font-weight-asian="normal" style:font-weight-complex="normal"/>
    </style:style>
    <style:style style:name="ce220" style:family="table-cell" style:parent-style-name="Default" style:data-style-name="N37">
      <style:table-cell-properties fo:background-color="#9999ff"/>
      <style:text-properties style:use-window-font-color="true"/>
    </style:style>
    <style:style style:name="ce280" style:family="table-cell" style:parent-style-name="Default" style:data-style-name="N37">
      <style:table-cell-properties fo:background-color="#9999ff" style:text-align-source="fix" style:repeat-content="false"/>
      <style:paragraph-properties fo:text-align="start" fo:margin-left="0cm"/>
      <style:text-properties style:use-window-font-color="true"/>
    </style:style>
    <style:style style:name="ce281" style:family="table-cell" style:parent-style-name="Valeur_20_Non_20_Renseigné" style:data-style-name="N20034">
      <style:table-cell-properties fo:background-color="transparent"/>
    </style:style>
    <style:style style:name="ce282" style:family="table-cell" style:parent-style-name="Valeur_20_Non_20_Renseigné" style:data-style-name="N0">
      <style:table-cell-properties fo:background-color="transparent"/>
      <style:text-properties style:font-name="Liberation Sans" fo:font-size="10pt" fo:font-weight="normal" style:font-size-asian="10pt" style:font-weight-asian="normal" style:font-size-complex="10pt" style:font-weight-complex="normal"/>
    </style:style>
    <style:style style:name="ce283" style:family="table-cell" style:parent-style-name="Valeur_20_Non_20_Renseigné" style:data-style-name="N0">
      <style:table-cell-properties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4" style:family="table-cell" style:parent-style-name="Valeur_20_Non_20_Renseigné" style:data-style-name="N0">
      <style:table-cell-properties fo:background-color="transparent"/>
    </style:style>
    <style:style style:name="ce285" style:family="table-cell" style:parent-style-name="Valeur_20_Non_20_Renseigné" style:data-style-name="N110">
      <style:table-cell-properties fo:background-color="transparent"/>
    </style:style>
    <style:style style:name="ce286" style:family="table-cell" style:parent-style-name="Valeur_20_Non_20_Renseigné" style:data-style-name="N0">
      <style:table-cell-properties style:text-align-source="fix" style:repeat-content="false" fo:background-color="transparent"/>
      <style:paragraph-properties fo:text-align="start" fo:margin-left="0cm"/>
      <style:text-properties fo:font-size="10pt" fo:font-weight="normal" style:font-size-asian="10pt" style:font-weight-asian="normal" style:font-size-complex="10pt" style:font-weight-complex="normal"/>
    </style:style>
    <style:style style:name="ce287" style:family="table-cell" style:parent-style-name="Valeur_20_Non_20_Renseigné" style:data-style-name="N0">
      <style:table-cell-properties style:text-align-source="fix" style:repeat-content="false" fo:background-color="transparent"/>
      <style:paragraph-properties fo:text-align="start" fo:margin-left="0cm"/>
    </style:style>
    <style:style style:name="ce288" style:family="table-cell" style:parent-style-name="Valeur_20_Non_20_Renseigné" style:data-style-name="N20034">
      <style:table-cell-properties style:text-align-source="fix" style:repeat-content="false" fo:background-color="transparent"/>
      <style:paragraph-properties fo:text-align="center" fo:margin-left="0cm"/>
    </style:style>
    <style:style style:name="ce289" style:family="table-cell" style:parent-style-name="Default">
      <style:table-cell-properties style:text-align-source="fix" style:repeat-content="false" fo:background-color="transparent"/>
      <style:paragraph-properties fo:text-align="center" fo:margin-left="0cm"/>
    </style:style>
    <style:style style:name="ce290" style:family="table-cell" style:parent-style-name="Valeur_20_Non_20_Renseigné" style:data-style-name="N10040">
      <style:table-cell-properties style:text-align-source="fix" style:repeat-content="false" fo:background-color="transparent"/>
      <style:paragraph-properties fo:text-align="center" fo:margin-left="0cm"/>
    </style:style>
    <style:style style:name="ce291" style:family="table-cell" style:parent-style-name="Valeur_20_Non_20_Renseigné" style:data-style-name="N0">
      <style:table-cell-properties style:text-align-source="fix" style:repeat-content="false" fo:background-color="transparent"/>
      <style:paragraph-properties fo:text-align="center" fo:margin-left="0cm"/>
    </style:style>
    <style:style style:name="ce3" style:family="table-cell" style:parent-style-name="Default">
      <style:table-cell-properties fo:background-color="#eeeeee"/>
    </style:style>
    <style:style style:name="ce32" style:family="table-cell" style:parent-style-name="Valeur_20_Non_20_Renseigné" style:data-style-name="N0">
      <style:table-cell-properties fo:background-color="#eeeeee"/>
    </style:style>
    <style:style style:name="ce152" style:family="table-cell" style:parent-style-name="Default">
      <style:table-cell-properties style:text-align-source="fix" style:repeat-content="false" style:vertical-align="middle"/>
      <style:paragraph-properties fo:text-align="center" fo:margin-left="0cm"/>
      <style:text-properties fo:color="#b2b2b2" fo:font-style="italic" fo:font-weight="bold" style:font-style-asian="italic" style:font-weight-asian="bold" style:font-style-complex="italic" style:font-weight-complex="bold"/>
    </style:style>
    <style:style style:name="ce153" style:family="table-cell" style:parent-style-name="Default">
      <style:table-cell-properties style:text-align-source="fix" style:repeat-content="false" style:vertical-align="middle"/>
      <style:paragraph-properties fo:text-align="start" fo:margin-left="0cm"/>
      <style:text-properties fo:color="#b2b2b2" fo:font-style="italic" style:font-style-asian="italic" style:font-style-complex="italic"/>
    </style:style>
    <style:style style:name="ce1" style:family="table-cell" style:parent-style-name="Default">
      <style:text-properties fo:font-style="italic" style:font-style-asian="italic" style:font-style-complex="italic"/>
    </style:style>
    <style:style style:name="ce154" style:family="table-cell" style:parent-style-name="Default">
      <style:table-cell-properties fo:background-color="#eeeeee" style:text-align-source="fix" style:repeat-content="false"/>
      <style:paragraph-properties fo:text-align="start" fo:margin-left="0cm"/>
    </style:style>
    <style:style style:name="ce155" style:family="table-cell" style:parent-style-name="Default">
      <style:table-cell-properties fo:background-color="#eeeeee" style:text-align-source="fix" style:repeat-content="false" fo:wrap-option="wrap" style:vertical-align="middle"/>
      <style:paragraph-properties fo:text-align="start" fo:margin-left="0cm"/>
    </style:style>
    <style:style style:name="ce20" style:family="table-cell" style:parent-style-name="Valeur_20_Non_20_Renseigné" style:data-style-name="N0">
      <style:table-cell-properties fo:background-color="#eeeeee" style:text-align-source="fix" style:repeat-content="false"/>
      <style:paragraph-properties fo:text-align="start"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244" style:family="table-cell" style:parent-style-name="Valeur_20_Non_20_Renseigné" style:data-style-name="N0">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58" style:family="table-cell" style:parent-style-name="Valeur_20_Non_20_Renseigné" style:data-style-name="N20034">
      <style:table-cell-properties fo:background-color="#eeeeee" style:text-align-source="fix" style:repeat-content="false"/>
      <style:paragraph-properties fo:text-align="start"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22" style:family="table-cell" style:parent-style-name="Default">
      <style:table-cell-properties fo:background-color="#dddddd"/>
    </style:style>
    <style:style style:name="ce24" style:family="table-cell" style:parent-style-name="Default">
      <style:text-properties fo:font-weight="bold" style:font-weight-asian="bold" style:font-weight-complex="bold"/>
    </style:style>
    <style:style style:name="ce55" style:family="table-cell" style:parent-style-name="Default">
      <style:table-cell-properties fo:background-color="#e0efa4" style:text-align-source="fix" style:repeat-content="false" style:vertical-align="middle"/>
      <style:paragraph-properties fo:text-align="center" fo:margin-left="0cm"/>
    </style:style>
    <style:style style:name="ce56" style:family="table-cell" style:parent-style-name="Default">
      <style:table-cell-properties fo:background-color="#ffffcc" style:text-align-source="fix" style:repeat-content="false" style:vertical-align="middle"/>
      <style:paragraph-properties fo:text-align="center"/>
    </style:style>
    <style:style style:name="ce124" style:family="table-cell" style:parent-style-name="Default">
      <style:table-cell-properties fo:background-color="#eeeeee" style:text-align-source="fix" style:repeat-content="false"/>
      <style:paragraph-properties fo:text-align="center" fo:margin-left="0cm"/>
    </style:style>
    <style:style style:name="ce82" style:family="table-cell" style:parent-style-name="Valeur_20_Non_20_Renseigné" style:data-style-name="N0">
      <style:table-cell-properties fo:background-color="#33ff99" style:text-align-source="fix" style:repeat-content="false"/>
      <style:paragraph-properties fo:text-align="start"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83" style:family="table-cell" style:parent-style-name="Default">
      <style:table-cell-properties fo:background-color="#e0efa4" style:text-align-source="fix" style:repeat-content="false" fo:wrap-option="wrap" style:vertical-align="middle"/>
      <style:paragraph-properties fo:text-align="start" fo:margin-left="0cm"/>
    </style:style>
    <style:style style:name="ce22" style:family="table-cell" style:parent-style-name="Valeur_20_Non_20_Renseigné" style:data-style-name="N0">
      <style:table-cell-properties fo:background-color="#eeeeee" style:text-align-source="fix" style:repeat-content="false"/>
      <style:paragraph-properties fo:text-align="end"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2" style:family="table-cell" style:parent-style-name="Valeur_20_Non_20_Renseigné" style:data-style-name="N10036">
      <style:table-cell-properties fo:background-color="#eeeeee" style:text-align-source="fix" style:repeat-content="false"/>
      <style:paragraph-properties fo:text-align="start"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87" style:family="table-cell" style:parent-style-name="Default">
      <style:table-cell-properties fo:background-color="#e0efa4" style:text-align-source="fix" style:repeat-content="false"/>
      <style:paragraph-properties fo:text-align="start" fo:margin-left="0cm"/>
    </style:style>
    <style:style style:name="ce53" style:family="table-cell" style:parent-style-name="Default">
      <style:table-cell-properties fo:background-color="#ffffcc" style:text-align-source="fix" style:repeat-content="false"/>
      <style:paragraph-properties fo:text-align="start" fo:margin-left="0cm"/>
      <style:text-properties fo:color="#000000"/>
    </style:style>
    <style:style style:name="ce54" style:family="table-cell" style:parent-style-name="Default" style:data-style-name="N36">
      <style:table-cell-properties fo:background-color="#ffffcc" style:text-align-source="fix" style:repeat-content="false"/>
      <style:paragraph-properties fo:text-align="start" fo:margin-left="0cm"/>
      <style:text-properties fo:color="#000000"/>
    </style:style>
    <style:style style:name="ce91" style:family="table-cell" style:parent-style-name="Default">
      <style:table-cell-properties fo:background-color="#cfe7f5" style:text-align-source="fix" style:repeat-content="false"/>
      <style:paragraph-properties fo:text-align="start" fo:margin-left="0cm"/>
      <style:text-properties fo:color="#000000"/>
    </style:style>
    <style:style style:name="ce163" style:family="table-cell" style:parent-style-name="Default" style:data-style-name="N36">
      <style:table-cell-properties fo:background-color="#cfe7f5" style:text-align-source="fix" style:repeat-content="false"/>
      <style:paragraph-properties fo:text-align="start" fo:margin-left="0cm"/>
      <style:text-properties fo:color="#000000"/>
    </style:style>
    <style:style style:name="ce92" style:family="table-cell" style:parent-style-name="Default">
      <style:table-cell-properties fo:background-color="#ffccff" style:text-align-source="fix" style:repeat-content="false"/>
      <style:paragraph-properties fo:text-align="start" fo:margin-left="0cm"/>
      <style:text-properties fo:color="#000000"/>
    </style:style>
    <style:style style:name="ce164" style:family="table-cell" style:parent-style-name="Default" style:data-style-name="N36">
      <style:table-cell-properties fo:background-color="#ffccff" style:text-align-source="fix" style:repeat-content="false"/>
      <style:paragraph-properties fo:text-align="start" fo:margin-left="0cm"/>
      <style:text-properties fo:color="#000000"/>
    </style:style>
    <style:style style:name="ce25" style:family="table-cell" style:parent-style-name="Valeur_20_Non_20_Renseigné" style:data-style-name="N108">
      <style:table-cell-properties fo:background-color="#eeeeee" style:text-align-source="fix" style:repeat-content="false"/>
      <style:paragraph-properties fo:text-align="end"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43" style:family="table-cell" style:parent-style-name="Valeur_20_Non_20_Renseigné" style:data-style-name="N108">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7" style:family="table-cell" style:parent-style-name="Valeur_20_Non_20_Renseigné" style:data-style-name="N10036">
      <style:table-cell-properties fo:background-color="#eeeeee" style:text-align-source="fix" style:repeat-content="false"/>
      <style:paragraph-properties fo:text-align="end"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39" style:family="table-cell" style:parent-style-name="Default" style:data-style-name="N36">
      <style:table-cell-properties style:text-align-source="fix" style:repeat-content="false"/>
      <style:paragraph-properties fo:text-align="start" fo:margin-left="0cm"/>
      <style:text-properties fo:color="#b2b2b2"/>
    </style:style>
    <style:style style:name="ce40" style:family="table-cell" style:parent-style-name="Default" style:data-style-name="N37">
      <style:table-cell-properties style:text-align-source="fix" style:repeat-content="false"/>
      <style:paragraph-properties fo:text-align="start" fo:margin-left="0cm"/>
      <style:text-properties fo:color="#b2b2b2"/>
    </style:style>
    <style:style style:name="ce42" style:family="table-cell" style:parent-style-name="Valeur_20_Non_20_Renseigné" style:data-style-name="N20034">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9" style:family="table-cell" style:parent-style-name="Valeur_20_Non_20_Renseigné" style:data-style-name="N10076">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70" style:family="table-cell" style:parent-style-name="Default">
      <style:table-cell-properties fo:background-color="#eeeeee"/>
      <style:text-properties fo:color="#b2b2b2"/>
    </style:style>
    <style:style style:name="ce45" style:family="table-cell" style:parent-style-name="Default" style:data-style-name="N20000"/>
    <style:style style:name="ce46" style:family="table-cell" style:parent-style-name="Default" style:data-style-name="N0"/>
    <style:style style:name="gr1" style:family="graphic">
      <style:graphic-properties fo:background-color="#cfe7f5"/>
    </style:style>
    <style:style style:name="P1" style:family="paragraph">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8pt" fo:font-style="italic" style:font-size-asian="8pt" style:font-size-complex="8pt" style:font-style-asian="italic" style:font-style-complex="italic"/>
    </style:style>
    <style:style style:name="T3" style:family="text">
      <style:text-properties fo:font-size="8pt" fo:font-style="italic" style:font-size-asian="8pt" style:font-size-complex="8pt" style:font-style-asian="italic" style:font-style-complex="italic"/>
    </style:style>
    <style:style style:name="T4" style:family="text">
      <style:text-properties fo:font-size="8pt" style:font-size-asian="8pt" style:font-size-complex="8pt"/>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Acte de Décès'.F14">
          <table:error-message table:message-type="stop" table:display="true"/>
        </table:content-validation>
        <table:content-validation table:name="val2" table:condition="of:cell-content-is-in-list([$Configuration.$B$5:$Configuration.$B$11])" table:allow-empty-cell="true" table:display-list="unsorted" table:base-cell-address="'Acte de Décès'.F16">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Acte de Décès'.F15">
          <table:error-message table:message-type="stop" table:display="true"/>
        </table:content-validation>
        <table:content-validation table:name="val4" table:condition="of:cell-content-is-in-list(&quot;--&quot;;&quot;Son épouse&quot;)" table:allow-empty-cell="true" table:display-list="unsorted" table:base-cell-address="'Acte de Décès'.F17">
          <table:error-message table:message-type="stop" table:display="true"/>
        </table:content-validation>
        <table:content-validation table:name="val5" table:condition="of:cell-content-is-in-list(&quot;--&quot;;&quot;Chez lui&quot;)" table:allow-empty-cell="true" table:display-list="unsorted" table:base-cell-address="'Acte de Décès'.F20">
          <table:error-message table:message-type="stop" table:display="true"/>
        </table:content-validation>
        <table:content-validation table:name="val6" table:condition="of:cell-content-is-in-list(&quot;--&quot;;&quot;Garçon&quot;;&quot;Fille&quot;)" table:allow-empty-cell="true" table:display-list="unsorted" table:base-cell-address="'Acte de Décès'.F20">
          <table:error-message table:message-type="stop" table:display="true"/>
        </table:content-validation>
        <table:content-validation table:name="val7" table:condition="of:cell-content-is-in-list(&quot;--&quot;;&quot;Jours&quot;;&quot;Mois&quot;;&quot;Années&quot;)" table:allow-empty-cell="true" table:display-list="unsorted" table:base-cell-address="'Acte de Décès'.G42">
          <table:error-message table:message-type="stop" table:display="true"/>
        </table:content-validation>
      </table:content-validations>
      <table:table table:name="Configuration" table:style-name="ta1">
        <office:forms form:automatic-focus="false" form:apply-design-mode="false"/>
        <table:table-column table:style-name="co1" table:default-cell-style-name="Default"/>
        <table:table-column table:style-name="co2" table:default-cell-style-name="ce73"/>
        <table:table-column table:style-name="co3" table:default-cell-style-name="ce73"/>
        <table:table-row table:style-name="ro1" table:number-rows-repeated="2">
          <table:table-cell/>
          <table:table-cell table:style-name="Default" table:number-columns-repeated="2"/>
        </table:table-row>
        <table:table-row table:style-name="ro1">
          <table:table-cell/>
          <table:table-cell table:style-name="ce71" office:value-type="string" calcext:value-type="string" table:number-columns-spanned="2" table:number-rows-spanned="1">
            <text:p>Liste Métiers</text:p>
          </table:table-cell>
          <table:covered-table-cell table:style-name="Default"/>
        </table:table-row>
        <table:table-row table:style-name="ro1">
          <table:table-cell/>
          <table:table-cell table:style-name="ce4" office:value-type="string" calcext:value-type="string">
            <text:p>Francais</text:p>
          </table:table-cell>
          <table:table-cell table:style-name="ce4" office:value-type="string" calcext:value-type="string">
            <text:p>Allemand</text:p>
          </table:table-cell>
        </table:table-row>
        <table:table-row table:style-name="ro1">
          <table:table-cell/>
          <table:table-cell table:number-columns-repeated="2" office:value-type="string" calcext:value-type="string">
            <text:p>--</text:p>
          </table:table-cell>
        </table:table-row>
        <table:table-row table:style-name="ro1">
          <table:table-cell/>
          <table:table-cell office:value-type="string" calcext:value-type="string">
            <text:p>Boulanger</text:p>
          </table:table-cell>
          <table:table-cell office:value-type="string" calcext:value-type="string">
            <text:p>Bäckermeister</text:p>
          </table:table-cell>
        </table:table-row>
        <table:table-row table:style-name="ro1">
          <table:table-cell/>
          <table:table-cell office:value-type="string" calcext:value-type="string">
            <text:p>Forgeron</text:p>
          </table:table-cell>
          <table:table-cell office:value-type="string" calcext:value-type="string">
            <text:p>Schmied</text:p>
          </table:table-cell>
        </table:table-row>
        <table:table-row table:style-name="ro1">
          <table:table-cell/>
          <table:table-cell office:value-type="string" calcext:value-type="string">
            <text:p>Journalier</text:p>
          </table:table-cell>
          <table:table-cell office:value-type="string" calcext:value-type="string">
            <text:p>Tagner</text:p>
          </table:table-cell>
        </table:table-row>
        <table:table-row table:style-name="ro1">
          <table:table-cell/>
          <table:table-cell office:value-type="string" calcext:value-type="string">
            <text:p>Paysan</text:p>
          </table:table-cell>
          <table:table-cell office:value-type="string" calcext:value-type="string">
            <text:p>Acker</text:p>
          </table:table-cell>
        </table:table-row>
        <table:table-row table:style-name="ro1">
          <table:table-cell/>
          <table:table-cell office:value-type="string" calcext:value-type="string">
            <text:p>Sans profession</text:p>
          </table:table-cell>
          <table:table-cell office:value-type="string" calcext:value-type="string">
            <text:p>ohne Beruf</text:p>
          </table:table-cell>
        </table:table-row>
        <table:table-row table:style-name="ro1">
          <table:table-cell/>
          <table:table-cell office:value-type="string" calcext:value-type="string">
            <text:p>Vigneron</text:p>
          </table:table-cell>
          <table:table-cell office:value-type="string" calcext:value-type="string">
            <text:p>Winzer</text:p>
          </table:table-cell>
        </table:table-row>
      </table:table>
      <table:table table:name="Acte de Naissance"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2" form:id="control2"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3" form:id="control3" form:label="Françai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1"/>
          <draw:control draw:z-index="1" draw:text-style-name="P1" svg:width="3.657cm" svg:height="0.797cm" svg:x="20.501cm" svg:y="0.22cm" draw:control="control2"/>
          <draw:control draw:z-index="2" draw:text-style-name="P1" svg:width="2.832cm" svg:height="0.797cm" svg:x="15.742cm" svg:y="0.238cm" draw:control="control3"/>
        </table:shapes>
        <table:table-column table:style-name="co4" table:default-cell-style-name="Default"/>
        <table:table-column table:style-name="co5" table:default-cell-style-name="ce63"/>
        <table:table-column table:style-name="co6" table:default-cell-style-name="ce28"/>
        <table:table-column table:style-name="co7" table:default-cell-style-name="ce114"/>
        <table:table-column table:style-name="co8" table:default-cell-style-name="ce44"/>
        <table:table-column table:style-name="co9" table:default-cell-style-name="ce44"/>
        <table:table-column table:style-name="co10" table:default-cell-style-name="ce175"/>
        <table:table-column table:style-name="co11" table:default-cell-style-name="ce177"/>
        <table:table-column table:style-name="co12" table:default-cell-style-name="ce177"/>
        <table:table-column table:style-name="co13" table:default-cell-style-name="Default"/>
        <table:table-column table:style-name="co14" table:default-cell-style-name="Default"/>
        <table:table-column table:style-name="co15" table:default-cell-style-name="Default"/>
        <table:table-column table:style-name="co1" table:number-columns-repeated="3" table:default-cell-style-name="Default"/>
        <table:table-column table:style-name="co16" table:default-cell-style-name="Default"/>
        <table:table-column table:style-name="co17" table:default-cell-style-name="Default"/>
        <table:table-column table:style-name="co1" table:number-columns-repeated="2" table:default-cell-style-name="Default"/>
        <table:table-column table:style-name="co18" table:number-columns-repeated="2" table:default-cell-style-name="Default"/>
        <table:table-column table:style-name="co19" table:default-cell-style-name="Default"/>
        <table:table-column table:style-name="co1" table:number-columns-repeated="2" table:default-cell-style-name="Default"/>
        <table:table-column table:style-name="co20" table:default-cell-style-name="Default"/>
        <table:table-column table:style-name="co1" table:number-columns-repeated="35" table:default-cell-style-name="Default"/>
        <table:table-row table:style-name="ro2">
          <table:table-cell table:style-name="ce11" office:value-type="string" calcext:value-type="string">
            <text:p>Plages </text:p>
            <text:p>Nommées</text:p>
          </table:table-cell>
          <table:table-cell table:style-name="ce12"/>
          <table:table-cell table:style-name="ce72" office:value-type="string" calcext:value-type="string">
            <text:p>Langue :</text:p>
          </table:table-cell>
          <table:table-cell table:style-name="ce12" office:value-type="float" office:value="0" calcext:value-type="float">
            <text:p>0</text:p>
          </table:table-cell>
          <table:table-cell table:style-name="ce12"/>
          <table:table-cell table:style-name="ce129" office:value-type="string" calcext:value-type="string" table:number-columns-spanned="1" table:number-rows-spanned="2">
            <text:p>Colonne à compléter</text:p>
            <text:p><text:span text:style-name="T4">En cas de doute </text:span></text:p>
            <text:p><text:span text:style-name="T4">Mettez ???</text:span></text:p>
          </table:table-cell>
          <table:table-cell table:style-name="ce37"/>
          <table:table-cell table:style-name="Default" table:number-columns-repeated="2"/>
          <table:table-cell table:number-columns-repeated="51"/>
        </table:table-row>
        <table:table-row table:style-name="ro3">
          <table:table-cell table:style-name="ce12" office:value-type="string" calcext:value-type="string">
            <text:p>ZoneEntree</text:p>
          </table:table-cell>
          <table:table-cell table:style-name="ce12"/>
          <table:table-cell table:style-name="Default" table:number-columns-repeated="3"/>
          <table:covered-table-cell table:style-name="ce150"/>
          <table:table-cell table:style-name="ce37"/>
          <table:table-cell table:style-name="Default" table:number-columns-repeated="2"/>
          <table:table-cell table:number-columns-repeated="51"/>
        </table:table-row>
        <table:table-row table:style-name="ro1">
          <table:table-cell table:style-name="ce12" office:value-type="string" calcext:value-type="string">
            <text:p>Source</text:p>
          </table:table-cell>
          <table:table-cell table:style-name="ce48" office:value-type="string" calcext:value-type="string">
            <text:p>&lt;..&gt;</text:p>
          </table:table-cell>
          <table:table-cell table:style-name="ce75" office:value-type="string" calcext:value-type="string">
            <text:p>Source</text:p>
          </table:table-cell>
          <table:table-cell table:style-name="ce110" office:value-type="string" calcext:value-type="string">
            <text:p>&lt;..&gt;</text:p>
          </table:table-cell>
          <table:table-cell table:style-name="ce121" table:number-columns-spanned="2" table:number-rows-spanned="1"/>
          <table:covered-table-cell table:style-name="ce130"/>
          <table:table-cell table:style-name="ce37"/>
          <table:table-cell table:style-name="Default" table:number-columns-repeated="2"/>
          <table:table-cell table:number-columns-repeated="51"/>
        </table:table-row>
        <table:table-row table:style-name="ro1">
          <table:table-cell table:style-name="ce12" office:value-type="string" calcext:value-type="string">
            <text:p>SourceTexte</text:p>
          </table:table-cell>
          <table:table-cell table:style-name="ce50" office:value-type="string" calcext:value-type="string">
            <text:p>Registre de Naissance</text:p>
          </table:table-cell>
          <table:table-cell table:style-name="ce76"/>
          <table:table-cell table:style-name="ce111" office:value-type="string" calcext:value-type="string">
            <text:p>&lt;crtab&gt;</text:p>
          </table:table-cell>
          <table:table-cell table:style-name="ce76" office:value-type="string" calcext:value-type="string">
            <text:p>Numéro :</text:p>
          </table:table-cell>
          <table:table-cell table:style-name="ce131" office:value-type="float" office:value="6" calcext:value-type="float">
            <text:p>6</text:p>
          </table:table-cell>
          <table:table-cell table:style-name="Default"/>
          <table:table-cell table:formula="of:=INDIRECT(ADDRESS([.$A$9]+[.$D$1];[.$A$10]+0))" office:value-type="string" office:string-value="N°" calcext:value-type="string">
            <text:p>N°</text:p>
          </table:table-cell>
          <table:table-cell table:formula="of:=INDIRECT(ADDRESS([.$A$9]+[.$D$1];[.$A$10]+1))" office:value-type="float" office:value="6" calcext:value-type="float">
            <text:p>6</text:p>
          </table:table-cell>
          <table:table-cell table:style-name="ce179" table:number-columns-repeated="2"/>
          <table:table-cell table:number-columns-repeated="2"/>
          <table:table-cell table:style-name="ce135" table:formula="of:=IF([.O4]=&quot;&quot;;&quot;&quot;;&quot;N°&quot;)" office:value-type="string" office:string-value="N°" calcext:value-type="string">
            <text:p>N°</text:p>
          </table:table-cell>
          <table:table-cell table:style-name="ce136" table:formula="of:=IF([.$F$4]=&quot;&quot;;&quot;&quot;;[.$F$4])" office:value-type="float" office:value="6" calcext:value-type="float">
            <text:p>6</text:p>
          </table:table-cell>
          <table:table-cell table:style-name="ce138" table:formula="of:=IF([.$F$7]=&quot;&quot;;&quot;&quot;;[.$F$7])" office:value-type="string" office:string-value="Sulzbad" calcext:value-type="string">
            <text:p>Sulzbad</text:p>
          </table:table-cell>
          <table:table-cell table:style-name="ce138" table:formula="of:=IF([.R4]=&quot;&quot;;&quot;&quot;;&quot;Arrondissement de&quot;)">
            <text:p/>
          </table:table-cell>
          <table:table-cell table:style-name="ce138" table:formula="of:=IF([.$F$8]=&quot;&quot;;&quot;&quot;;[.$F$8])">
            <text:p/>
          </table:table-cell>
          <table:table-cell table:style-name="ce135" table:formula="of:=IF([.U4]=&quot;&quot;;&quot;&quot;;&quot;Le&quot;)" office:value-type="string" office:string-value="Le" calcext:value-type="string">
            <text:p>Le</text:p>
          </table:table-cell>
          <table:table-cell table:style-name="ce141" table:formula="of:=IF([.$F$5]=&quot;&quot;;&quot;&quot;;[.$F$5])" office:value-type="date" office:date-value="1880-04-05" calcext:value-type="date">
            <text:p>05/04/1880</text:p>
          </table:table-cell>
          <table:table-cell table:style-name="ce136"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cinquième" calcext:value-type="string">
            <text:p>cinquième</text:p>
          </table:table-cell>
          <table:table-cell table:style-name="ce135" table:formula="of:=IF([.U4]=&quot;&quot;;&quot;&quot;;&quot;jour du mois de&quot;)" office:value-type="string" office:string-value="jour du mois de" calcext:value-type="string">
            <text:p>jour du mois de</text:p>
          </table:table-cell>
          <table:table-cell table:style-name="ce142" table:formula="of:=IF([.$F$5]=&quot;&quot;;&quot;&quot;;CHOOSE(MONTH([.$F$5]);&quot;janvier&quot;; &quot;février&quot;; &quot;mars&quot;; &quot;avril&quot;; &quot;mai&quot;; &quot;juin&quot;; &quot;juillet&quot;; &quot;août&quot;; &quot;septembre&quot;; &quot;octobre&quot;; &quot;novembre&quot;; &quot;décembre&quot;))" office:value-type="string" office:string-value="avril" calcext:value-type="string">
            <text:p>avril</text:p>
          </table:table-cell>
          <table:table-cell table:style-name="ce135" table:formula="of:=IF([.U4]=&quot;&quot;;&quot;&quot;;&quot;de l'an&quot;)" office:value-type="string" office:string-value="de l'an" calcext:value-type="string">
            <text:p>de l'an</text:p>
          </table:table-cell>
          <table:table-cell table:style-name="ce145" table:formula="of:=IF([.$F$5]=&quot;&quot;;&quot;&quot;;ORG.NUMBERTEXT.NUMBERTEXT(YEAR([.$F$5]);&quot;fr&quot;))" office:value-type="string" office:string-value="Mille huit cent quatre-vingts" calcext:value-type="string">
            <text:p>Mille huit cent quatre-vingts</text:p>
          </table:table-cell>
          <table:table-cell table:style-name="ce135" table:formula="of:=IF([.AA4]=&quot;&quot;;&quot;&quot;;&quot;à&quot;)">
            <text:p/>
          </table:table-cell>
          <table:table-cell table:style-name="ce146" table:formula="of:=IF([.$F$6]=&quot;&quot;;&quot;&quot;;IF(HOUR([.$F$6])&gt;=12;ORG.NUMBERTEXT.NUMBERTEXT(HOUR([.$F$6])-12;&quot;fr&quot;);ORG.NUMBERTEXT.NUMBERTEXT(HOUR([.$F$6]);&quot;fr&quot;)  ))">
            <text:p/>
          </table:table-cell>
          <table:table-cell table:style-name="ce135" table:formula="of:=IF([.AA4]=&quot;&quot;;&quot;&quot;;&quot;heure du&quot;)">
            <text:p/>
          </table:table-cell>
          <table:table-cell table:style-name="ce138" table:formula="of:=IF([.$F$6]=&quot;&quot;;&quot;&quot;;IF(HOUR([.$F$6])&gt;=12;&quot;après-midi&quot;;&quot;matin&quot;))">
            <text:p/>
          </table:table-cell>
          <table:table-cell table:number-columns-repeated="31"/>
        </table:table-row>
        <table:table-row table:style-name="ro1">
          <table:table-cell table:style-name="ce13" office:value-type="string" calcext:value-type="string">
            <text:p>CitationTexte</text:p>
          </table:table-cell>
          <table:table-cell table:style-name="ce51"/>
          <table:table-cell table:style-name="ce59"/>
          <table:table-cell table:style-name="ce112" office:value-type="string" calcext:value-type="string">
            <text:p>&lt;crtab&gt;</text:p>
          </table:table-cell>
          <table:table-cell table:style-name="ce59" office:value-type="string" calcext:value-type="string">
            <text:p>Date d'écriture :</text:p>
          </table:table-cell>
          <table:table-cell table:style-name="ce132" office:value-type="date" office:date-value="1880-04-05" calcext:value-type="date">
            <text:p>05/04/1880</text:p>
          </table:table-cell>
          <table:table-cell table:style-name="Default"/>
          <table:table-cell table:formula="of:=INDIRECT(ADDRESS([.$A$9]+[.$D$1];[.$A$10]+2))" office:value-type="string" office:string-value="Sulzbad" calcext:value-type="string">
            <text:p>Sulzbad</text:p>
          </table:table-cell>
          <table:table-cell table:style-name="ce182" table:formula="of:=INDIRECT(ADDRESS([.$A$9]+[.$D$1];[.$A$10]+6))" office:value-type="date" office:date-value="1880-04-05" calcext:value-type="date">
            <text:p>05/04/1880</text:p>
          </table:table-cell>
          <table:table-cell table:style-name="ce177" table:formula="of:=INDIRECT(ADDRESS([.$A$9]+[.$D$1];[.$A$10]+3))">
            <text:p/>
          </table:table-cell>
          <table:table-cell table:style-name="ce177" table:formula="of:=INDIRECT(ADDRESS([.$A$9]+[.$D$1];[.$A$10]+4))">
            <text:p/>
          </table:table-cell>
          <table:table-cell table:number-columns-repeated="2"/>
          <table:table-cell table:style-name="ce135" table:formula="of:=IF([.O5]=&quot;&quot;;&quot;&quot;;&quot;Nr&quot;)" office:value-type="string" office:string-value="Nr" calcext:value-type="string">
            <text:p>Nr</text:p>
          </table:table-cell>
          <table:table-cell table:style-name="ce136" table:formula="of:=IF([.$F$4]=&quot;&quot;;&quot;&quot;;[.$F$4])" office:value-type="float" office:value="6" calcext:value-type="float">
            <text:p>6</text:p>
          </table:table-cell>
          <table:table-cell table:style-name="ce138" table:formula="of:=IF([.$F$7]=&quot;&quot;;&quot;&quot;;[.$F$7])" office:value-type="string" office:string-value="Sulzbad" calcext:value-type="string">
            <text:p>Sulzbad</text:p>
          </table:table-cell>
          <table:table-cell table:number-columns-repeated="2" table:style-name="ce138" office:value-type="string" calcext:value-type="string">
            <text:p><text:s/></text:p>
          </table:table-cell>
          <table:table-cell table:style-name="ce135" table:formula="of:=IF([.U5]=&quot;&quot;;&quot;&quot;;&quot;,am&quot;)" office:value-type="string" office:string-value=",am" calcext:value-type="string">
            <text:p>,am</text:p>
          </table:table-cell>
          <table:table-cell table:style-name="ce141" table:formula="of:=IF([.$F$5]=&quot;&quot;;&quot;&quot;;[.$F$5])" office:value-type="date" office:date-value="1880-04-05" calcext:value-type="date">
            <text:p>05/04/1880</text:p>
          </table:table-cell>
          <table:table-cell table:style-name="ce138"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fünf" calcext:value-type="string">
            <text:p>fünf</text:p>
          </table:table-cell>
          <table:table-cell table:style-name="ce135" table:formula="of:=IF([.$F$5]=&quot;&quot;;&quot;&quot;;&quot;ten&quot;)" office:value-type="string" office:string-value="ten" calcext:value-type="string">
            <text:p>ten</text:p>
          </table:table-cell>
          <table:table-cell table:style-name="ce142" table:formula="of:=IF([.$F$5]=&quot;&quot;;&quot;&quot;;CHOOSE(MONTH([.$F$5]);&quot;Januar&quot;; &quot;Februar&quot;; &quot;März&quot;; &quot;April&quot;; &quot;Mai&quot;; &quot;Juni&quot;; &quot;Juli&quot;; &quot;August&quot;; &quot;September&quot;; &quot;Oktober&quot;; &quot;November&quot;; &quot;Dezember&quot;))" office:value-type="string" office:string-value="April" calcext:value-type="string">
            <text:p>April</text:p>
          </table:table-cell>
          <table:table-cell table:style-name="ce144" table:formula="of:=IF([.U5]=&quot;&quot;;&quot;&quot;;&quot;des Jahres&quot;)" office:value-type="string" office:string-value="des Jahres" calcext:value-type="string">
            <text:p>des Jahres</text:p>
          </table:table-cell>
          <table:table-cell table:style-name="ce145" table:formula="of:=IF([.$F$5]=&quot;&quot;;&quot;&quot;;ORG.NUMBERTEXT.NUMBERTEXT(YEAR([.$F$5]);&quot;de&quot;))" office:value-type="string" office:string-value="Eintausendachthundertachtzig" calcext:value-type="string">
            <text:p>Eintausendachthundertachtzig</text:p>
          </table:table-cell>
          <table:table-cell table:style-name="ce135" table:formula="of:=IF([.AA5]=&quot;&quot;;&quot;&quot;;&quot;am&quot;)">
            <text:p/>
          </table:table-cell>
          <table:table-cell table:style-name="ce146" table:formula="of:=IF([.$F$6]=&quot;&quot;;&quot;&quot;;IF(HOUR([.$F$6])&gt;=12;ORG.NUMBERTEXT.NUMBERTEXT(HOUR([.$F$6])-12;&quot;de&quot;);ORG.NUMBERTEXT.NUMBERTEXT(HOUR([.$F$6]);&quot;de&quot;)  ))">
            <text:p/>
          </table:table-cell>
          <table:table-cell table:style-name="ce147" office:value-type="string" calcext:value-type="string">
            <text:p><text:s/></text:p>
          </table:table-cell>
          <table:table-cell table:style-name="ce138" table:formula="of:=IF([.$F$6]=&quot;&quot;;&quot;&quot;;IF(HOUR([.$F$6])&gt;=12;&quot;, nachmittag&quot;;&quot;, morgens&quot;))">
            <text:p/>
          </table:table-cell>
          <table:table-cell table:number-columns-repeated="31"/>
        </table:table-row>
        <table:table-row table:style-name="ro1">
          <table:table-cell table:style-name="ce13" office:value-type="string" calcext:value-type="string">
            <text:p>MediaTexte</text:p>
          </table:table-cell>
          <table:table-cell table:style-name="ce51"/>
          <table:table-cell table:style-name="ce59"/>
          <table:table-cell table:style-name="ce112" office:value-type="string" calcext:value-type="string">
            <text:p>&lt;crtab&gt;</text:p>
          </table:table-cell>
          <table:table-cell table:style-name="ce125" office:value-type="string" calcext:value-type="string">
            <text:p><text:span text:style-name="T1">Heure d'écriture </text:span><text:span text:style-name="T2">(/24) :</text:span></text:p>
          </table:table-cell>
          <table:table-cell table:style-name="ce133"/>
          <table:table-cell/>
          <table:table-cell table:style-name="ce178" table:formula="of:=INDIRECT(ADDRESS([.$A$9]+[.$D$1];[.$A$10]+5))" office:value-type="string" office:string-value="Le" calcext:value-type="string">
            <text:p>Le</text:p>
          </table:table-cell>
          <table:table-cell table:style-name="ce178" table:formula="of:=INDIRECT(ADDRESS([.$A$9]+[.$D$1];[.$A$10]+7))" office:value-type="string" office:string-value="cinquième" calcext:value-type="string">
            <text:p>cinquième</text:p>
          </table:table-cell>
          <table:table-cell table:style-name="ce188" table:formula="of:=INDIRECT(ADDRESS([.$A$9]+[.$D$1];[.$A$10]+8))" office:value-type="string" office:string-value="jour du mois de" calcext:value-type="string">
            <text:p>jour du mois de</text:p>
          </table:table-cell>
          <table:table-cell table:style-name="ce178" table:formula="of:=INDIRECT(ADDRESS([.$A$9]+[.$D$1];[.$A$10]+9))" office:value-type="string" office:string-value="avril" calcext:value-type="string">
            <text:p>avril</text:p>
          </table:table-cell>
          <table:table-cell table:number-columns-repeated="49"/>
        </table:table-row>
        <table:table-row table:style-name="ro1">
          <table:table-cell/>
          <table:table-cell table:style-name="ce51"/>
          <table:table-cell table:style-name="ce59"/>
          <table:table-cell table:style-name="ce112" office:value-type="string" calcext:value-type="string">
            <text:p>&lt;crtab&gt;</text:p>
          </table:table-cell>
          <table:table-cell table:style-name="ce59" office:value-type="string" calcext:value-type="string">
            <text:p>Mairie de :</text:p>
          </table:table-cell>
          <table:table-cell table:style-name="ce134" office:value-type="string" calcext:value-type="string">
            <text:p>Sulzbad</text:p>
          </table:table-cell>
          <table:table-cell/>
          <table:table-cell table:style-name="ce178" table:formula="of:=INDIRECT(ADDRESS([.$A$9]+[.$D$1];[.$A$10]+10))" office:value-type="string" office:string-value="de l'an" calcext:value-type="string">
            <text:p>de l'an</text:p>
          </table:table-cell>
          <table:table-cell table:style-name="ce178" table:formula="of:=INDIRECT(ADDRESS([.$A$9]+[.$D$1];[.$A$10]+11))" office:value-type="string" office:string-value="Mille huit cent quatre-vingts" calcext:value-type="string">
            <text:p>Mille huit cent quatre-vingts</text:p>
          </table:table-cell>
          <table:table-cell table:style-name="ce178" table:number-columns-repeated="2"/>
          <table:table-cell table:number-columns-repeated="11"/>
          <table:table-cell table:style-name="ce143"/>
          <table:table-cell table:number-columns-repeated="37"/>
        </table:table-row>
        <table:table-row table:style-name="ro1">
          <table:table-cell table:style-name="ce11" office:value-type="string" calcext:value-type="string">
            <text:p>Cord. Reg.</text:p>
          </table:table-cell>
          <table:table-cell table:style-name="ce51"/>
          <table:table-cell table:style-name="ce59"/>
          <table:table-cell table:style-name="ce112" office:value-type="string" calcext:value-type="string">
            <text:p>&lt;crtab&gt;</text:p>
          </table:table-cell>
          <table:table-cell table:style-name="ce59" office:value-type="string" calcext:value-type="string">
            <text:p>Arrondissement de :</text:p>
          </table:table-cell>
          <table:table-cell table:style-name="ce134"/>
          <table:table-cell/>
          <table:table-cell table:style-name="ce178" table:formula="of:=INDIRECT(ADDRESS([.$A$9]+[.$D$1];[.$A$10]+12))">
            <text:p/>
          </table:table-cell>
          <table:table-cell table:style-name="ce178" table:formula="of:=INDIRECT(ADDRESS([.$A$9]+[.$D$1];[.$A$10]+13))">
            <text:p/>
          </table:table-cell>
          <table:table-cell table:style-name="ce177" table:formula="of:=INDIRECT(ADDRESS([.$A$9]+[.$D$1];[.$A$10]+14))">
            <text:p/>
          </table:table-cell>
          <table:table-cell table:style-name="ce178" table:formula="of:=INDIRECT(ADDRESS([.$A$9]+[.$D$1];[.$A$10]+15))">
            <text:p/>
          </table:table-cell>
          <table:table-cell table:number-columns-repeated="49"/>
        </table:table-row>
        <table:table-row table:style-name="ro1">
          <table:table-cell table:style-name="ce31" office:value-type="float" office:value="4" calcext:value-type="float">
            <text:p>4</text:p>
          </table:table-cell>
          <table:table-cell table:style-name="ce51"/>
          <table:table-cell table:style-name="ce59"/>
          <table:table-cell table:style-name="ce112" office:value-type="string" calcext:value-type="string">
            <text:p>&lt;crtab&gt;</text:p>
          </table:table-cell>
          <table:table-cell table:style-name="ce59" office:value-type="string" calcext:value-type="string">
            <text:p>Nom du Maire :</text:p>
          </table:table-cell>
          <table:table-cell table:style-name="ce134" office:value-type="string" calcext:value-type="string">
            <text:p>Cordan</text:p>
          </table:table-cell>
          <table:table-cell/>
          <table:table-cell table:style-name="Default" table:number-columns-repeated="2"/>
          <table:table-cell table:number-columns-repeated="51"/>
        </table:table-row>
        <table:table-row table:style-name="ro1">
          <table:table-cell table:style-name="ce31" office:value-type="float" office:value="14" calcext:value-type="float">
            <text:p>14</text:p>
          </table:table-cell>
          <table:table-cell table:style-name="ce62" office:value-type="string" calcext:value-type="string">
            <text:p>&lt;br&gt;</text:p>
          </table:table-cell>
          <table:table-cell table:style-name="ce21" office:value-type="string" calcext:value-type="string">
            <text:p>Père</text:p>
          </table:table-cell>
          <table:table-cell office:value-type="string" calcext:value-type="string">
            <text:p>&lt;crtab&gt;</text:p>
          </table:table-cell>
          <table:table-cell table:style-name="ce26" office:value-type="string" calcext:value-type="string">
            <text:p>Nom :</text:p>
          </table:table-cell>
          <table:table-cell table:style-name="ce137" office:value-type="string" calcext:value-type="string">
            <text:p>Klugesherz</text:p>
          </table:table-cell>
          <table:table-cell table:style-name="Default"/>
          <table:table-cell table:formula="of:=INDIRECT(ADDRESS([.$A$13]+[.$D$1];[.$A$14]+0))" office:value-type="string" office:string-value="Acte de Naissance de" calcext:value-type="string">
            <text:p>Acte de Naissance de</text:p>
          </table:table-cell>
          <table:table-cell table:style-name="ce179" table:number-columns-repeated="2"/>
          <table:table-cell table:style-name="ce178" table:formula="of:=INDIRECT(ADDRESS([.$A$13]+[.$D$1];[.$A$14]+1))" office:value-type="string" office:string-value=" " calcext:value-type="string">
            <text:p><text:s/></text:p>
          </table:table-cell>
          <table:table-cell table:number-columns-repeated="2"/>
          <table:table-cell table:style-name="ce166" office:value-type="string" calcext:value-type="string">
            <text:p>Acte de Naissance de</text:p>
          </table:table-cell>
          <table:table-cell table:style-name="ce166" office:value-type="string" calcext:value-type="string">
            <text:p><text:s/></text:p>
          </table:table-cell>
          <table:table-cell table:style-name="ce173" table:formula="of:=IF([.$F$10]=&quot;&quot;;&quot;&quot;;[.$F$10])" office:value-type="string" office:string-value="Klugesherz" calcext:value-type="string">
            <text:p>Klugesherz</text:p>
          </table:table-cell>
          <table:table-cell table:style-name="ce173" table:formula="of:=IF([.$F$26]=&quot;&quot;;&quot;&quot;;[.$F$26])" office:value-type="string" office:string-value="Joseph Georg" calcext:value-type="string">
            <text:p>Joseph Georg</text:p>
          </table:table-cell>
          <table:table-cell table:number-columns-repeated="4" table:style-name="ce166" office:value-type="string" calcext:value-type="string">
            <text:p><text:s/></text:p>
          </table:table-cell>
          <table:table-cell table:style-name="ce166" office:value-type="string" calcext:value-type="string">
            <text:p>né à</text:p>
          </table:table-cell>
          <table:table-cell table:style-name="ce173" table:formula="of:=IF([.$F$7]=&quot;&quot;;&quot;&quot;;[.$F$7])" office:value-type="string" office:string-value="Sulzbad" calcext:value-type="string">
            <text:p>Sulzbad</text:p>
          </table:table-cell>
          <table:table-cell table:style-name="ce166" office:value-type="string" calcext:value-type="string">
            <text:p>le</text:p>
          </table:table-cell>
          <table:table-cell table:style-name="ce174" table:formula="of:=IF([.$F$28]=&quot;&quot;;&quot;&quot;;ORG.NUMBERTEXT.NUMBERTEXT(DAY([.$F$28]);&quot;fr&quot;))" office:value-type="string" office:string-value="Cinq" calcext:value-type="string">
            <text:p>Cinq</text:p>
          </table:table-cell>
          <table:table-cell table:style-name="ce180" table:formula="of:=IF([.$F$28]=&quot;&quot;;&quot;&quot;;CHOOSE(MONTH([.$F$28]);&quot;janvier&quot;; &quot;février&quot;; &quot;mars&quot;; &quot;avril&quot;; &quot;mai&quot;; &quot;juin&quot;; &quot;juillet&quot;; &quot;août&quot;; &quot;septembre&quot;; &quot;octobre&quot;; &quot;novembre&quot;; &quot;décembre&quot;))" office:value-type="string" office:string-value="avril" calcext:value-type="string">
            <text:p>avril</text:p>
          </table:table-cell>
          <table:table-cell table:style-name="ce174" table:formula="of:=IF([.$F$28]=&quot;&quot;;&quot;&quot;;ORG.NUMBERTEXT.NUMBERTEXT(YEAR([.$F$28]);&quot;fr&quot;))" office:value-type="string" office:string-value="Mille huit cent quatre-vingts" calcext:value-type="string">
            <text:p>Mille huit cent quatre-vingts</text:p>
          </table:table-cell>
          <table:table-cell table:style-name="ce166" office:value-type="string" calcext:value-type="string">
            <text:p>à</text:p>
          </table:table-cell>
          <table:table-cell table:style-name="ce183" table:formula="of:=IF([.$F$29]=&quot;&quot;;&quot;&quot;;IF(HOUR([.$F$29])&gt;=12;ORG.NUMBERTEXT.NUMBERTEXT(HOUR([.$F$29])-12;&quot;fr&quot;);ORG.NUMBERTEXT.NUMBERTEXT(HOUR([.$F$29]);&quot;fr&quot;)  ))" office:value-type="string" office:string-value="Sept" calcext:value-type="string">
            <text:p>Sept</text:p>
          </table:table-cell>
          <table:table-cell table:style-name="ce173" table:formula="of:=IF([.$F$29]=&quot;&quot;;&quot;&quot;;IF(HOUR([.$F$29])&gt;=12;&quot;de l'après-midi&quot;;&quot;du matin&quot;))" office:value-type="string" office:string-value="de l'après-midi" calcext:value-type="string">
            <text:p>de l'après-midi</text:p>
          </table:table-cell>
          <table:table-cell table:style-name="ce166" office:value-type="string" calcext:value-type="string">
            <text:p>fils</text:p>
          </table:table-cell>
          <table:table-cell table:style-name="ce173" table:formula="of:=IF([.$F$14]=&quot;Oui&quot;;&quot;légitime&quot;;IF([.$F$14]=&quot;Non&quot;;&quot;non légitime&quot;;&quot;&quot;))" office:value-type="string" office:string-value="légitime" calcext:value-type="string">
            <text:p>légitime</text:p>
          </table:table-cell>
          <table:table-cell table:style-name="ce166" office:value-type="string" calcext:value-type="string">
            <text:p>de</text:p>
          </table:table-cell>
          <table:table-cell table:style-name="ce173" table:formula="of:=IF([.$F$10]=&quot;&quot;;&quot;&quot;;[.$F$10])" office:value-type="string" office:string-value="Klugesherz" calcext:value-type="string">
            <text:p>Klugesherz</text:p>
          </table:table-cell>
          <table:table-cell table:style-name="ce173" table:formula="of:=IF([.$F$11]=&quot;&quot;;&quot;&quot;;[.$F$11])" office:value-type="string" office:string-value="Joseph" calcext:value-type="string">
            <text:p>Joseph</text:p>
          </table:table-cell>
          <table:table-cell table:style-name="ce166" office:value-type="string" calcext:value-type="string">
            <text:p>agé de</text:p>
          </table:table-cell>
          <table:table-cell table:style-name="ce174" table:formula="of:=IF([.$F$13]=&quot;&quot;;&quot;&quot;;ORG.NUMBERTEXT.NUMBERTEXT([.$F$13];&quot;fr&quot;))">
            <text:p/>
          </table:table-cell>
          <table:table-cell table:style-name="ce166" office:value-type="string" calcext:value-type="string">
            <text:p>ans,</text:p>
          </table:table-cell>
          <table:table-cell table:style-name="ce166" office:value-type="string" calcext:value-type="string">
            <text:p>profession</text:p>
          </table:table-cell>
          <table:table-cell table:style-name="ce174" table:formula="of:=IF([.$F$15]=&quot;&quot;;&quot;&quot;;LOWER([.$F$15]))" office:value-type="string" office:string-value="boulanger" calcext:value-type="string">
            <text:p>boulanger</text:p>
          </table:table-cell>
          <table:table-cell table:style-name="ce166" office:value-type="string" calcext:value-type="string">
            <text:p>domicilé à</text:p>
          </table:table-cell>
          <table:table-cell table:style-name="ce173" table:formula="of:=IF([.$F$16]=&quot;&quot;;&quot;&quot;;[.$F$16])" office:value-type="string" office:string-value="Sulzbad" calcext:value-type="string">
            <text:p>Sulzbad</text:p>
          </table:table-cell>
          <table:table-cell table:style-name="ce166" office:value-type="string" calcext:value-type="string">
            <text:p>et de</text:p>
          </table:table-cell>
          <table:table-cell table:style-name="ce173" table:formula="of:=IF([.$F$18]=&quot;&quot;;&quot;&quot;;[.$F$18])" office:value-type="string" office:string-value="Dietrich" calcext:value-type="string">
            <text:p>Dietrich</text:p>
          </table:table-cell>
          <table:table-cell table:style-name="ce173" table:formula="of:=IF([.$F$19]=&quot;&quot;;&quot;&quot;;[.$F$19])" office:value-type="string" office:string-value="Marie Anne" calcext:value-type="string">
            <text:p>Marie Anne</text:p>
          </table:table-cell>
          <table:table-cell table:style-name="ce166" office:value-type="string" calcext:value-type="string">
            <text:p>agé de</text:p>
          </table:table-cell>
          <table:table-cell table:style-name="ce174" table:formula="of:=IF([.$F$21]=&quot;&quot;;&quot;&quot;;ORG.NUMBERTEXT.NUMBERTEXT([.$F$21];&quot;fr&quot;))">
            <text:p/>
          </table:table-cell>
          <table:table-cell table:style-name="ce166" office:value-type="string" calcext:value-type="string">
            <text:p>ans,</text:p>
          </table:table-cell>
          <table:table-cell table:style-name="ce166" office:value-type="string" calcext:value-type="string">
            <text:p>profession</text:p>
          </table:table-cell>
          <table:table-cell table:style-name="ce174" table:formula="of:=IF([.$F$22]=&quot;&quot;;&quot;&quot;;LOWER([.$F$22]))">
            <text:p/>
          </table:table-cell>
          <table:table-cell table:style-name="ce166" office:value-type="string" calcext:value-type="string">
            <text:p>domicilié à</text:p>
          </table:table-cell>
          <table:table-cell table:style-name="ce173" table:formula="of:=IF([.$F$25]=&quot;--&quot;;&quot;&quot;;LOWER([.$F$25]))" office:value-type="string" office:string-value="chez lui" calcext:value-type="string">
            <text:p>chez lui</text:p>
          </table:table-cell>
          <table:table-cell table:style-name="ce173" table:formula="of:=IF([.$F$23]=&quot;--&quot;;&quot;&quot;;LOWER([.$F$23]))" office:value-type="string" office:string-value="son épouse" calcext:value-type="string">
            <text:p>son épouse</text:p>
          </table:table-cell>
          <table:table-cell table:style-name="ce166" office:value-type="string" calcext:value-type="string">
            <text:p>L'enfant qui nous a étét présenté, a été reconnu être du sexe </text:p>
          </table:table-cell>
          <table:table-cell table:style-name="ce184" table:formula="of:=IF([.$F$27]=&quot;--&quot;;&quot;&quot;;IF([.$F$27]=&quot;Fille&quot;;&quot;féminin&quot;;&quot;masculin&quot;))" office:value-type="string" office:string-value="masculin" calcext:value-type="string">
            <text:p>masculin</text:p>
          </table:table-cell>
          <table:table-cell table:style-name="ce166" office:value-type="string" calcext:value-type="string">
            <text:p>Sur la délcaration à nous, faite par </text:p>
          </table:table-cell>
          <table:table-cell table:style-name="ce173" table:formula="of:=IF([.$F$14]=&quot;Oui&quot;;&quot;Le père de l'enfant&quot;;&quot;&quot;)" office:value-type="string" office:string-value="Le père de l'enfant" calcext:value-type="string">
            <text:p>Le père de l'enfant</text:p>
          </table:table-cell>
          <table:table-cell table:style-name="ce166" office:value-type="string" calcext:value-type="string">
            <text:p>et après lecture du présent acte ont signé</text:p>
          </table:table-cell>
          <table:table-cell table:style-name="ce166" office:value-type="string" calcext:value-type="string">
            <text:p>Constaté suivant la loi et dressé le présent acte par moi</text:p>
          </table:table-cell>
          <table:table-cell table:style-name="ce173" table:formula="of:=IF([.$F$9]=&quot;&quot;;&quot;&quot;;[.$F$9])" office:value-type="string" office:string-value="Cordan" calcext:value-type="string">
            <text:p>Cordan</text:p>
          </table:table-cell>
        </table:table-row>
        <table:table-row table:style-name="ro1">
          <table:table-cell table:number-columns-repeated="2"/>
          <table:table-cell table:style-name="ce80"/>
          <table:table-cell office:value-type="string" calcext:value-type="string">
            <text:p>&lt;crtab&gt;</text:p>
          </table:table-cell>
          <table:table-cell table:style-name="ce26" office:value-type="string" calcext:value-type="string">
            <text:p>Prénom : </text:p>
          </table:table-cell>
          <table:table-cell table:style-name="ce137" office:value-type="string" calcext:value-type="string">
            <text:p>Joseph</text:p>
          </table:table-cell>
          <table:table-cell table:style-name="Default"/>
          <table:table-cell table:formula="of:=INDIRECT(ADDRESS([.$A$13]+[.$D$1];[.$A$14]+2))" office:value-type="string" office:string-value="Klugesherz" calcext:value-type="string">
            <text:p>Klugesherz</text:p>
          </table:table-cell>
          <table:table-cell table:formula="of:=INDIRECT(ADDRESS([.$A$13]+[.$D$1];[.$A$14]+3))" office:value-type="string" office:string-value="Joseph Georg" calcext:value-type="string">
            <text:p>Joseph Georg</text:p>
          </table:table-cell>
          <table:table-cell table:style-name="ce177" table:formula="of:=INDIRECT(ADDRESS([.$A$13]+[.$D$1];[.$A$14]+4))" office:value-type="string" office:string-value=" " calcext:value-type="string">
            <text:p><text:s/></text:p>
          </table:table-cell>
          <table:table-cell table:style-name="ce177" table:formula="of:=INDIRECT(ADDRESS([.$A$13]+[.$D$1];[.$A$14]+5))" office:value-type="string" office:string-value=" " calcext:value-type="string">
            <text:p><text:s/></text:p>
          </table:table-cell>
          <table:table-cell table:number-columns-repeated="2"/>
          <table:table-cell table:style-name="ce166" office:value-type="string" calcext:value-type="string">
            <text:p>Vor dem unterzeichneten Standesbeamten erschien heute, der Persönlichkeit nach</text:p>
          </table:table-cell>
          <table:table-cell table:style-name="ce171" table:formula="of:=IF([.$F$14]=&quot;Oui&quot;;&quot;bekannt&quot;;IF([.$F$14]=&quot;Non&quot;;&quot;unbekannt&quot;;&quot;&quot;))" office:value-type="string" office:string-value="bekannt" calcext:value-type="string">
            <text:p>bekannt</text:p>
          </table:table-cell>
          <table:table-cell table:style-name="ce166" office:value-type="string" calcext:value-type="string">
            <text:p>der</text:p>
          </table:table-cell>
          <table:table-cell table:style-name="ce174" table:formula="of:=IF([.$F$15]=&quot;&quot;;&quot;&quot;;INDEX([$Configuration.C$5:$Configuration.C$11];MATCH([.$F$15];[$Configuration.B$5:$Configuration.B$11];0)))" office:value-type="string" office:string-value="Bäckermeister" calcext:value-type="string">
            <text:p>Bäckermeister</text:p>
          </table:table-cell>
          <table:table-cell table:style-name="ce173" table:formula="of:=IF([.$F$11]=&quot;&quot;;&quot;&quot;;[.$F$11])" office:value-type="string" office:string-value="Joseph" calcext:value-type="string">
            <text:p>Joseph</text:p>
          </table:table-cell>
          <table:table-cell table:style-name="ce173" table:formula="of:=IF([.$F$10]=&quot;&quot;;&quot;&quot;;[.$F$10])" office:value-type="string" office:string-value="Klugesherz" calcext:value-type="string">
            <text:p>Klugesherz</text:p>
          </table:table-cell>
          <table:table-cell table:style-name="ce166" office:value-type="string" calcext:value-type="string">
            <text:p>wohnhaft zu </text:p>
          </table:table-cell>
          <table:table-cell table:style-name="ce173" table:formula="of:=IF([.$F$16]=&quot;&quot;;&quot;&quot;;[.$F$16])" office:value-type="string" office:string-value="Sulzbad" calcext:value-type="string">
            <text:p>Sulzbad</text:p>
          </table:table-cell>
          <table:table-cell table:style-name="ce173" table:formula="of:=IF([.$F$17]=&quot;Catholique&quot;;&quot;katholischer&quot;;IF([.$F$17]=&quot;Protestante&quot;;&quot;protestantischer&quot;;IF([.$F$17]=&quot;Evangélique&quot;;&quot;evangelischer&quot;;&quot;&quot;)))" office:value-type="string" office:string-value="katholischer" calcext:value-type="string">
            <text:p>katholischer</text:p>
          </table:table-cell>
          <table:table-cell table:style-name="ce166" office:value-type="string" calcext:value-type="string">
            <text:p>Religion, und zeigte an, daß von der</text:p>
          </table:table-cell>
          <table:table-cell table:style-name="ce173" table:formula="of:=IF([.$F$19]=&quot;&quot;;&quot;&quot;;[.$F$19])" office:value-type="string" office:string-value="Marie Anne" calcext:value-type="string">
            <text:p>Marie Anne</text:p>
          </table:table-cell>
          <table:table-cell table:style-name="ce173" table:formula="of:=IF([.$F$10]=&quot;&quot;;&quot;&quot;;[.$F$10])" office:value-type="string" office:string-value="Klugesherz" calcext:value-type="string">
            <text:p>Klugesherz</text:p>
          </table:table-cell>
          <table:table-cell table:style-name="ce166" office:value-type="string" calcext:value-type="string">
            <text:p>, geborenen</text:p>
          </table:table-cell>
          <table:table-cell table:style-name="ce173" table:formula="of:=IF([.$F$18]=&quot;&quot;;&quot;&quot;;[.$F$18])" office:value-type="string" office:string-value="Dietrich" calcext:value-type="string">
            <text:p>Dietrich</text:p>
          </table:table-cell>
          <table:table-cell table:style-name="ce173" table:formula="of:=IF([.$F$23]=&quot;Son épouse&quot;;&quot;, seiner Ehefrau&quot;;&quot;&quot;)" office:value-type="string" office:string-value=", seiner Ehefrau" calcext:value-type="string">
            <text:p>, seiner Ehefrau</text:p>
          </table:table-cell>
          <table:table-cell table:style-name="ce173" table:formula="of:=IF([.$F$24]=&quot;Catholique&quot;;&quot;katholischer&quot;;IF([.$F$24]=&quot;Protestante&quot;;&quot;protestantischer&quot;;IF([.$F$24]=&quot;Evangélique&quot;;&quot;evangelischer&quot;;&quot;&quot;)))" office:value-type="string" office:string-value="katholischer" calcext:value-type="string">
            <text:p>katholischer</text:p>
          </table:table-cell>
          <table:table-cell table:style-name="ce166" office:value-type="string" calcext:value-type="string">
            <text:p>Religion,</text:p>
          </table:table-cell>
          <table:table-cell table:style-name="ce166" office:value-type="string" calcext:value-type="string">
            <text:p>wohnhaft</text:p>
          </table:table-cell>
          <table:table-cell table:style-name="ce173" table:formula="of:=IF([.$F$25]=&quot;Chez lui&quot;;&quot;bei ihm&quot;;IF([.$F$25]=&quot;--&quot;;&quot;&quot;;&quot;&quot;))" office:value-type="string" office:string-value="bei ihm" calcext:value-type="string">
            <text:p>bei ihm</text:p>
          </table:table-cell>
          <table:table-cell table:style-name="ce173" table:formula="of:=IF([.$F$25]=&quot;Chez lui&quot;;&quot;in seiner Wohnung&quot;;&quot;&quot;)" office:value-type="string" office:string-value="in seiner Wohnung" calcext:value-type="string">
            <text:p>in seiner Wohnung</text:p>
          </table:table-cell>
          <table:table-cell table:style-name="ce166" office:value-type="string" calcext:value-type="string">
            <text:p>am</text:p>
          </table:table-cell>
          <table:table-cell table:style-name="ce173" table:formula="of:=IF([.$F$28]=&quot;&quot;;&quot;&quot;;IF(DAY([.$F$28])&lt;=29;CHOOSE(DAY([.$F$28]);&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8])-29);&quot;dreißigsten&quot;;&quot;einunddreißigsten&quot;)))" office:value-type="string" office:string-value="fünften" calcext:value-type="string">
            <text:p>fünften</text:p>
          </table:table-cell>
          <table:table-cell table:style-name="ce171" table:formula="of:=IF([.$F$28]=&quot;&quot;;&quot;&quot;;CHOOSE(MONTH([.$F$28]);&quot;Januar&quot;; &quot;Februar&quot;; &quot;März&quot;; &quot;April&quot;; &quot;Mai&quot;; &quot;Juni&quot;; &quot;Juli&quot;; &quot;August&quot;; &quot;September&quot;; &quot;Oktober&quot;; &quot;November&quot;; &quot;Dezember&quot;))" office:value-type="string" office:string-value="April" calcext:value-type="string">
            <text:p>April</text:p>
          </table:table-cell>
          <table:table-cell table:style-name="ce184" table:formula="of:=IF([.AI11]=&quot;&quot;;&quot;&quot;;&quot;des Jahres&quot;)" office:value-type="string" office:string-value="des Jahres" calcext:value-type="string">
            <text:p>des Jahres</text:p>
          </table:table-cell>
          <table:table-cell table:style-name="ce174" table:formula="of:=IF([.$F$28]=&quot;&quot;;&quot;&quot;;ORG.NUMBERTEXT.NUMBERTEXT(YEAR([.$F$28]);&quot;de&quot;))" office:value-type="string" office:string-value="Eintausendachthundertachtzig" calcext:value-type="string">
            <text:p>Eintausendachthundertachtzig</text:p>
          </table:table-cell>
          <table:table-cell table:style-name="ce166" table:formula="of:=IF([.AN11]=&quot;&quot;;&quot;&quot;;&quot;am&quot;)" office:value-type="string" office:string-value="am" calcext:value-type="string">
            <text:p>am</text:p>
          </table:table-cell>
          <table:table-cell table:style-name="ce183" table:formula="of:=IF([.$F$29]=&quot;&quot;;&quot;&quot;;IF(HOUR([.$F$29])&gt;=12;ORG.NUMBERTEXT.NUMBERTEXT(HOUR([.$F$29])-12;&quot;de&quot;);ORG.NUMBERTEXT.NUMBERTEXT(HOUR([.$F$29]);&quot;de&quot;)  ))" office:value-type="string" office:string-value="Sieben" calcext:value-type="string">
            <text:p>Sieben</text:p>
          </table:table-cell>
          <table:table-cell table:style-name="ce166" office:value-type="string" calcext:value-type="string">
            <text:p>Uhr</text:p>
          </table:table-cell>
          <table:table-cell table:style-name="ce173" table:formula="of:=IF([.$F$29]=&quot;&quot;;&quot;&quot;;IF(HOUR([.$F$29])&gt;=12;&quot;, nachmittag (abends)&quot;;&quot;, vormittag (morgens)&quot;))" office:value-type="string" office:string-value=", nachmittag (abends)" calcext:value-type="string">
            <text:p>, nachmittag (abends)</text:p>
          </table:table-cell>
          <table:table-cell table:style-name="ce185" office:value-type="string" calcext:value-type="string">
            <text:p>Ein Kind</text:p>
          </table:table-cell>
          <table:table-cell table:style-name="ce184" table:formula="of:=IF([.$F$27]=&quot;--&quot;;&quot;&quot;;IF([.$F$27]=&quot;Fille&quot;;&quot;weib&quot;;&quot;män&quot;))" office:value-type="string" office:string-value="män" calcext:value-type="string">
            <text:p>män</text:p>
          </table:table-cell>
          <table:table-cell table:style-name="ce166" office:value-type="string" calcext:value-type="string">
            <text:p>lichen</text:p>
          </table:table-cell>
          <table:table-cell table:style-name="ce166" office:value-type="string" calcext:value-type="string">
            <text:p>geslechts geboren worden sei, welches </text:p>
          </table:table-cell>
          <table:table-cell table:style-name="ce186" table:formula="of:=IF([.$F$28]=&quot;--&quot;;&quot;&quot;;IF([.$F$28]=&quot;Fille&quot;;&quot;der&quot;;&quot;den&quot;))" office:value-type="string" office:string-value="den" calcext:value-type="string">
            <text:p>den</text:p>
          </table:table-cell>
          <table:table-cell table:style-name="ce166" office:value-type="string" calcext:value-type="string">
            <text:p>Vornahmen</text:p>
          </table:table-cell>
          <table:table-cell table:style-name="ce173" table:formula="of:=IF([.$F$26]=&quot;&quot;;&quot;&quot;;[.$F$26])" office:value-type="string" office:string-value="Joseph Georg" calcext:value-type="string">
            <text:p>Joseph Georg</text:p>
          </table:table-cell>
          <table:table-cell table:style-name="ce166" office:value-type="string" calcext:value-type="string">
            <text:p>erhalten habe.</text:p>
          </table:table-cell>
          <table:table-cell table:number-columns-repeated="3" table:style-name="ce166" office:value-type="string" calcext:value-type="string">
            <text:p><text:s/></text:p>
          </table:table-cell>
          <table:table-cell table:style-name="ce166" office:value-type="string" calcext:value-type="string">
            <text:p>Vorgelesen, genehmigt und unterschrieben</text:p>
          </table:table-cell>
          <table:table-cell table:style-name="ce173" table:formula="of:=IF([.$F$10]=&quot;&quot;;&quot;&quot;;[.$F$10])" office:value-type="string" office:string-value="Klugesherz" calcext:value-type="string">
            <text:p>Klugesherz</text:p>
          </table:table-cell>
          <table:table-cell table:style-name="ce166" office:value-type="string" calcext:value-type="string">
            <text:p>Der Standesbeamter</text:p>
          </table:table-cell>
          <table:table-cell table:style-name="ce173" table:formula="of:=IF([.$F$9]=&quot;&quot;;&quot;&quot;;[.$F$9])" office:value-type="string" office:string-value="Cordan" calcext:value-type="string">
            <text:p>Cordan</text:p>
          </table:table-cell>
          <table:table-cell table:style-name="ce166" office:value-type="string" calcext:value-type="string">
            <text:p><text:s/></text:p>
          </table:table-cell>
          <table:table-cell table:number-columns-repeated="2" office:value-type="string" calcext:value-type="string">
            <text:p><text:s/></text:p>
          </table:table-cell>
        </table:table-row>
        <table:table-row table:style-name="ro1">
          <table:table-cell table:style-name="ce11" office:value-type="string" calcext:value-type="string">
            <text:p>Cord. Texte</text:p>
          </table:table-cell>
          <table:table-cell/>
          <table:table-cell table:style-name="ce26"/>
          <table:table-cell office:value-type="string" calcext:value-type="string">
            <text:p>&lt;crtab&gt;</text:p>
          </table:table-cell>
          <table:table-cell table:style-name="ce26" office:value-type="string" calcext:value-type="string">
            <text:p>Date de naissance : </text:p>
          </table:table-cell>
          <table:table-cell table:style-name="ce137"/>
          <table:table-cell/>
          <table:table-cell table:formula="of:=INDIRECT(ADDRESS([.$A$13]+[.$D$1];[.$A$14]+6))" office:value-type="string" office:string-value=" " calcext:value-type="string">
            <text:p><text:s/></text:p>
          </table:table-cell>
          <table:table-cell table:formula="of:=INDIRECT(ADDRESS([.$A$13]+[.$D$1];[.$A$14]+7))" office:value-type="string" office:string-value=" " calcext:value-type="string">
            <text:p><text:s/></text:p>
          </table:table-cell>
          <table:table-cell table:style-name="ce179" table:number-columns-repeated="2"/>
          <table:table-cell table:number-columns-repeated="2"/>
          <table:table-cell table:style-name="ce166" table:number-columns-repeated="45"/>
          <table:table-cell table:number-columns-repeated="2"/>
        </table:table-row>
        <table:table-row table:style-name="ro1">
          <table:table-cell table:style-name="ce31" office:value-type="float" office:value="10" calcext:value-type="float">
            <text:p>10</text:p>
          </table:table-cell>
          <table:table-cell/>
          <table:table-cell table:style-name="ce26"/>
          <table:table-cell office:value-type="string" calcext:value-type="string">
            <text:p>&lt;crtab&gt;</text:p>
          </table:table-cell>
          <table:table-cell table:style-name="ce26" office:value-type="string" calcext:value-type="string">
            <text:p>Age : </text:p>
          </table:table-cell>
          <table:table-cell table:style-name="ce137"/>
          <table:table-cell/>
          <table:table-cell table:formula="of:=INDIRECT(ADDRESS([.$A$13]+[.$D$1];[.$A$14]+8))" office:value-type="string" office:string-value="né à" calcext:value-type="string">
            <text:p>né à</text:p>
          </table:table-cell>
          <table:table-cell table:formula="of:=INDIRECT(ADDRESS([.$A$13]+[.$D$1];[.$A$14]+9))" office:value-type="string" office:string-value="Sulzbad" calcext:value-type="string">
            <text:p>Sulzbad</text:p>
          </table:table-cell>
          <table:table-cell table:style-name="ce179" table:number-columns-repeated="2"/>
          <table:table-cell table:number-columns-repeated="2"/>
          <table:table-cell table:style-name="ce166" table:number-columns-repeated="45"/>
          <table:table-cell table:number-columns-repeated="2"/>
        </table:table-row>
        <table:table-row table:style-name="ro1">
          <table:table-cell table:style-name="ce31" office:value-type="float" office:value="14" calcext:value-type="float">
            <text:p>14</text:p>
          </table:table-cell>
          <table:table-cell/>
          <table:table-cell table:style-name="ce26"/>
          <table:table-cell office:value-type="string" calcext:value-type="string">
            <text:p>&lt;crtab&gt;</text:p>
          </table:table-cell>
          <table:table-cell table:style-name="ce26" office:value-type="string" calcext:value-type="string">
            <text:p>Connu :</text:p>
          </table:table-cell>
          <table:table-cell table:style-name="ce137" table:content-validation-name="val1" office:value-type="string" calcext:value-type="string">
            <text:p>Oui</text:p>
          </table:table-cell>
          <table:table-cell/>
          <table:table-cell table:formula="of:=INDIRECT(ADDRESS([.$A$13]+[.$D$1];[.$A$14]+10))" office:value-type="string" office:string-value="le" calcext:value-type="string">
            <text:p>le</text:p>
          </table:table-cell>
          <table:table-cell table:formula="of:=INDIRECT(ADDRESS([.$A$13]+[.$D$1];[.$A$14]+11))" office:value-type="string" office:string-value="Cinq" calcext:value-type="string">
            <text:p>Cinq</text:p>
          </table:table-cell>
          <table:table-cell table:style-name="ce177" table:formula="of:=INDIRECT(ADDRESS([.$A$13]+[.$D$1];[.$A$14]+12))" office:value-type="string" office:string-value="avril" calcext:value-type="string">
            <text:p>avril</text:p>
          </table:table-cell>
          <table:table-cell table:style-name="ce177" table:formula="of:=INDIRECT(ADDRESS([.$A$13]+[.$D$1];[.$A$14]+13))" office:value-type="string" office:string-value="Mille huit cent quatre-vingts" calcext:value-type="string">
            <text:p>Mille huit cent quatre-vingts</text:p>
          </table:table-cell>
          <table:table-cell table:number-columns-repeated="49"/>
        </table:table-row>
        <table:table-row table:style-name="ro1">
          <table:table-cell table:number-columns-repeated="2"/>
          <table:table-cell table:style-name="ce26"/>
          <table:table-cell office:value-type="string" calcext:value-type="string">
            <text:p>&lt;crtab&gt;</text:p>
          </table:table-cell>
          <table:table-cell table:style-name="ce26" office:value-type="string" calcext:value-type="string">
            <text:p>Profession :</text:p>
          </table:table-cell>
          <table:table-cell table:style-name="ce137" table:content-validation-name="val2" office:value-type="string" calcext:value-type="string">
            <text:p>Boulanger</text:p>
          </table:table-cell>
          <table:table-cell/>
          <table:table-cell table:formula="of:=INDIRECT(ADDRESS([.$A$13]+[.$D$1];[.$A$14]+14))" office:value-type="string" office:string-value="à" calcext:value-type="string">
            <text:p>à</text:p>
          </table:table-cell>
          <table:table-cell table:formula="of:=INDIRECT(ADDRESS([.$A$13]+[.$D$1];[.$A$14]+15))" office:value-type="string" office:string-value="Sept" calcext:value-type="string">
            <text:p>Sept</text:p>
          </table:table-cell>
          <table:table-cell table:style-name="ce177" table:formula="of:=INDIRECT(ADDRESS([.$A$13]+[.$D$1];[.$A$14]+16))" office:value-type="string" office:string-value="de l'après-midi" calcext:value-type="string">
            <text:p>de l'après-midi</text:p>
          </table:table-cell>
          <table:table-cell table:style-name="ce177" table:formula="of:=INDIRECT(ADDRESS([.$A$13]+[.$D$1];[.$A$14]+17))" office:value-type="string" office:string-value="fils" calcext:value-type="string">
            <text:p>fils</text:p>
          </table:table-cell>
          <table:table-cell table:number-columns-repeated="49"/>
        </table:table-row>
        <table:table-row table:style-name="ro1">
          <table:table-cell table:number-columns-repeated="2"/>
          <table:table-cell table:style-name="ce26"/>
          <table:table-cell office:value-type="string" calcext:value-type="string">
            <text:p>&lt;crtab&gt;</text:p>
          </table:table-cell>
          <table:table-cell table:style-name="ce26" office:value-type="string" calcext:value-type="string">
            <text:p>Lieu d'habitation :</text:p>
          </table:table-cell>
          <table:table-cell table:style-name="ce137" office:value-type="string" calcext:value-type="string">
            <text:p>Sulzbad</text:p>
          </table:table-cell>
          <table:table-cell/>
          <table:table-cell table:formula="of:=INDIRECT(ADDRESS([.$A$13]+[.$D$1];[.$A$14]+18))" office:value-type="string" office:string-value="légitime" calcext:value-type="string">
            <text:p>légitime</text:p>
          </table:table-cell>
          <table:table-cell table:formula="of:=INDIRECT(ADDRESS([.$A$13]+[.$D$1];[.$A$14]+19))" office:value-type="string" office:string-value="de" calcext:value-type="string">
            <text:p>de</text:p>
          </table:table-cell>
          <table:table-cell table:style-name="ce177" table:formula="of:=INDIRECT(ADDRESS([.$A$13]+[.$D$1];[.$A$14]+20))" office:value-type="string" office:string-value="Klugesherz" calcext:value-type="string">
            <text:p>Klugesherz</text:p>
          </table:table-cell>
          <table:table-cell table:style-name="ce177" table:formula="of:=INDIRECT(ADDRESS([.$A$13]+[.$D$1];[.$A$14]+21))" office:value-type="string" office:string-value="Joseph" calcext:value-type="string">
            <text:p>Joseph</text:p>
          </table:table-cell>
          <table:table-cell table:number-columns-repeated="49"/>
        </table:table-row>
        <table:table-row table:style-name="ro1">
          <table:table-cell table:number-columns-repeated="2"/>
          <table:table-cell table:style-name="ce26"/>
          <table:table-cell office:value-type="string" calcext:value-type="string">
            <text:p>&lt;crtab&gt;</text:p>
          </table:table-cell>
          <table:table-cell table:style-name="ce26" office:value-type="string" calcext:value-type="string">
            <text:p>Religion :</text:p>
          </table:table-cell>
          <table:table-cell table:style-name="ce137" table:content-validation-name="val3" office:value-type="string" calcext:value-type="string">
            <text:p>Catholique</text:p>
          </table:table-cell>
          <table:table-cell/>
          <table:table-cell table:formula="of:=INDIRECT(ADDRESS([.$A$13]+[.$D$1];[.$A$14]+22))" office:value-type="string" office:string-value="agé de" calcext:value-type="string">
            <text:p>agé de</text:p>
          </table:table-cell>
          <table:table-cell table:formula="of:=INDIRECT(ADDRESS([.$A$13]+[.$D$1];[.$A$14]+23))">
            <text:p/>
          </table:table-cell>
          <table:table-cell table:style-name="ce177" table:formula="of:=INDIRECT(ADDRESS([.$A$13]+[.$D$1];[.$A$14]+24))" office:value-type="string" office:string-value="ans," calcext:value-type="string">
            <text:p>ans,</text:p>
          </table:table-cell>
          <table:table-cell table:style-name="ce177" table:formula="of:=INDIRECT(ADDRESS([.$A$13]+[.$D$1];[.$A$14]+25))" office:value-type="string" office:string-value="profession" calcext:value-type="string">
            <text:p>profession</text:p>
          </table:table-cell>
          <table:table-cell table:number-columns-repeated="49"/>
        </table:table-row>
        <table:table-row table:style-name="ro1">
          <table:table-cell/>
          <table:table-cell table:style-name="ce65" office:value-type="string" calcext:value-type="string">
            <text:p>&lt;br&gt;</text:p>
          </table:table-cell>
          <table:table-cell table:style-name="ce27" office:value-type="string" calcext:value-type="string">
            <text:p>Mère</text:p>
          </table:table-cell>
          <table:table-cell table:style-name="ce115" office:value-type="string" calcext:value-type="string">
            <text:p>&lt;crtab&gt;</text:p>
          </table:table-cell>
          <table:table-cell table:style-name="ce28" office:value-type="string" calcext:value-type="string">
            <text:p>Nom (Jeune Fille) :</text:p>
          </table:table-cell>
          <table:table-cell table:style-name="ce139" office:value-type="string" calcext:value-type="string">
            <text:p>Dietrich</text:p>
          </table:table-cell>
          <table:table-cell/>
          <table:table-cell table:formula="of:=INDIRECT(ADDRESS([.$A$13]+[.$D$1];[.$A$14]+26))" office:value-type="string" office:string-value="boulanger" calcext:value-type="string">
            <text:p>boulanger</text:p>
          </table:table-cell>
          <table:table-cell table:formula="of:=INDIRECT(ADDRESS([.$A$13]+[.$D$1];[.$A$14]+27))" office:value-type="string" office:string-value="domicilé à" calcext:value-type="string">
            <text:p>domicilé à</text:p>
          </table:table-cell>
          <table:table-cell table:style-name="ce177" table:formula="of:=INDIRECT(ADDRESS([.$A$13]+[.$D$1];[.$A$14]+28))" office:value-type="string" office:string-value="Sulzbad" calcext:value-type="string">
            <text:p>Sulzbad</text:p>
          </table:table-cell>
          <table:table-cell table:style-name="ce177" table:formula="of:=INDIRECT(ADDRESS([.$A$13]+[.$D$1];[.$A$14]+29))" office:value-type="string" office:string-value="et de" calcext:value-type="string">
            <text:p>et de</text:p>
          </table:table-cell>
          <table:table-cell table:number-columns-repeated="49"/>
        </table:table-row>
        <table:table-row table:style-name="ro1">
          <table:table-cell/>
          <table:table-cell table:style-name="ce66"/>
          <table:table-cell/>
          <table:table-cell table:style-name="ce115" office:value-type="string" calcext:value-type="string">
            <text:p>&lt;crtab&gt;</text:p>
          </table:table-cell>
          <table:table-cell table:style-name="ce28" office:value-type="string" calcext:value-type="string">
            <text:p>Prénom : </text:p>
          </table:table-cell>
          <table:table-cell table:style-name="ce139" office:value-type="string" calcext:value-type="string">
            <text:p>Marie Anne</text:p>
          </table:table-cell>
          <table:table-cell/>
          <table:table-cell table:formula="of:=INDIRECT(ADDRESS([.$A$13]+[.$D$1];[.$A$14]+30))" office:value-type="string" office:string-value="Dietrich" calcext:value-type="string">
            <text:p>Dietrich</text:p>
          </table:table-cell>
          <table:table-cell table:formula="of:=INDIRECT(ADDRESS([.$A$13]+[.$D$1];[.$A$14]+31))" office:value-type="string" office:string-value="Marie Anne" calcext:value-type="string">
            <text:p>Marie Anne</text:p>
          </table:table-cell>
          <table:table-cell table:style-name="ce177" table:formula="of:=INDIRECT(ADDRESS([.$A$13]+[.$D$1];[.$A$14]+32))" office:value-type="string" office:string-value="agé de" calcext:value-type="string">
            <text:p>agé de</text:p>
          </table:table-cell>
          <table:table-cell table:style-name="ce177" table:formula="of:=INDIRECT(ADDRESS([.$A$13]+[.$D$1];[.$A$14]+33))">
            <text:p/>
          </table:table-cell>
          <table:table-cell table:number-columns-repeated="49"/>
        </table:table-row>
        <table:table-row table:style-name="ro1">
          <table:table-cell/>
          <table:table-cell table:style-name="ce66"/>
          <table:table-cell/>
          <table:table-cell table:style-name="ce115" office:value-type="string" calcext:value-type="string">
            <text:p>&lt;crtab&gt;</text:p>
          </table:table-cell>
          <table:table-cell table:style-name="ce28" office:value-type="string" calcext:value-type="string">
            <text:p>Date de naissance : </text:p>
          </table:table-cell>
          <table:table-cell table:style-name="ce139"/>
          <table:table-cell/>
          <table:table-cell table:formula="of:=INDIRECT(ADDRESS([.$A$13]+[.$D$1];[.$A$14]+34))" office:value-type="string" office:string-value="ans," calcext:value-type="string">
            <text:p>ans,</text:p>
          </table:table-cell>
          <table:table-cell table:formula="of:=INDIRECT(ADDRESS([.$A$13]+[.$D$1];[.$A$14]+35))" office:value-type="string" office:string-value="profession" calcext:value-type="string">
            <text:p>profession</text:p>
          </table:table-cell>
          <table:table-cell table:style-name="ce177" table:formula="of:=INDIRECT(ADDRESS([.$A$13]+[.$D$1];[.$A$14]+36))">
            <text:p/>
          </table:table-cell>
          <table:table-cell table:style-name="ce177" table:formula="of:=INDIRECT(ADDRESS([.$A$13]+[.$D$1];[.$A$14]+37))" office:value-type="string" office:string-value="domicilié à" calcext:value-type="string">
            <text:p>domicilié à</text:p>
          </table:table-cell>
          <table:table-cell table:number-columns-repeated="49"/>
        </table:table-row>
        <table:table-row table:style-name="ro1">
          <table:table-cell/>
          <table:table-cell table:style-name="ce66"/>
          <table:table-cell/>
          <table:table-cell table:style-name="ce115" office:value-type="string" calcext:value-type="string">
            <text:p>&lt;crtab&gt;</text:p>
          </table:table-cell>
          <table:table-cell table:style-name="ce28" office:value-type="string" calcext:value-type="string">
            <text:p>Age : </text:p>
          </table:table-cell>
          <table:table-cell table:style-name="ce139"/>
          <table:table-cell/>
          <table:table-cell table:formula="of:=INDIRECT(ADDRESS([.$A$13]+[.$D$1];[.$A$14]+38))" office:value-type="string" office:string-value="chez lui" calcext:value-type="string">
            <text:p>chez lui</text:p>
          </table:table-cell>
          <table:table-cell table:formula="of:=INDIRECT(ADDRESS([.$A$13]+[.$D$1];[.$A$14]+39))" office:value-type="string" office:string-value="son épouse" calcext:value-type="string">
            <text:p>son épouse</text:p>
          </table:table-cell>
          <table:table-cell table:style-name="ce177" table:number-columns-repeated="2"/>
          <table:table-cell table:number-columns-repeated="49"/>
        </table:table-row>
        <table:table-row table:style-name="ro1">
          <table:table-cell/>
          <table:table-cell table:style-name="ce66"/>
          <table:table-cell/>
          <table:table-cell table:style-name="ce115" office:value-type="string" calcext:value-type="string">
            <text:p>&lt;crtab&gt;</text:p>
          </table:table-cell>
          <table:table-cell table:style-name="ce28" office:value-type="string" calcext:value-type="string">
            <text:p>Profession :</text:p>
          </table:table-cell>
          <table:table-cell table:style-name="ce139" table:content-validation-name="val2"/>
          <table:table-cell/>
          <table:table-cell table:formula="of:=INDIRECT(ADDRESS([.$A$13]+[.$D$1];[.$A$14]+40))" office:value-type="string" office:string-value="L'enfant qui nous a étét présenté, a été reconnu être du sexe " calcext:value-type="string">
            <text:p>L'enfant qui nous a étét présenté, a été reconnu être du sexe </text:p>
          </table:table-cell>
          <table:table-cell table:style-name="ce179"/>
          <table:table-cell table:style-name="ce177"/>
          <table:table-cell table:style-name="ce177" table:formula="of:=INDIRECT(ADDRESS([.$A$13]+[.$D$1];[.$A$14]+41))" office:value-type="string" office:string-value="masculin" calcext:value-type="string">
            <text:p>masculin</text:p>
          </table:table-cell>
          <table:table-cell table:number-columns-repeated="49"/>
        </table:table-row>
        <table:table-row table:style-name="ro1">
          <table:table-cell/>
          <table:table-cell table:style-name="ce66"/>
          <table:table-cell/>
          <table:table-cell table:style-name="ce115" office:value-type="string" calcext:value-type="string">
            <text:p>&lt;crtab&gt;</text:p>
          </table:table-cell>
          <table:table-cell table:style-name="ce28" office:value-type="string" calcext:value-type="string">
            <text:p>Statut / Mari :</text:p>
          </table:table-cell>
          <table:table-cell table:style-name="ce139" table:content-validation-name="val4" office:value-type="string" calcext:value-type="string">
            <text:p>Son épouse</text:p>
          </table:table-cell>
          <table:table-cell/>
          <table:table-cell table:style-name="ce179" table:number-columns-repeated="4"/>
          <table:table-cell table:number-columns-repeated="49"/>
        </table:table-row>
        <table:table-row table:style-name="ro1">
          <table:table-cell/>
          <table:table-cell table:style-name="ce66"/>
          <table:table-cell/>
          <table:table-cell table:style-name="ce115" office:value-type="string" calcext:value-type="string">
            <text:p>&lt;crtab&gt;</text:p>
          </table:table-cell>
          <table:table-cell table:style-name="ce28" office:value-type="string" calcext:value-type="string">
            <text:p>Religion :</text:p>
          </table:table-cell>
          <table:table-cell table:style-name="ce139" table:content-validation-name="val3" office:value-type="string" calcext:value-type="string">
            <text:p>Catholique</text:p>
          </table:table-cell>
          <table:table-cell/>
          <table:table-cell table:formula="of:=INDIRECT(ADDRESS([.$A$13]+[.$D$1];[.$A$14]+42))" office:value-type="string" office:string-value="Sur la délcaration à nous, faite par " calcext:value-type="string">
            <text:p>Sur la délcaration à nous, faite par </text:p>
          </table:table-cell>
          <table:table-cell table:style-name="ce179"/>
          <table:table-cell table:style-name="ce177" table:formula="of:=INDIRECT(ADDRESS([.$A$13]+[.$D$1];[.$A$14]+43))" office:value-type="string" office:string-value="Le père de l'enfant" calcext:value-type="string">
            <text:p>Le père de l'enfant</text:p>
          </table:table-cell>
          <table:table-cell table:style-name="ce179"/>
          <table:table-cell table:number-columns-repeated="49"/>
        </table:table-row>
        <table:table-row table:style-name="ro1">
          <table:table-cell/>
          <table:table-cell table:style-name="ce66"/>
          <table:table-cell/>
          <table:table-cell table:style-name="ce115" office:value-type="string" calcext:value-type="string">
            <text:p>&lt;crtab&gt;</text:p>
          </table:table-cell>
          <table:table-cell table:style-name="ce28" office:value-type="string" calcext:value-type="string">
            <text:p>Habitant / Mari :</text:p>
          </table:table-cell>
          <table:table-cell table:style-name="ce139" table:content-validation-name="val5" office:value-type="string" calcext:value-type="string">
            <text:p>Chez lui</text:p>
          </table:table-cell>
          <table:table-cell/>
          <table:table-cell table:formula="of:=INDIRECT(ADDRESS([.$A$13]+[.$D$1];[.$A$14]+44))" office:value-type="string" office:string-value="et après lecture du présent acte ont signé" calcext:value-type="string">
            <text:p>et après lecture du présent acte ont signé</text:p>
          </table:table-cell>
          <table:table-cell table:style-name="ce179" table:number-columns-repeated="3"/>
          <table:table-cell table:number-columns-repeated="49"/>
        </table:table-row>
        <table:table-row table:style-name="ro1">
          <table:table-cell/>
          <table:table-cell table:style-name="ce67" office:value-type="string" calcext:value-type="string">
            <text:p>&lt;br&gt;</text:p>
          </table:table-cell>
          <table:table-cell table:style-name="ce29" office:value-type="string" calcext:value-type="string">
            <text:p>Enfant</text:p>
          </table:table-cell>
          <table:table-cell table:style-name="ce118" office:value-type="string" calcext:value-type="string">
            <text:p>&lt;crtab&gt;</text:p>
          </table:table-cell>
          <table:table-cell table:style-name="ce150" office:value-type="string" calcext:value-type="string">
            <text:p>Prénom : </text:p>
          </table:table-cell>
          <table:table-cell table:style-name="ce140" office:value-type="string" calcext:value-type="string">
            <text:p>Joseph Georg</text:p>
          </table:table-cell>
          <table:table-cell/>
          <table:table-cell table:formula="of:=INDIRECT(ADDRESS([.$A$13]+[.$D$1];[.$A$14]+45))" office:value-type="string" office:string-value="Constaté suivant la loi et dressé le présent acte par moi" calcext:value-type="string">
            <text:p>Constaté suivant la loi et dressé le présent acte par moi</text:p>
          </table:table-cell>
          <table:table-cell table:style-name="ce179" table:number-columns-repeated="2"/>
          <table:table-cell table:style-name="ce177" table:formula="of:=INDIRECT(ADDRESS([.$A$13]+[.$D$1];[.$A$14]+46))" office:value-type="string" office:string-value="Cordan" calcext:value-type="string">
            <text:p>Cordan</text:p>
          </table:table-cell>
          <table:table-cell table:number-columns-repeated="49"/>
        </table:table-row>
        <table:table-row table:style-name="ro1">
          <table:table-cell/>
          <table:table-cell table:style-name="ce68"/>
          <table:table-cell table:style-name="ce150"/>
          <table:table-cell table:style-name="ce118" office:value-type="string" calcext:value-type="string">
            <text:p>&lt;crtab&gt;</text:p>
          </table:table-cell>
          <table:table-cell table:style-name="ce150" office:value-type="string" calcext:value-type="string">
            <text:p>Sexe :</text:p>
          </table:table-cell>
          <table:table-cell table:style-name="ce148" table:content-validation-name="val6" office:value-type="string" calcext:value-type="string">
            <text:p>Garçon</text:p>
          </table:table-cell>
          <table:table-cell/>
          <table:table-cell table:style-name="Default" table:number-columns-repeated="2"/>
          <table:table-cell table:number-columns-repeated="51"/>
        </table:table-row>
        <table:table-row table:style-name="ro1">
          <table:table-cell/>
          <table:table-cell table:style-name="ce68"/>
          <table:table-cell table:style-name="ce150"/>
          <table:table-cell table:style-name="ce118" office:value-type="string" calcext:value-type="string">
            <text:p>&lt;crtab&gt;</text:p>
          </table:table-cell>
          <table:table-cell table:style-name="ce150" office:value-type="string" calcext:value-type="string">
            <text:p>Date Naissance : </text:p>
          </table:table-cell>
          <table:table-cell table:style-name="ce149" office:value-type="date" office:date-value="1880-04-05" calcext:value-type="date">
            <text:p>05/04/1880</text:p>
          </table:table-cell>
          <table:table-cell/>
          <table:table-cell table:style-name="Default" table:number-columns-repeated="2"/>
          <table:table-cell table:number-columns-repeated="51"/>
        </table:table-row>
        <table:table-row table:style-name="ro1">
          <table:table-cell/>
          <table:table-cell table:style-name="ce68"/>
          <table:table-cell table:style-name="ce104"/>
          <table:table-cell table:style-name="ce119" office:value-type="string" calcext:value-type="string">
            <text:p>&lt;crtab&gt;</text:p>
          </table:table-cell>
          <table:table-cell table:style-name="ce126" office:value-type="string" calcext:value-type="string">
            <text:p>Heure Naissance <text:span text:style-name="T3">(/24) :</text:span></text:p>
          </table:table-cell>
          <table:table-cell table:style-name="ce151" office:value-type="time" office:time-value="PT19H00M00S" calcext:value-type="time">
            <text:p>19:00</text:p>
          </table:table-cell>
          <table:table-cell/>
          <table:table-cell table:style-name="Default" table:number-columns-repeated="2"/>
          <table:table-cell table:number-columns-repeated="51"/>
        </table:table-row>
        <table:table-row table:style-name="ro1">
          <table:table-cell/>
          <table:table-cell table:style-name="ce70"/>
          <table:table-cell table:style-name="ce106" office:value-type="string" calcext:value-type="string">
            <text:p><text:s text:c="11"/>----&gt;</text:p>
          </table:table-cell>
          <table:table-cell table:style-name="ce120"/>
          <table:table-cell table:style-name="ce127" office:value-type="string" calcext:value-type="string">
            <text:p>Prénom Francisé : </text:p>
          </table:table-cell>
          <table:table-cell table:style-name="ce157" office:value-type="string" calcext:value-type="string">
            <text:p>Joseph Georges</text:p>
          </table:table-cell>
          <table:table-cell table:style-name="ce38"/>
          <table:table-cell table:style-name="Default" table:number-columns-repeated="2"/>
          <table:table-cell table:number-columns-repeated="51"/>
        </table:table-row>
        <table:table-row table:style-name="ro1">
          <table:table-cell/>
          <table:table-cell table:style-name="Default" table:number-columns-repeated="8"/>
          <table:table-cell table:number-columns-repeated="51"/>
        </table:table-row>
        <table:table-row table:style-name="ro1">
          <table:table-cell table:style-name="ce41" office:value-type="string" calcext:value-type="string">
            <text:p>Détail de la citation : Naissance</text:p>
          </table:table-cell>
          <table:table-cell table:style-name="ce41"/>
          <table:table-cell table:style-name="ce44" table:number-columns-repeated="2"/>
          <table:table-cell table:number-columns-repeated="2"/>
          <table:table-cell table:style-name="ce44" table:number-columns-repeated="4"/>
          <table:table-cell table:style-name="ce187" office:value-type="string" calcext:value-type="string">
            <text:p>&lt;br&gt;</text:p>
          </table:table-cell>
          <table:table-cell table:number-columns-repeated="49"/>
        </table:table-row>
        <table:table-row table:style-name="ro1">
          <table:table-cell table:style-name="ce44" office:value-type="string" calcext:value-type="string">
            <text:p>Registre N°</text:p>
          </table:table-cell>
          <table:table-cell table:style-name="ce44"/>
          <table:table-cell table:style-name="ce109" table:formula="of:=IF([.$F$4]=&quot;&quot;;&quot;&quot;;[.$F$4])" office:value-type="float" office:value="6" calcext:value-type="float">
            <text:p>6</text:p>
          </table:table-cell>
          <table:table-cell table:style-name="ce109"/>
          <table:table-cell office:value-type="string" calcext:value-type="string">
            <text:p>Né le</text:p>
          </table:table-cell>
          <table:table-cell table:style-name="ce165" table:formula="of:=IF([.$F$28]=&quot;&quot;;&quot;&quot;;[.$F$28])" office:value-type="date" office:date-value="1880-04-05" calcext:value-type="date">
            <text:p>5. avril 1880</text:p>
          </table:table-cell>
          <table:table-cell table:style-name="ce44" office:value-type="string" calcext:value-type="string">
            <text:p>à </text:p>
          </table:table-cell>
          <table:table-cell table:style-name="ce181" table:formula="of:=IF([.$F$29]=&quot;&quot;;&quot;&quot;;[.$F$29])" office:value-type="time" office:time-value="PT19H00M00S" calcext:value-type="time">
            <text:p>19:00</text:p>
          </table:table-cell>
          <table:table-cell table:style-name="ce44" table:number-columns-repeated="2"/>
          <table:table-cell table:style-name="ce187" office:value-type="string" calcext:value-type="string">
            <text:p>&lt;br&gt;&lt;br&gt;</text:p>
          </table:table-cell>
          <table:table-cell table:number-columns-repeated="49"/>
        </table:table-row>
        <table:table-row table:style-name="ro1">
          <table:table-cell table:style-name="ce41" office:value-type="string" calcext:value-type="string">
            <text:p>Détail de la citation : <text:s/>Profession du père</text:p>
          </table:table-cell>
          <table:table-cell table:style-name="ce41"/>
          <table:table-cell table:style-name="ce44" table:number-columns-repeated="2"/>
          <table:table-cell table:number-columns-repeated="2"/>
          <table:table-cell table:style-name="ce44" table:number-columns-repeated="4"/>
          <table:table-cell table:style-name="ce187" office:value-type="string" calcext:value-type="string">
            <text:p>&lt;br&gt;</text:p>
          </table:table-cell>
          <table:table-cell table:number-columns-repeated="49"/>
        </table:table-row>
        <table:table-row table:style-name="ro1">
          <table:table-cell table:style-name="ce44" office:value-type="string" calcext:value-type="string">
            <text:p>Registre N°</text:p>
          </table:table-cell>
          <table:table-cell table:style-name="ce44"/>
          <table:table-cell table:style-name="ce109" table:formula="of:=IF([.$F$4]=&quot;&quot;;&quot;&quot;;[.$F$4])" office:value-type="float" office:value="6" calcext:value-type="float">
            <text:p>6</text:p>
          </table:table-cell>
          <table:table-cell table:style-name="ce109"/>
          <table:table-cell office:value-type="string" calcext:value-type="string">
            <text:p>Profession du père de</text:p>
          </table:table-cell>
          <table:table-cell table:style-name="ce47" table:formula="of:=IF([.$F$30]=&quot;&quot;;&quot;&quot;;[.$F$30])" office:value-type="string" office:string-value="Joseph Georges" calcext:value-type="string">
            <text:p>Joseph Georges</text:p>
          </table:table-cell>
          <table:table-cell table:style-name="ce47" table:formula="of:=IF([.$F$10]=&quot;&quot;;&quot;&quot;;[.$F$10])" office:value-type="string" office:string-value="Klugesherz" calcext:value-type="string">
            <text:p>Klugesherz</text:p>
          </table:table-cell>
          <table:table-cell table:style-name="ce128" table:formula="of:=IF([.$F$28]=&quot;&quot;;&quot;&quot;;[.$F$28])" office:value-type="date" office:date-value="1880-04-05" calcext:value-type="date">
            <text:p>05/04/1880</text:p>
          </table:table-cell>
          <table:table-cell table:style-name="ce168" office:value-type="string" calcext:value-type="string">
            <text:p>:</text:p>
          </table:table-cell>
          <table:table-cell table:style-name="ce165" table:formula="of:=IF([.$F$15]=&quot;&quot;;&quot;&quot;;[.$F$15])" office:value-type="string" office:string-value="Boulanger" calcext:value-type="string">
            <text:p>Boulanger</text:p>
          </table:table-cell>
          <table:table-cell table:style-name="ce187" office:value-type="string" calcext:value-type="string">
            <text:p>&lt;br&gt;&lt;br&gt;</text:p>
          </table:table-cell>
          <table:table-cell table:number-columns-repeated="49"/>
        </table:table-row>
        <table:table-row table:style-name="ro1">
          <table:table-cell table:style-name="ce41" office:value-type="string" calcext:value-type="string">
            <text:p>Détail de la citation : <text:s/>Prénom du père</text:p>
          </table:table-cell>
          <table:table-cell table:style-name="ce41"/>
          <table:table-cell table:style-name="ce44" table:number-columns-repeated="2"/>
          <table:table-cell table:number-columns-repeated="2"/>
          <table:table-cell table:style-name="ce44" table:number-columns-repeated="4"/>
          <table:table-cell table:style-name="ce187" office:value-type="string" calcext:value-type="string">
            <text:p>&lt;br&gt;</text:p>
          </table:table-cell>
          <table:table-cell table:number-columns-repeated="49"/>
        </table:table-row>
        <table:table-row table:style-name="ro1">
          <table:table-cell table:style-name="ce44" office:value-type="string" calcext:value-type="string">
            <text:p>Registre N°</text:p>
          </table:table-cell>
          <table:table-cell table:style-name="ce44"/>
          <table:table-cell table:style-name="ce109" table:formula="of:=IF([.$F$4]=&quot;&quot;;&quot;&quot;;[.$F$4])" office:value-type="float" office:value="6" calcext:value-type="float">
            <text:p>6</text:p>
          </table:table-cell>
          <table:table-cell table:style-name="ce109"/>
          <table:table-cell office:value-type="string" calcext:value-type="string">
            <text:p>Prénom du père de</text:p>
          </table:table-cell>
          <table:table-cell table:style-name="ce47" table:formula="of:=IF([.$F$30]=&quot;&quot;;&quot;&quot;;[.$F$30])" office:value-type="string" office:string-value="Joseph Georges" calcext:value-type="string">
            <text:p>Joseph Georges</text:p>
          </table:table-cell>
          <table:table-cell table:style-name="ce47" table:formula="of:=IF([.$F$10]=&quot;&quot;;&quot;&quot;;[.$F$10])" office:value-type="string" office:string-value="Klugesherz" calcext:value-type="string">
            <text:p>Klugesherz</text:p>
          </table:table-cell>
          <table:table-cell table:style-name="ce128" table:formula="of:=IF([.$F$28]=&quot;&quot;;&quot;&quot;;[.$F$28])" office:value-type="date" office:date-value="1880-04-05" calcext:value-type="date">
            <text:p>05/04/1880</text:p>
          </table:table-cell>
          <table:table-cell table:style-name="ce168" office:value-type="string" calcext:value-type="string">
            <text:p>:</text:p>
          </table:table-cell>
          <table:table-cell table:style-name="ce165" table:formula="of:=IF([.$F$11]=&quot;&quot;;&quot;&quot;;[.$F$11])" office:value-type="string" office:string-value="Joseph" calcext:value-type="string">
            <text:p>Joseph</text:p>
          </table:table-cell>
          <table:table-cell table:style-name="ce187" office:value-type="string" calcext:value-type="string">
            <text:p>&lt;br&gt;&lt;br&gt;</text:p>
          </table:table-cell>
          <table:table-cell table:number-columns-repeated="49"/>
        </table:table-row>
        <table:table-row table:style-name="ro1">
          <table:table-cell table:style-name="ce41" office:value-type="string" calcext:value-type="string">
            <text:p>Détail de la citation : Nom de la mère</text:p>
          </table:table-cell>
          <table:table-cell table:style-name="ce41"/>
          <table:table-cell table:style-name="ce44" table:number-columns-repeated="2"/>
          <table:table-cell table:number-columns-repeated="2"/>
          <table:table-cell table:style-name="ce44" table:number-columns-repeated="4"/>
          <table:table-cell table:style-name="ce187" office:value-type="string" calcext:value-type="string">
            <text:p>&lt;br&gt;</text:p>
          </table:table-cell>
          <table:table-cell table:number-columns-repeated="49"/>
        </table:table-row>
        <table:table-row table:style-name="ro1">
          <table:table-cell table:style-name="ce44" office:value-type="string" calcext:value-type="string">
            <text:p>Registre N°</text:p>
          </table:table-cell>
          <table:table-cell table:style-name="ce44"/>
          <table:table-cell table:style-name="ce109" table:formula="of:=IF([.$F$4]=&quot;&quot;;&quot;&quot;;[.$F$4])" office:value-type="float" office:value="6" calcext:value-type="float">
            <text:p>6</text:p>
          </table:table-cell>
          <table:table-cell table:style-name="ce109"/>
          <table:table-cell office:value-type="string" calcext:value-type="string">
            <text:p>Nom de la mère de</text:p>
          </table:table-cell>
          <table:table-cell table:style-name="ce47" table:formula="of:=IF([.$F$30]=&quot;&quot;;&quot;&quot;;[.$F$30])" office:value-type="string" office:string-value="Joseph Georges" calcext:value-type="string">
            <text:p>Joseph Georges</text:p>
          </table:table-cell>
          <table:table-cell table:style-name="ce47" table:formula="of:=IF([.$F$10]=&quot;&quot;;&quot;&quot;;[.$F$10])" office:value-type="string" office:string-value="Klugesherz" calcext:value-type="string">
            <text:p>Klugesherz</text:p>
          </table:table-cell>
          <table:table-cell table:style-name="ce128" table:formula="of:=IF([.$F$28]=&quot;&quot;;&quot;&quot;;[.$F$28])" office:value-type="date" office:date-value="1880-04-05" calcext:value-type="date">
            <text:p>05/04/1880</text:p>
          </table:table-cell>
          <table:table-cell table:style-name="ce168" office:value-type="string" calcext:value-type="string">
            <text:p>:</text:p>
          </table:table-cell>
          <table:table-cell table:style-name="ce165" table:formula="of:=IF([.$F$19]=&quot;&quot;;&quot;&quot;;[.$F$19] &amp; &quot; &quot; &amp; [.$F$18] )" office:value-type="string" office:string-value="Marie Anne Dietrich" calcext:value-type="string">
            <text:p>Marie Anne Dietrich</text:p>
          </table:table-cell>
          <table:table-cell table:style-name="ce187" office:value-type="string" calcext:value-type="string">
            <text:p>&lt;br&gt;&lt;br&gt;</text:p>
          </table:table-cell>
          <table:table-cell table:number-columns-repeated="49"/>
        </table:table-row>
        <table:table-row table:style-name="ro1">
          <table:table-cell/>
          <table:table-cell table:style-name="Default" table:number-columns-repeated="8"/>
          <table:table-cell table:number-columns-repeated="51"/>
        </table:table-row>
        <table:table-row table:style-name="ro1">
          <table:table-cell table:style-name="ce41" office:value-type="string" calcext:value-type="string">
            <text:p>Média pour Fichier source à attacher</text:p>
          </table:table-cell>
          <table:table-cell table:style-name="ce41"/>
          <table:table-cell table:style-name="ce44" table:number-columns-repeated="2"/>
          <table:table-cell table:number-columns-repeated="2"/>
          <table:table-cell table:style-name="ce44" table:number-columns-repeated="3"/>
          <table:table-cell/>
          <table:table-cell table:style-name="ce37"/>
          <table:table-cell table:number-columns-repeated="49"/>
        </table:table-row>
        <table:table-row table:style-name="ro1">
          <table:table-cell table:style-name="ce47" table:formula="of:=IF([.$F$30]=&quot;&quot;;&quot;&quot;;[.$F$30])" office:value-type="string" office:string-value="Joseph Georges" calcext:value-type="string">
            <text:p>Joseph Georges</text:p>
          </table:table-cell>
          <table:table-cell table:style-name="ce47"/>
          <table:table-cell table:style-name="ce47" table:formula="of:=IF([.$F$10]=&quot;&quot;;&quot;&quot;;[.$F$10])" office:value-type="string" office:string-value="Klugesherz" calcext:value-type="string">
            <text:p>Klugesherz</text:p>
          </table:table-cell>
          <table:table-cell table:style-name="ce47"/>
          <table:table-cell table:style-name="ce128" table:formula="of:=IF([.$F$28]=&quot;&quot;;&quot;&quot;;[.$F$28])" office:value-type="date" office:date-value="1880-04-05" calcext:value-type="date">
            <text:p>05/04/1880</text:p>
          </table:table-cell>
          <table:table-cell table:style-name="ce168" office:value-type="string" calcext:value-type="string">
            <text:p>:</text:p>
          </table:table-cell>
          <table:table-cell table:style-name="ce44" office:value-type="string" calcext:value-type="string">
            <text:p>Registre de Naissance</text:p>
          </table:table-cell>
          <table:table-cell table:style-name="ce44"/>
          <table:table-cell table:style-name="ce187" office:value-type="string" calcext:value-type="string">
            <text:p>&lt;br&gt;&lt;br&gt;</text:p>
          </table:table-cell>
          <table:table-cell/>
          <table:table-cell table:style-name="ce37"/>
          <table:table-cell table:number-columns-repeated="49"/>
        </table:table-row>
        <table:table-row table:style-name="ro1">
          <table:table-cell table:style-name="ce44" office:value-type="string" calcext:value-type="string">
            <text:p>Photo</text:p>
          </table:table-cell>
          <table:table-cell table:style-name="ce44" table:number-columns-repeated="3"/>
          <table:table-cell table:number-columns-repeated="2"/>
          <table:table-cell table:style-name="ce44" table:number-columns-repeated="2"/>
          <table:table-cell table:style-name="ce187" office:value-type="string" calcext:value-type="string">
            <text:p>&lt;br&gt;</text:p>
          </table:table-cell>
          <table:table-cell table:number-columns-repeated="51"/>
        </table:table-row>
        <table:table-row table:style-name="ro1">
          <table:table-cell table:style-name="ce47" table:formula="of:=IF([.$F$30]=&quot;&quot;;&quot;&quot;;[.$F$30])" office:value-type="string" office:string-value="Joseph Georges" calcext:value-type="string">
            <text:p>Joseph Georges</text:p>
          </table:table-cell>
          <table:table-cell table:style-name="ce47"/>
          <table:table-cell table:style-name="ce47" table:formula="of:=IF([.$F$10]=&quot;&quot;;&quot;&quot;;[.$F$10])" office:value-type="string" office:string-value="Klugesherz" calcext:value-type="string">
            <text:p>Klugesherz</text:p>
          </table:table-cell>
          <table:table-cell table:style-name="ce47"/>
          <table:table-cell table:style-name="ce128" table:formula="of:=IF([.$F$28]=&quot;&quot;;&quot;&quot;;[.$F$28])" office:value-type="date" office:date-value="1880-04-05" calcext:value-type="date">
            <text:p>05/04/1880</text:p>
          </table:table-cell>
          <table:table-cell table:style-name="ce168" office:value-type="string" calcext:value-type="string">
            <text:p>:</text:p>
          </table:table-cell>
          <table:table-cell table:style-name="ce44" table:number-columns-repeated="2"/>
          <table:table-cell table:style-name="ce187"/>
          <table:table-cell table:number-columns-repeated="51"/>
        </table:table-row>
        <table:named-expressions>
          <table:named-range table:name="CitationTexte" table:base-cell-address="$'Acte de Naissance'.$J$1" table:cell-range-address="$'Acte de Naissance'.$A$32:.$K$39"/>
          <table:named-range table:name="MediaTexte" table:base-cell-address="$'Acte de Naissance'.$G$60" table:cell-range-address="$'Acte de Naissance'.$A$42:.$I$44"/>
          <table:named-range table:name="Source" table:base-cell-address="$'Acte de Naissance'.$E$3" table:cell-range-address="$'Acte de Naissance'.$E$3"/>
          <table:named-range table:name="SourceTexte" table:base-cell-address="$'Acte de Naissance'.$E$45" table:cell-range-address="$'Acte de Naissance'.$B$4:.$F$29"/>
          <table:named-range table:name="ZoneEntrée" table:base-cell-address="$'Acte de Naissance'.$F$31" table:cell-range-address="$'Acte de Naissance'.$F$4:.$F$30"/>
        </table:named-expressions>
      </table:table>
      <table:table table:name="Acte de Décè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5" form:id="control5"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6" form:id="control6"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4"/>
          <draw:control draw:z-index="1" draw:text-style-name="P1" svg:width="3.657cm" svg:height="0.797cm" svg:x="20.501cm" svg:y="0.22cm" draw:control="control5"/>
          <draw:control draw:z-index="2" draw:text-style-name="P1" svg:width="2.832cm" svg:height="0.797cm" svg:x="15.742cm" svg:y="0.238cm" draw:control="control6"/>
        </table:shapes>
        <table:table-column table:style-name="co21" table:default-cell-style-name="Default"/>
        <table:table-column table:style-name="co5" table:default-cell-style-name="ce68"/>
        <table:table-column table:style-name="co19" table:default-cell-style-name="ce150"/>
        <table:table-column table:style-name="co22" table:default-cell-style-name="ce118"/>
        <table:table-column table:style-name="co3" table:default-cell-style-name="ce150"/>
        <table:table-column table:style-name="co9" table:default-cell-style-name="Default"/>
        <table:table-column table:style-name="co10" table:default-cell-style-name="ce175"/>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3" table:default-cell-style-name="Default"/>
        <table:table-column table:style-name="co16" table:default-cell-style-name="Default"/>
        <table:table-column table:style-name="co17" table:default-cell-style-name="Default"/>
        <table:table-column table:style-name="co1" table:number-columns-repeated="2" table:default-cell-style-name="Default"/>
        <table:table-column table:style-name="co18" table:number-columns-repeated="2" table:default-cell-style-name="Default"/>
        <table:table-column table:style-name="co19" table:default-cell-style-name="Default"/>
        <table:table-column table:style-name="co1" table:number-columns-repeated="2" table:default-cell-style-name="Default"/>
        <table:table-column table:style-name="co20" table:default-cell-style-name="Default"/>
        <table:table-column table:style-name="co1" table:number-columns-repeated="20" table:default-cell-style-name="Default"/>
        <table:table-column table:style-name="co23" table:default-cell-style-name="Default"/>
        <table:table-column table:style-name="co1" table:number-columns-repeated="18" table:default-cell-style-name="Default"/>
        <table:table-row table:style-name="ro2">
          <table:table-cell table:style-name="ce11" office:value-type="string" calcext:value-type="string">
            <text:p>Plages </text:p>
            <text:p>Nommées</text:p>
          </table:table-cell>
          <table:table-cell table:style-name="ce12"/>
          <table:table-cell table:style-name="ce72" office:value-type="string" calcext:value-type="string">
            <text:p>Langue :</text:p>
          </table:table-cell>
          <table:table-cell table:style-name="ce12" office:value-type="float" office:value="1" calcext:value-type="float">
            <text:p>1</text:p>
          </table:table-cell>
          <table:table-cell table:style-name="ce12"/>
          <table:table-cell table:style-name="ce129" office:value-type="string" calcext:value-type="string" table:number-columns-spanned="1" table:number-rows-spanned="2">
            <text:p>Colonne à compléter</text:p>
            <text:p><text:span text:style-name="T4">En cas de doute </text:span></text:p>
            <text:p><text:span text:style-name="T4">Mettez ???</text:span></text:p>
          </table:table-cell>
          <table:table-cell table:style-name="ce37"/>
          <table:table-cell table:number-columns-repeated="57"/>
        </table:table-row>
        <table:table-row table:style-name="ro3">
          <table:table-cell table:style-name="ce12" office:value-type="string" calcext:value-type="string">
            <text:p>ZoneEntree</text:p>
          </table:table-cell>
          <table:table-cell table:style-name="ce12"/>
          <table:table-cell table:style-name="Default" table:number-columns-repeated="3"/>
          <table:covered-table-cell table:style-name="ce150"/>
          <table:table-cell table:style-name="ce37"/>
          <table:table-cell table:number-columns-repeated="57"/>
        </table:table-row>
        <table:table-row table:style-name="ro1">
          <table:table-cell table:style-name="ce12" office:value-type="string" calcext:value-type="string">
            <text:p>Source</text:p>
          </table:table-cell>
          <table:table-cell table:style-name="ce48" office:value-type="string" calcext:value-type="string">
            <text:p>&lt;..&gt;</text:p>
          </table:table-cell>
          <table:table-cell table:style-name="ce75" office:value-type="string" calcext:value-type="string">
            <text:p>Source</text:p>
          </table:table-cell>
          <table:table-cell table:style-name="ce110" office:value-type="string" calcext:value-type="string">
            <text:p>&lt;..&gt;</text:p>
          </table:table-cell>
          <table:table-cell table:style-name="ce121" table:number-columns-spanned="2" table:number-rows-spanned="1"/>
          <table:covered-table-cell table:style-name="ce130"/>
          <table:table-cell table:style-name="ce37"/>
          <table:table-cell table:number-columns-repeated="57"/>
        </table:table-row>
        <table:table-row table:style-name="ro1">
          <table:table-cell table:style-name="ce12" office:value-type="string" calcext:value-type="string">
            <text:p>SourceTexte</text:p>
          </table:table-cell>
          <table:table-cell table:style-name="ce50" office:value-type="string" calcext:value-type="string">
            <text:p>Registre de décès</text:p>
          </table:table-cell>
          <table:table-cell table:style-name="ce76"/>
          <table:table-cell table:style-name="ce111" office:value-type="string" calcext:value-type="string">
            <text:p>&lt;crtab&gt;</text:p>
          </table:table-cell>
          <table:table-cell table:style-name="ce76" office:value-type="string" calcext:value-type="string">
            <text:p>Numéro :</text:p>
          </table:table-cell>
          <table:table-cell table:style-name="ce131" office:value-type="float" office:value="13" calcext:value-type="float">
            <text:p>13</text:p>
          </table:table-cell>
          <table:table-cell table:style-name="Default"/>
          <table:table-cell table:style-name="ce177" table:formula="of:=INDIRECT(ADDRESS([.$A$9]+[.$D$1];[.$A$10]+0))" office:value-type="string" office:string-value="Nr" calcext:value-type="string">
            <text:p>Nr</text:p>
          </table:table-cell>
          <table:table-cell table:style-name="ce177" table:formula="of:=INDIRECT(ADDRESS([.$A$9]+[.$D$1];[.$A$10]+1))" office:value-type="float" office:value="13" calcext:value-type="float">
            <text:p>13</text:p>
          </table:table-cell>
          <table:table-cell table:style-name="ce179" table:number-columns-repeated="2"/>
          <table:table-cell table:number-columns-repeated="2"/>
          <table:table-cell table:style-name="ce135" table:formula="of:=IF([.O4]=&quot;&quot;;&quot;&quot;;&quot;N°&quot;)" office:value-type="string" office:string-value="N°" calcext:value-type="string">
            <text:p>N°</text:p>
          </table:table-cell>
          <table:table-cell table:style-name="ce136" table:formula="of:=IF([.$F$4]=&quot;&quot;;&quot;&quot;;[.$F$4])" office:value-type="float" office:value="13" calcext:value-type="float">
            <text:p>13</text:p>
          </table:table-cell>
          <table:table-cell table:style-name="ce138" table:formula="of:=IF([.$F$6]=&quot;&quot;;&quot;&quot;;[.$F$6])" office:value-type="string" office:string-value="Sulzbad" calcext:value-type="string">
            <text:p>Sulzbad</text:p>
          </table:table-cell>
          <table:table-cell table:number-columns-repeated="2" table:style-name="ce138" office:value-type="string" calcext:value-type="string">
            <text:p><text:s/></text:p>
          </table:table-cell>
          <table:table-cell table:style-name="ce135" table:formula="of:=IF([.U4]=&quot;&quot;;&quot;&quot;;&quot;Le&quot;)" office:value-type="string" office:string-value="Le" calcext:value-type="string">
            <text:p>Le</text:p>
          </table:table-cell>
          <table:table-cell table:style-name="ce141" table:formula="of:=IF([.$F$5]=&quot;&quot;;&quot;&quot;;[.$F$5])" office:value-type="date" office:date-value="1904-09-27" calcext:value-type="date">
            <text:p>27/09/1904</text:p>
          </table:table-cell>
          <table:table-cell table:style-name="ce136"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vingt-septième" calcext:value-type="string">
            <text:p>vingt-septième</text:p>
          </table:table-cell>
          <table:table-cell table:style-name="ce135" table:formula="of:=IF([.U4]=&quot;&quot;;&quot;&quot;;&quot;jour du mois de&quot;)" office:value-type="string" office:string-value="jour du mois de" calcext:value-type="string">
            <text:p>jour du mois de</text:p>
          </table:table-cell>
          <table:table-cell table:style-name="ce142" table:formula="of:=IF([.$F$5]=&quot;&quot;;&quot;&quot;;CHOOSE(MONTH([.$F$5]);&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style-name="ce135" table:formula="of:=IF([.U4]=&quot;&quot;;&quot;&quot;;&quot;de l'an&quot;)" office:value-type="string" office:string-value="de l'an" calcext:value-type="string">
            <text:p>de l'an</text:p>
          </table:table-cell>
          <table:table-cell table:style-name="ce145" table:formula="of:=IF([.$F$5]=&quot;&quot;;&quot;&quot;;ORG.NUMBERTEXT.NUMBERTEXT(YEAR([.$F$5]);&quot;fr&quot;))" office:value-type="string" office:string-value="Mille neuf cent quatre" calcext:value-type="string">
            <text:p>Mille neuf cent quatre</text:p>
          </table:table-cell>
          <table:table-cell table:style-name="ce135"/>
          <table:table-cell table:style-name="ce146"/>
          <table:table-cell table:style-name="ce135"/>
          <table:table-cell table:style-name="ce138"/>
          <table:table-cell table:number-columns-repeated="35"/>
        </table:table-row>
        <table:table-row table:style-name="ro1">
          <table:table-cell table:style-name="ce13" office:value-type="string" calcext:value-type="string">
            <text:p>CitationTexte</text:p>
          </table:table-cell>
          <table:table-cell table:style-name="ce51"/>
          <table:table-cell table:style-name="ce59"/>
          <table:table-cell table:style-name="ce112" office:value-type="string" calcext:value-type="string">
            <text:p>&lt;crtab&gt;</text:p>
          </table:table-cell>
          <table:table-cell table:style-name="ce59" office:value-type="string" calcext:value-type="string">
            <text:p>Date d'écriture :</text:p>
          </table:table-cell>
          <table:table-cell table:style-name="ce132" office:value-type="date" office:date-value="1904-09-27" calcext:value-type="date">
            <text:p>27/09/1904</text:p>
          </table:table-cell>
          <table:table-cell table:style-name="Default"/>
          <table:table-cell table:style-name="ce177" table:formula="of:=INDIRECT(ADDRESS([.$A$9]+[.$D$1];[.$A$10]+2))" office:value-type="string" office:string-value="Sulzbad" calcext:value-type="string">
            <text:p>Sulzbad</text:p>
          </table:table-cell>
          <table:table-cell table:style-name="ce182" table:formula="of:=INDIRECT(ADDRESS([.$A$9]+[.$D$1];[.$A$10]+6))" office:value-type="date" office:date-value="1904-09-27" calcext:value-type="date">
            <text:p>27/09/1904</text:p>
          </table:table-cell>
          <table:table-cell table:style-name="ce177" table:formula="of:=INDIRECT(ADDRESS([.$A$9]+[.$D$1];[.$A$10]+3))" office:value-type="string" office:string-value=" " calcext:value-type="string">
            <text:p><text:s/></text:p>
          </table:table-cell>
          <table:table-cell table:style-name="ce177" table:formula="of:=INDIRECT(ADDRESS([.$A$9]+[.$D$1];[.$A$10]+4))" office:value-type="string" office:string-value=" " calcext:value-type="string">
            <text:p><text:s/></text:p>
          </table:table-cell>
          <table:table-cell table:number-columns-repeated="2"/>
          <table:table-cell table:style-name="ce135" table:formula="of:=IF([.O5]=&quot;&quot;;&quot;&quot;;&quot;Nr&quot;)" office:value-type="string" office:string-value="Nr" calcext:value-type="string">
            <text:p>Nr</text:p>
          </table:table-cell>
          <table:table-cell table:style-name="ce136" table:formula="of:=IF([.$F$4]=&quot;&quot;;&quot;&quot;;[.$F$4])" office:value-type="float" office:value="13" calcext:value-type="float">
            <text:p>13</text:p>
          </table:table-cell>
          <table:table-cell table:style-name="ce138" table:formula="of:=IF([.$F$6]=&quot;&quot;;&quot;&quot;;[.$F$6])" office:value-type="string" office:string-value="Sulzbad" calcext:value-type="string">
            <text:p>Sulzbad</text:p>
          </table:table-cell>
          <table:table-cell table:number-columns-repeated="2" table:style-name="ce138" office:value-type="string" calcext:value-type="string">
            <text:p><text:s/></text:p>
          </table:table-cell>
          <table:table-cell table:style-name="ce135" table:formula="of:=IF([.U5]=&quot;&quot;;&quot;&quot;;&quot;,am&quot;)" office:value-type="string" office:string-value=",am" calcext:value-type="string">
            <text:p>,am</text:p>
          </table:table-cell>
          <table:table-cell table:style-name="ce141" table:formula="of:=IF([.$F$5]=&quot;&quot;;&quot;&quot;;[.$F$5])" office:value-type="date" office:date-value="1904-09-27" calcext:value-type="date">
            <text:p>27/09/1904</text:p>
          </table:table-cell>
          <table:table-cell table:style-name="ce138"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siebundzwanzigs" calcext:value-type="string">
            <text:p>siebundzwanzigs</text:p>
          </table:table-cell>
          <table:table-cell table:style-name="ce135" table:formula="of:=IF([.$F$5]=&quot;&quot;;&quot;&quot;;&quot;ten&quot;)" office:value-type="string" office:string-value="ten" calcext:value-type="string">
            <text:p>ten</text:p>
          </table:table-cell>
          <table:table-cell table:style-name="ce142" table:formula="of:=IF([.$F$5]=&quot;&quot;;&quot;&quot;;CHOOSE(MONTH([.$F$5]);&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144" table:formula="of:=IF([.U5]=&quot;&quot;;&quot;&quot;;&quot;des Jahres&quot;)" office:value-type="string" office:string-value="des Jahres" calcext:value-type="string">
            <text:p>des Jahres</text:p>
          </table:table-cell>
          <table:table-cell table:style-name="ce145" table:formula="of:=IF([.$F$5]=&quot;&quot;;&quot;&quot;;ORG.NUMBERTEXT.NUMBERTEXT(YEAR([.$F$5]);&quot;de&quot;))" office:value-type="string" office:string-value="Eintausendneunhundertvier" calcext:value-type="string">
            <text:p>Eintausendneunhundertvier</text:p>
          </table:table-cell>
          <table:table-cell table:style-name="ce135"/>
          <table:table-cell table:style-name="ce146"/>
          <table:table-cell table:style-name="ce147"/>
          <table:table-cell table:style-name="ce138"/>
          <table:table-cell table:number-columns-repeated="35"/>
        </table:table-row>
        <table:table-row table:style-name="ro1">
          <table:table-cell table:style-name="ce13" office:value-type="string" calcext:value-type="string">
            <text:p>MediaTexte</text:p>
          </table:table-cell>
          <table:table-cell table:style-name="ce51"/>
          <table:table-cell table:style-name="ce59"/>
          <table:table-cell table:style-name="ce112" office:value-type="string" calcext:value-type="string">
            <text:p>&lt;crtab&gt;</text:p>
          </table:table-cell>
          <table:table-cell table:style-name="ce59" office:value-type="string" calcext:value-type="string">
            <text:p>Mairie de :</text:p>
          </table:table-cell>
          <table:table-cell table:style-name="ce134" office:value-type="string" calcext:value-type="string">
            <text:p>Sulzbad</text:p>
          </table:table-cell>
          <table:table-cell/>
          <table:table-cell table:style-name="ce178" table:formula="of:=INDIRECT(ADDRESS([.$A$9]+[.$D$1];[.$A$10]+5))" office:value-type="string" office:string-value=",am" calcext:value-type="string">
            <text:p>,am</text:p>
          </table:table-cell>
          <table:table-cell table:style-name="ce178" table:formula="of:=INDIRECT(ADDRESS([.$A$9]+[.$D$1];[.$A$10]+7))" office:value-type="string" office:string-value="siebundzwanzigs" calcext:value-type="string">
            <text:p>siebundzwanzigs</text:p>
          </table:table-cell>
          <table:table-cell table:style-name="ce188" table:formula="of:=INDIRECT(ADDRESS([.$A$9]+[.$D$1];[.$A$10]+8))" office:value-type="string" office:string-value="ten" calcext:value-type="string">
            <text:p>ten</text:p>
          </table:table-cell>
          <table:table-cell table:style-name="ce178" table:formula="of:=INDIRECT(ADDRESS([.$A$9]+[.$D$1];[.$A$10]+9))" office:value-type="string" office:string-value="September" calcext:value-type="string">
            <text:p>September</text:p>
          </table:table-cell>
          <table:table-cell table:number-columns-repeated="53"/>
        </table:table-row>
        <table:table-row table:style-name="ro1">
          <table:table-cell/>
          <table:table-cell table:style-name="ce51"/>
          <table:table-cell table:style-name="ce59"/>
          <table:table-cell table:style-name="ce112" office:value-type="string" calcext:value-type="string">
            <text:p>&lt;crtab&gt;</text:p>
          </table:table-cell>
          <table:table-cell table:style-name="ce59" office:value-type="string" calcext:value-type="string">
            <text:p>Nom du Maire :</text:p>
          </table:table-cell>
          <table:table-cell table:style-name="ce134" office:value-type="string" calcext:value-type="string">
            <text:p>Wicker</text:p>
          </table:table-cell>
          <table:table-cell/>
          <table:table-cell table:style-name="ce178" table:formula="of:=INDIRECT(ADDRESS([.$A$9]+[.$D$1];[.$A$10]+10))" office:value-type="string" office:string-value="des Jahres" calcext:value-type="string">
            <text:p>des Jahres</text:p>
          </table:table-cell>
          <table:table-cell table:style-name="ce178" table:formula="of:=INDIRECT(ADDRESS([.$A$9]+[.$D$1];[.$A$10]+11))" office:value-type="string" office:string-value="Eintausendneunhundertvier" calcext:value-type="string">
            <text:p>Eintausendneunhundertvier</text:p>
          </table:table-cell>
          <table:table-cell table:style-name="ce178" table:number-columns-repeated="2"/>
          <table:table-cell table:number-columns-repeated="11"/>
          <table:table-cell table:style-name="ce143"/>
          <table:table-cell table:number-columns-repeated="41"/>
        </table:table-row>
        <table:table-row table:style-name="ro1">
          <table:table-cell table:style-name="ce11" office:value-type="string" calcext:value-type="string">
            <text:p>Cord. Reg.</text:p>
          </table:table-cell>
          <table:table-cell table:style-name="ce254" office:value-type="string" calcext:value-type="string">
            <text:p>&lt;br&gt;</text:p>
          </table:table-cell>
          <table:table-cell table:style-name="ce257" office:value-type="string" calcext:value-type="string">
            <text:p>Déclarant</text:p>
          </table:table-cell>
          <table:table-cell table:style-name="ce262" office:value-type="string" calcext:value-type="string">
            <text:p>&lt;crtab&gt;</text:p>
          </table:table-cell>
          <table:table-cell table:style-name="ce258" office:value-type="string" calcext:value-type="string">
            <text:p>Nom :</text:p>
          </table:table-cell>
          <table:table-cell table:style-name="ce272" office:value-type="string" calcext:value-type="string">
            <text:p>Klugesherz</text:p>
          </table:table-cell>
          <table:table-cell/>
          <table:table-cell table:style-name="ce178" table:number-columns-repeated="4"/>
          <table:table-cell table:number-columns-repeated="53"/>
        </table:table-row>
        <table:table-row table:style-name="ro1">
          <table:table-cell table:style-name="ce31" office:value-type="float" office:value="4" calcext:value-type="float">
            <text:p>4</text:p>
          </table:table-cell>
          <table:table-cell table:style-name="ce254"/>
          <table:table-cell table:style-name="ce257"/>
          <table:table-cell table:style-name="ce262" office:value-type="string" calcext:value-type="string">
            <text:p>&lt;crtab&gt;</text:p>
          </table:table-cell>
          <table:table-cell table:style-name="ce258" office:value-type="string" calcext:value-type="string">
            <text:p>Prénom : </text:p>
          </table:table-cell>
          <table:table-cell table:style-name="ce272" office:value-type="string" calcext:value-type="string">
            <text:p>Joseph</text:p>
          </table:table-cell>
          <table:table-cell table:number-columns-repeated="58"/>
        </table:table-row>
        <table:table-row table:style-name="ro1">
          <table:table-cell table:style-name="ce31" office:value-type="float" office:value="14" calcext:value-type="float">
            <text:p>14</text:p>
          </table:table-cell>
          <table:table-cell table:style-name="ce254"/>
          <table:table-cell table:style-name="ce257"/>
          <table:table-cell table:style-name="ce262" office:value-type="string" calcext:value-type="string">
            <text:p>&lt;crtab&gt;</text:p>
          </table:table-cell>
          <table:table-cell table:style-name="ce258" office:value-type="string" calcext:value-type="string">
            <text:p>Profession :</text:p>
          </table:table-cell>
          <table:table-cell table:style-name="ce272" table:content-validation-name="val2" office:value-type="string" calcext:value-type="string">
            <text:p>Boulanger</text:p>
          </table:table-cell>
          <table:table-cell table:style-name="Default"/>
          <table:table-cell table:style-name="ce177"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179" table:number-columns-repeated="2"/>
          <table:table-cell table:style-name="ce178" table:formula="of:=INDIRECT(ADDRESS([.$A$13]+[.$D$1];[.$A$14]+1))" office:value-type="string" office:string-value="bekannt" calcext:value-type="string">
            <text:p>bekannt</text:p>
          </table:table-cell>
          <table:table-cell table:number-columns-repeated="2"/>
          <table:table-cell table:style-name="ce166" office:value-type="string" calcext:value-type="string">
            <text:p>Par-devant l’officier d’état civil soussigné s’est aujourd’hui présenté en personne</text:p>
          </table:table-cell>
          <table:table-cell office:value-type="string" calcext:value-type="string">
            <text:p><text:s/></text:p>
          </table:table-cell>
          <table:table-cell table:style-name="ce282" table:formula="of:=IF([.$F$9]=&quot;&quot;;&quot;&quot;;[.$F$9])" office:value-type="string" office:string-value="Joseph" calcext:value-type="string">
            <text:p>Joseph</text:p>
          </table:table-cell>
          <table:table-cell table:style-name="ce282" table:formula="of:=IF([.$F$8]=&quot;&quot;;&quot;&quot;;[.$F$8])" office:value-type="string" office:string-value="Klugesherz" calcext:value-type="string">
            <text:p>Klugesherz</text:p>
          </table:table-cell>
          <table:table-cell table:style-name="ce282" table:formula="of:=IF([.$F$10]=&quot;&quot;;&quot;&quot;;[.$F$10])" office:value-type="string" office:string-value="Boulanger" calcext:value-type="string">
            <text:p>Boulanger</text:p>
          </table:table-cell>
          <table:table-cell table:style-name="ce284" office:value-type="string" calcext:value-type="string">
            <text:p><text:s/></text:p>
          </table:table-cell>
          <table:table-cell table:style-name="ce166" office:value-type="string" calcext:value-type="string">
            <text:p>domicilié à</text:p>
          </table:table-cell>
          <table:table-cell table:style-name="ce282" table:formula="of:=IF([.$F$11]=&quot;&quot;;&quot;&quot;;[.$F$11])" office:value-type="string" office:string-value="Sulzbad" calcext:value-type="string">
            <text:p>Sulzbad</text:p>
          </table:table-cell>
          <table:table-cell table:style-name="ce281" table:formula="of:=IF([.$F$12]=&quot;Oui&quot;;&quot;dont l'identitét à été constaté par nous&quot;;IF([.$F$12]=&quot;Non&quot;;&quot;dont l'identaité a été constaté par .... personnne&quot;;&quot;&quot;))" office:value-type="string" office:string-value="dont l'identitét à été constaté par nous" calcext:value-type="string">
            <text:p>dont l'identitét à été constaté par nous</text:p>
          </table:table-cell>
          <table:table-cell table:style-name="ce135" office:value-type="string" calcext:value-type="string">
            <text:p>, et a déclaré que</text:p>
          </table:table-cell>
          <table:table-cell table:style-name="ce284" table:formula="of:=IF([.$F$21]=&quot;&quot;;&quot;&quot;;[.$F$21])" office:value-type="string" office:string-value="Karl" calcext:value-type="string">
            <text:p>Karl</text:p>
          </table:table-cell>
          <table:table-cell table:style-name="ce284" table:formula="of:=IF([.$F$20]=&quot;&quot;;&quot;&quot;;[.$F$20])" office:value-type="string" office:string-value="Klugesherz" calcext:value-type="string">
            <text:p>Klugesherz</text:p>
          </table:table-cell>
          <table:table-cell table:style-name="ce282" table:formula="of:=IF([.$F$22]=&quot;&quot;;&quot;&quot;;[.$F$22])">
            <text:p/>
          </table:table-cell>
          <table:table-cell table:style-name="ce135" office:value-type="string" calcext:value-type="string">
            <text:p>agé de</text:p>
          </table:table-cell>
          <table:table-cell table:style-name="ce285" table:formula="of:=IF([.$F$25]=&quot;&quot;;&quot;&quot;;[.$F$25])" office:value-type="float" office:value="4.75" calcext:value-type="float">
            <text:p>4 3/4</text:p>
          </table:table-cell>
          <table:table-cell table:style-name="ce285" table:formula="of:=IF([.$F$24]=&quot;&quot;;&quot;&quot;;[.$F$24])" office:value-type="string" office:string-value="Années" calcext:value-type="string">
            <text:p>Années</text:p>
          </table:table-cell>
          <table:table-cell table:style-name="ce166" office:value-type="string" calcext:value-type="string">
            <text:p>de Religion</text:p>
          </table:table-cell>
          <table:table-cell table:style-name="ce285" table:formula="of:=IF([.$F$26]=&quot;&quot;;&quot;&quot;;[.$F$26])" office:value-type="string" office:string-value="Catholique" calcext:value-type="string">
            <text:p>Catholique</text:p>
          </table:table-cell>
          <table:table-cell table:style-name="ce282" office:value-type="string" calcext:value-type="string">
            <text:p>demeurant à</text:p>
          </table:table-cell>
          <table:table-cell table:style-name="ce284" table:formula="of:=IF([.$F$28]=&quot;&quot;;&quot;&quot;;[.$F$28])" office:value-type="string" office:string-value="Sulzbad" calcext:value-type="string">
            <text:p>Sulzbad</text:p>
          </table:table-cell>
          <table:table-cell table:style-name="ce282" office:value-type="string" calcext:value-type="string">
            <text:p>Né à </text:p>
          </table:table-cell>
          <table:table-cell table:style-name="ce284" table:formula="of:=IF([.$F$27]=&quot;&quot;;&quot;&quot;;[.$F$27])" office:value-type="string" office:string-value="Sulzbad" calcext:value-type="string">
            <text:p>Sulzbad</text:p>
          </table:table-cell>
          <table:table-cell table:style-name="ce282" office:value-type="string" calcext:value-type="string">
            <text:p>fils de </text:p>
          </table:table-cell>
          <table:table-cell table:style-name="ce284" table:formula="of:=IF([.$F$14]=&quot;&quot;;&quot;&quot;;[.$F$14])" office:value-type="string" office:string-value="Joseph" calcext:value-type="string">
            <text:p>Joseph</text:p>
          </table:table-cell>
          <table:table-cell table:style-name="ce284" table:formula="of:=IF([.$F$13]=&quot;&quot;;&quot;&quot;;[.$F$13])" office:value-type="string" office:string-value="Klugesherz" calcext:value-type="string">
            <text:p>Klugesherz</text:p>
          </table:table-cell>
          <table:table-cell table:style-name="ce284" table:formula="of:=IF([.$F$15]=&quot;&quot;;&quot;&quot;;[.$F$15])" office:value-type="string" office:string-value="--" calcext:value-type="string">
            <text:p>--</text:p>
          </table:table-cell>
          <table:table-cell table:style-name="ce284" table:formula="of:=IF([.$F$17]=&quot;&quot;;&quot;&quot;;&quot;et de &quot; &amp; [.$F$18])" office:value-type="string" office:string-value="et de Viktoria" calcext:value-type="string">
            <text:p>et de Viktoria</text:p>
          </table:table-cell>
          <table:table-cell table:style-name="ce284" table:formula="of:=IF([.$F$13]=&quot;&quot;;&quot;&quot;;[.$F$13])" office:value-type="string" office:string-value="Klugesherz" calcext:value-type="string">
            <text:p>Klugesherz</text:p>
          </table:table-cell>
          <table:table-cell table:style-name="ce166" office:value-type="string" calcext:value-type="string">
            <text:p>née</text:p>
          </table:table-cell>
          <table:table-cell table:style-name="ce284" table:formula="of:=IF([.$F$17]=&quot;&quot;;&quot;&quot;;[.$F$17])" office:value-type="string" office:string-value="Fischer" calcext:value-type="string">
            <text:p>Fischer</text:p>
          </table:table-cell>
          <table:table-cell table:style-name="ce284" table:formula="of:=IF([.$F$19]=&quot;&quot;;&quot;&quot;;[.$F$19])" office:value-type="string" office:string-value="Son épouse" calcext:value-type="string">
            <text:p>Son épouse</text:p>
          </table:table-cell>
          <table:table-cell table:number-columns-repeated="3" office:value-type="string" calcext:value-type="string">
            <text:p><text:s/></text:p>
          </table:table-cell>
          <table:table-cell table:style-name="ce282" office:value-type="string" calcext:value-type="string">
            <text:p>est décèdé à</text:p>
          </table:table-cell>
          <table:table-cell table:style-name="ce284" table:formula="of:=IF([.$F$23]=&quot;&quot;;&quot;&quot;;[.$F$23])" office:value-type="string" office:string-value="Sulzbad" calcext:value-type="string">
            <text:p>Sulzbad</text:p>
          </table:table-cell>
          <table:table-cell office:value-type="string" calcext:value-type="string">
            <text:p>le</text:p>
          </table:table-cell>
          <table:table-cell office:value-type="string" calcext:value-type="string">
            <text:p><text:s/></text:p>
          </table:table-cell>
          <table:table-cell table:formula="of:=IF([.$F29]=&quot;&quot;;&quot;&quot;;ORG.NUMBERTEXT.NUMBERTEXT(DAY([.$F$29]);&quot;fr&quot;))" office:value-type="string" office:string-value="Vingt-sept" calcext:value-type="string">
            <text:p>Vingt-sept</text:p>
          </table:table-cell>
          <table:table-cell table:style-name="ce142" table:formula="of:=IF([.$F$29]=&quot;&quot;;&quot;&quot;;CHOOSE(MONTH([.$F$29]);&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formula="of:=IF([.$F29]=&quot;&quot;;&quot;&quot;;ORG.NUMBERTEXT.NUMBERTEXT(YEAR([.$F$29]);&quot;fr&quot;))" office:value-type="string" office:string-value="Mille neuf cent quatre" calcext:value-type="string">
            <text:p>Mille neuf cent quatre</text:p>
          </table:table-cell>
          <table:table-cell office:value-type="string" calcext:value-type="string">
            <text:p><text:s/></text:p>
          </table:table-cell>
          <table:table-cell table:style-name="ce289" office:value-type="string" calcext:value-type="string">
            <text:p>à</text:p>
          </table:table-cell>
          <table:table-cell table:style-name="ce290" table:formula="of:=IF([.$F$30]=&quot;&quot;;&quot;&quot;;IF(HOUR([.$F$30])&gt;=12;ORG.NUMBERTEXT.NUMBERTEXT(HOUR([.$F$30])-12;&quot;fr&quot;);ORG.NUMBERTEXT.NUMBERTEXT(HOUR([.$F$30]);&quot;fr&quot;)  ))" office:value-type="string" office:string-value="Deux" calcext:value-type="string">
            <text:p>Deux</text:p>
          </table:table-cell>
          <table:table-cell table:style-name="ce135" office:value-type="string" calcext:value-type="string">
            <text:p>heures</text:p>
          </table:table-cell>
          <table:table-cell table:style-name="ce284" table:formula="of:=IF([.$F$30]=&quot;&quot;;&quot;&quot;;IF(HOUR([.$F$30])&gt;=12;&quot;de l'après-midi&quot;;&quot;du matin&quot;))" office:value-type="string" office:string-value="du matin" calcext:value-type="string">
            <text:p>du matin</text:p>
          </table:table-cell>
          <table:table-cell table:style-name="ce166" office:value-type="string" calcext:value-type="string">
            <text:p>Lu, approuvé et signé</text:p>
          </table:table-cell>
          <table:table-cell table:style-name="ce32" table:formula="of:=IF([.$F$9]=&quot;&quot;;&quot;&quot;;[.$F$9])" office:value-type="string" office:string-value="Joseph" calcext:value-type="string">
            <text:p>Joseph</text:p>
          </table:table-cell>
          <table:table-cell table:style-name="ce32" table:formula="of:=IF([.$F$8]=&quot;&quot;;&quot;&quot;;[.$F$8])" office:value-type="string" office:string-value="Klugesherz" calcext:value-type="string">
            <text:p>Klugesherz</text:p>
          </table:table-cell>
          <table:table-cell table:style-name="ce3" office:value-type="string" calcext:value-type="string">
            <text:p>Le greffier:</text:p>
          </table:table-cell>
          <table:table-cell table:style-name="ce173" table:formula="of:=IF([.$F$7]=&quot;&quot;;&quot;&quot;;[.$F$7])" office:value-type="string" office:string-value="Wicker" calcext:value-type="string">
            <text:p>Wicker</text:p>
          </table:table-cell>
        </table:table-row>
        <table:table-row table:style-name="ro1">
          <table:table-cell/>
          <table:table-cell table:style-name="ce254"/>
          <table:table-cell table:style-name="ce257"/>
          <table:table-cell table:style-name="ce262" office:value-type="string" calcext:value-type="string">
            <text:p>&lt;crtab&gt;</text:p>
          </table:table-cell>
          <table:table-cell table:style-name="ce258" office:value-type="string" calcext:value-type="string">
            <text:p>Lieu d'habitation :</text:p>
          </table:table-cell>
          <table:table-cell table:style-name="ce272" office:value-type="string" calcext:value-type="string">
            <text:p>Sulzbad</text:p>
          </table:table-cell>
          <table:table-cell table:style-name="Default"/>
          <table:table-cell table:style-name="ce177" table:formula="of:=INDIRECT(ADDRESS([.$A$13]+[.$D$1];[.$A$14]+2))" office:value-type="string" office:string-value="der" calcext:value-type="string">
            <text:p>der</text:p>
          </table:table-cell>
          <table:table-cell table:style-name="ce177" table:formula="of:=INDIRECT(ADDRESS([.$A$13]+[.$D$1];[.$A$14]+3))" office:value-type="string" office:string-value="Bäckermeister" calcext:value-type="string">
            <text:p>Bäckermeister</text:p>
          </table:table-cell>
          <table:table-cell table:style-name="ce177" table:formula="of:=INDIRECT(ADDRESS([.$A$13]+[.$D$1];[.$A$14]+4))" office:value-type="string" office:string-value="Joseph" calcext:value-type="string">
            <text:p>Joseph</text:p>
          </table:table-cell>
          <table:table-cell table:style-name="ce177" table:formula="of:=INDIRECT(ADDRESS([.$A$13]+[.$D$1];[.$A$14]+5))" office:value-type="string" office:string-value="Klugesherz" calcext:value-type="string">
            <text:p>Klugesherz</text:p>
          </table:table-cell>
          <table:table-cell table:number-columns-repeated="2"/>
          <table:table-cell table:style-name="ce135" office:value-type="string" calcext:value-type="string">
            <text:p>Vor dem unterzeichneten Standesbeamten erschien heute, der Persönlichkeit nach</text:p>
          </table:table-cell>
          <table:table-cell table:style-name="ce281" table:formula="of:=IF([.$F$12]=&quot;Oui&quot;;&quot;bekannt&quot;;IF([.$F$12]=&quot;Non&quot;;&quot;unbekannt&quot;;&quot;&quot;))" office:value-type="string" office:string-value="bekannt" calcext:value-type="string">
            <text:p>bekannt</text:p>
          </table:table-cell>
          <table:table-cell table:style-name="ce166" office:value-type="string" calcext:value-type="string">
            <text:p>der</text:p>
          </table:table-cell>
          <table:table-cell table:style-name="ce283" table:formula="of:=IF([.$F$10]=&quot;&quot;;&quot;&quot;;INDEX([$Configuration.C$5:$Configuration.C$11];MATCH([.$F$10];[$Configuration.B$5:$Configuration.B$11];0)))" office:value-type="string" office:string-value="Bäckermeister" calcext:value-type="string">
            <text:p>Bäckermeister</text:p>
          </table:table-cell>
          <table:table-cell table:style-name="ce284" table:formula="of:=IF([.$F$9]=&quot;&quot;;&quot;&quot;;[.$F$9])" office:value-type="string" office:string-value="Joseph" calcext:value-type="string">
            <text:p>Joseph</text:p>
          </table:table-cell>
          <table:table-cell table:style-name="ce284" table:formula="of:=IF([.$F$8]=&quot;&quot;;&quot;&quot;;[.$F$8])" office:value-type="string" office:string-value="Klugesherz" calcext:value-type="string">
            <text:p>Klugesherz</text:p>
          </table:table-cell>
          <table:table-cell table:style-name="ce166" office:value-type="string" calcext:value-type="string">
            <text:p>wohnhaft in</text:p>
          </table:table-cell>
          <table:table-cell table:style-name="ce282" table:formula="of:=IF([.$F$11]=&quot;&quot;;&quot;&quot;;[.$F$11])" office:value-type="string" office:string-value="Sulzbad" calcext:value-type="string">
            <text:p>Sulzbad</text:p>
          </table:table-cell>
          <table:table-cell table:style-name="ce135" office:value-type="string" calcext:value-type="string">
            <text:p>und zeigte an, daß</text:p>
          </table:table-cell>
          <table:table-cell table:formula="of:=IF([.$F$22]=&quot;&quot;;&quot;&quot;;INDEX([$Configuration.C$5:$Configuration.C$11];MATCH([.$F$22];[$Configuration.B$5:$Configuration.B$11];0)))">
            <text:p/>
          </table:table-cell>
          <table:table-cell table:style-name="ce284" table:formula="of:=IF([.$F$21]=&quot;&quot;;&quot;&quot;;[.$F$21])" office:value-type="string" office:string-value="Karl" calcext:value-type="string">
            <text:p>Karl</text:p>
          </table:table-cell>
          <table:table-cell table:style-name="ce284" table:formula="of:=IF([.$F$20]=&quot;&quot;;&quot;&quot;;[.$F$20])" office:value-type="string" office:string-value="Klugesherz" calcext:value-type="string">
            <text:p>Klugesherz</text:p>
          </table:table-cell>
          <table:table-cell table:style-name="ce285" table:formula="of:=IF([.$F$25]=&quot;&quot;;&quot;&quot;;[.$F$25])" office:value-type="float" office:value="4.75" calcext:value-type="float">
            <text:p>4 3/4</text:p>
          </table:table-cell>
          <table:table-cell table:style-name="ce284" table:formula="of:=IF([.$F$24]=&quot;Jours&quot;;&quot;Tage&quot;;IF([.$F$24]=&quot;Mois&quot;;&quot;Monate&quot;;IF([.$F$24]=&quot;Années&quot;;&quot;Jahre&quot;;&quot;&quot;)))" office:value-type="string" office:string-value="Jahre" calcext:value-type="string">
            <text:p>Jahre</text:p>
          </table:table-cell>
          <table:table-cell table:style-name="ce135" office:value-type="string" calcext:value-type="string">
            <text:p>alt,</text:p>
          </table:table-cell>
          <table:table-cell table:style-name="ce284" table:formula="of:=IF([.$F$26]=&quot;Catholique&quot;;&quot;katholischer&quot;;IF([.$F$26]=&quot;Protestante&quot;;&quot;protestantischer&quot;;IF([.$F$26]=&quot;Evangélique&quot;;&quot;evangelischer&quot;;&quot;&quot;)))" office:value-type="string" office:string-value="katholischer" calcext:value-type="string">
            <text:p>katholischer</text:p>
          </table:table-cell>
          <table:table-cell table:style-name="ce135" office:value-type="string" calcext:value-type="string">
            <text:p>Religion</text:p>
          </table:table-cell>
          <table:table-cell table:style-name="ce135" office:value-type="string" calcext:value-type="string">
            <text:p>wohnhaft in</text:p>
          </table:table-cell>
          <table:table-cell table:style-name="ce284" table:formula="of:=IF([.$F$28]=&quot;&quot;;&quot;&quot;;[.$F$28])" office:value-type="string" office:string-value="Sulzbad" calcext:value-type="string">
            <text:p>Sulzbad</text:p>
          </table:table-cell>
          <table:table-cell table:style-name="ce135" office:value-type="string" calcext:value-type="string">
            <text:p>geboren zu</text:p>
          </table:table-cell>
          <table:table-cell table:style-name="ce284" table:formula="of:=IF([.$F$27]=&quot;&quot;;&quot;&quot;;[.$F$27])" office:value-type="string" office:string-value="Sulzbad" calcext:value-type="string">
            <text:p>Sulzbad</text:p>
          </table:table-cell>
          <table:table-cell office:value-type="string" calcext:value-type="string">
            <text:p><text:s/></text:p>
          </table:table-cell>
          <table:table-cell table:style-name="ce286" table:formula="of:=IF([.$F$23]=&quot;--&quot;;&quot;&quot;;IF([.$F$23]=&quot;Fille&quot;;&quot;Tochter&quot;;&quot;Son&quot;))" office:value-type="string" office:string-value="Son" calcext:value-type="string">
            <text:p>Son</text:p>
          </table:table-cell>
          <table:table-cell table:style-name="ce284" table:formula="of:=IF([.$F$14]=&quot;&quot;;&quot;&quot;;[.$F$14])" office:value-type="string" office:string-value="Joseph" calcext:value-type="string">
            <text:p>Joseph</text:p>
          </table:table-cell>
          <table:table-cell table:style-name="ce284" table:formula="of:=IF([.$F$13]=&quot;&quot;;&quot;&quot;;[.$F$13])" office:value-type="string" office:string-value="Klugesherz" calcext:value-type="string">
            <text:p>Klugesherz</text:p>
          </table:table-cell>
          <table:table-cell table:style-name="ce283" table:formula="of:=IF([.$F$15]=&quot;&quot;;&quot;&quot;;INDEX([$Configuration.C$5:$Configuration.C$11];MATCH([.$F$15];[$Configuration.B$5:$Configuration.B$11];0)))" office:value-type="string" office:string-value="--" calcext:value-type="string">
            <text:p>--</text:p>
          </table:table-cell>
          <table:table-cell table:style-name="ce284" table:formula="of:=IF([.$F$17]=&quot;&quot;;&quot;&quot;;&quot;und &quot; &amp; [.$F$18])" office:value-type="string" office:string-value="und Viktoria" calcext:value-type="string">
            <text:p>und Viktoria</text:p>
          </table:table-cell>
          <table:table-cell table:style-name="ce284" table:formula="of:=IF([.$F$13]=&quot;&quot;;&quot;&quot;;[.$F$13])" office:value-type="string" office:string-value="Klugesherz" calcext:value-type="string">
            <text:p>Klugesherz</text:p>
          </table:table-cell>
          <table:table-cell table:style-name="ce135" office:value-type="string" calcext:value-type="string">
            <text:p>, geborenen</text:p>
          </table:table-cell>
          <table:table-cell table:style-name="ce284" table:formula="of:=IF([.$F$17]=&quot;&quot;;&quot;&quot;;[.$F$17])" office:value-type="string" office:string-value="Fischer" calcext:value-type="string">
            <text:p>Fischer</text:p>
          </table:table-cell>
          <table:table-cell table:style-name="ce135" office:value-type="string" calcext:value-type="string">
            <text:p>zu</text:p>
          </table:table-cell>
          <table:table-cell table:style-name="ce284" table:formula="of:=IF([.$F$6]=&quot;&quot;;&quot;&quot;;[.$F$6])" office:value-type="string" office:string-value="Sulzbad" calcext:value-type="string">
            <text:p>Sulzbad</text:p>
          </table:table-cell>
          <table:table-cell table:number-columns-repeated="2" office:value-type="string" calcext:value-type="string">
            <text:p><text:s/></text:p>
          </table:table-cell>
          <table:table-cell table:style-name="ce135" office:value-type="string" calcext:value-type="string">
            <text:p>am</text:p>
          </table:table-cell>
          <table:table-cell table:style-name="ce287" table:formula="of:=IF([.$F$29]=&quot;&quot;;&quot;&quot;;IF(DAY([.$F$29])&lt;=29;CHOOSE(DAY([.$F$29]);&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9])-29);&quot;dreißigsten&quot;;&quot;einunddreißigsten&quot;)))" office:value-type="string" office:string-value="siebundzwanzigsten" calcext:value-type="string">
            <text:p>siebundzwanzigsten</text:p>
          </table:table-cell>
          <table:table-cell table:style-name="ce288" table:formula="of:=IF([.$F$29]=&quot;&quot;;&quot;&quot;;CHOOSE(MONTH([.$F$29]);&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135" office:value-type="string" calcext:value-type="string">
            <text:p>des Jahres</text:p>
          </table:table-cell>
          <table:table-cell table:style-name="ce135" table:formula="of:=IF([.$F29]=&quot;&quot;;&quot;&quot;;ORG.NUMBERTEXT.NUMBERTEXT(YEAR([.$F$29]);&quot;de&quot;))" office:value-type="string" office:string-value="Eintausendneunhundertvier" calcext:value-type="string">
            <text:p>Eintausendneunhundertvier</text:p>
          </table:table-cell>
          <table:table-cell table:number-columns-repeated="2" office:value-type="string" calcext:value-type="string">
            <text:p><text:s/></text:p>
          </table:table-cell>
          <table:table-cell table:style-name="ce284" table:formula="of:=IF([.$F$30]=&quot;&quot;;&quot;&quot;;IF(HOUR([.$F$30])&gt;=12;&quot;, Nachmittags&quot;;&quot;, Vormittags&quot;))" office:value-type="string" office:string-value=", Vormittags" calcext:value-type="string">
            <text:p>, Vormittags</text:p>
          </table:table-cell>
          <table:table-cell table:style-name="ce135" office:value-type="string" calcext:value-type="string">
            <text:p>um</text:p>
          </table:table-cell>
          <table:table-cell table:style-name="ce291" table:formula="of:=IF([.$F$30]=&quot;&quot;;&quot;&quot;;IF(HOUR([.$F$30])&gt;=12;ORG.NUMBERTEXT.NUMBERTEXT(HOUR([.$F$30])-12;&quot;de&quot;);ORG.NUMBERTEXT.NUMBERTEXT(HOUR([.$F$30]);&quot;de&quot;)  ))" office:value-type="string" office:string-value="Zwei" calcext:value-type="string">
            <text:p>Zwei</text:p>
          </table:table-cell>
          <table:table-cell table:style-name="ce135" office:value-type="string" calcext:value-type="string">
            <text:p>Uhr</text:p>
          </table:table-cell>
          <table:table-cell table:style-name="ce135" office:value-type="string" calcext:value-type="string">
            <text:p>verstorben sei</text:p>
          </table:table-cell>
          <table:table-cell table:style-name="ce3" office:value-type="string" calcext:value-type="string">
            <text:p>Vorgelesen, genehmigt und unterschrieben</text:p>
          </table:table-cell>
          <table:table-cell table:style-name="ce32" table:formula="of:=IF([.$F$9]=&quot;&quot;;&quot;&quot;;[.$F$9])" office:value-type="string" office:string-value="Joseph" calcext:value-type="string">
            <text:p>Joseph</text:p>
          </table:table-cell>
          <table:table-cell table:style-name="ce32" table:formula="of:=IF([.$F$8]=&quot;&quot;;&quot;&quot;;[.$F$8])" office:value-type="string" office:string-value="Klugesherz" calcext:value-type="string">
            <text:p>Klugesherz</text:p>
          </table:table-cell>
          <table:table-cell table:style-name="ce3" office:value-type="string" calcext:value-type="string">
            <text:p>Der Standesbeamter</text:p>
          </table:table-cell>
          <table:table-cell table:style-name="ce32" table:formula="of:=IF([.$F$7]=&quot;&quot;;&quot;&quot;;[.$F$7])" office:value-type="string" office:string-value="Wicker" calcext:value-type="string">
            <text:p>Wicker</text:p>
          </table:table-cell>
        </table:table-row>
        <table:table-row table:style-name="ro1">
          <table:table-cell table:style-name="ce11" office:value-type="string" calcext:value-type="string">
            <text:p>Cord. Texte</text:p>
          </table:table-cell>
          <table:table-cell table:style-name="ce255"/>
          <table:table-cell table:style-name="ce258"/>
          <table:table-cell table:style-name="ce262" office:value-type="string" calcext:value-type="string">
            <text:p>&lt;crtab&gt;</text:p>
          </table:table-cell>
          <table:table-cell table:style-name="ce258" office:value-type="string" calcext:value-type="string">
            <text:p>Connu : </text:p>
          </table:table-cell>
          <table:table-cell table:style-name="ce272" table:content-validation-name="val1" office:value-type="string" calcext:value-type="string">
            <text:p>Oui</text:p>
          </table:table-cell>
          <table:table-cell/>
          <table:table-cell table:style-name="ce177" table:formula="of:=INDIRECT(ADDRESS([.$A$13]+[.$D$1];[.$A$14]+6))" office:value-type="string" office:string-value="wohnhaft in" calcext:value-type="string">
            <text:p>wohnhaft in</text:p>
          </table:table-cell>
          <table:table-cell table:style-name="ce177" table:formula="of:=INDIRECT(ADDRESS([.$A$13]+[.$D$1];[.$A$14]+7))" office:value-type="string" office:string-value="Sulzbad" calcext:value-type="string">
            <text:p>Sulzbad</text:p>
          </table:table-cell>
          <table:table-cell table:style-name="ce177" table:formula="of:=INDIRECT(ADDRESS([.$A$13]+[.$D$1];[.$A$14]+8))" office:value-type="string" office:string-value="und zeigte an, daß" calcext:value-type="string">
            <text:p>und zeigte an, daß</text:p>
          </table:table-cell>
          <table:table-cell table:style-name="ce177" table:formula="of:=INDIRECT(ADDRESS([.$A$13]+[.$D$1];[.$A$14]+9))">
            <text:p/>
          </table:table-cell>
          <table:table-cell table:number-columns-repeated="2"/>
          <table:table-cell table:style-name="ce166" table:number-columns-repeated="45"/>
          <table:table-cell table:number-columns-repeated="6"/>
        </table:table-row>
        <table:table-row table:style-name="ro1">
          <table:table-cell table:style-name="ce31" office:value-type="float" office:value="10" calcext:value-type="float">
            <text:p>10</text:p>
          </table:table-cell>
          <table:table-cell table:style-name="ce62" office:value-type="string" calcext:value-type="string">
            <text:p>&lt;br&gt;</text:p>
          </table:table-cell>
          <table:table-cell table:style-name="ce21" office:value-type="string" calcext:value-type="string">
            <text:p>Père du défunt</text:p>
          </table:table-cell>
          <table:table-cell table:style-name="ce114" office:value-type="string" calcext:value-type="string">
            <text:p>&lt;crtab&gt;</text:p>
          </table:table-cell>
          <table:table-cell table:style-name="ce26" office:value-type="string" calcext:value-type="string">
            <text:p>Nom :</text:p>
          </table:table-cell>
          <table:table-cell table:style-name="ce137" office:value-type="string" calcext:value-type="string">
            <text:p>Klugesherz</text:p>
          </table:table-cell>
          <table:table-cell/>
          <table:table-cell table:style-name="ce177" table:formula="of:=INDIRECT(ADDRESS([.$A$13]+[.$D$1];[.$A$14]+10))" office:value-type="string" office:string-value="Karl" calcext:value-type="string">
            <text:p>Karl</text:p>
          </table:table-cell>
          <table:table-cell table:style-name="ce218" table:formula="of:=INDIRECT(ADDRESS([.$A$13]+[.$D$1];[.$A$14]+11))" office:value-type="string" office:string-value="Klugesherz" calcext:value-type="string">
            <text:p>Klugesherz</text:p>
          </table:table-cell>
          <table:table-cell table:style-name="ce218" table:formula="of:=INDIRECT(ADDRESS([.$A$13]+[.$D$1];[.$A$14]+12))" office:value-type="float" office:value="4.75" calcext:value-type="float">
            <text:p>4 3/4</text:p>
          </table:table-cell>
          <table:table-cell table:style-name="ce177" table:formula="of:=INDIRECT(ADDRESS([.$A$13]+[.$D$1];[.$A$14]+13))" office:value-type="string" office:string-value="Jahre" calcext:value-type="string">
            <text:p>Jahre</text:p>
          </table:table-cell>
          <table:table-cell table:number-columns-repeated="2"/>
          <table:table-cell table:style-name="ce166" table:number-columns-repeated="45"/>
          <table:table-cell table:number-columns-repeated="6"/>
        </table:table-row>
        <table:table-row table:style-name="ro1">
          <table:table-cell table:style-name="ce31" office:value-type="float" office:value="14" calcext:value-type="float">
            <text:p>14</text:p>
          </table:table-cell>
          <table:table-cell table:style-name="ce63"/>
          <table:table-cell table:style-name="ce80"/>
          <table:table-cell table:style-name="ce114" office:value-type="string" calcext:value-type="string">
            <text:p>&lt;crtab&gt;</text:p>
          </table:table-cell>
          <table:table-cell table:style-name="ce26" office:value-type="string" calcext:value-type="string">
            <text:p>Prénom : </text:p>
          </table:table-cell>
          <table:table-cell table:style-name="ce137" office:value-type="string" calcext:value-type="string">
            <text:p>Joseph</text:p>
          </table:table-cell>
          <table:table-cell/>
          <table:table-cell table:style-name="ce218" table:formula="of:=INDIRECT(ADDRESS([.$A$13]+[.$D$1];[.$A$14]+14))" office:value-type="string" office:string-value="alt," calcext:value-type="string">
            <text:p>alt,</text:p>
          </table:table-cell>
          <table:table-cell table:style-name="ce177" table:formula="of:=INDIRECT(ADDRESS([.$A$13]+[.$D$1];[.$A$14]+15))" office:value-type="string" office:string-value="katholischer" calcext:value-type="string">
            <text:p>katholischer</text:p>
          </table:table-cell>
          <table:table-cell table:style-name="ce177" table:formula="of:=INDIRECT(ADDRESS([.$A$13]+[.$D$1];[.$A$14]+16))" office:value-type="string" office:string-value="Religion" calcext:value-type="string">
            <text:p>Religion</text:p>
          </table:table-cell>
          <table:table-cell table:style-name="ce177" table:formula="of:=INDIRECT(ADDRESS([.$A$13]+[.$D$1];[.$A$14]+17))" office:value-type="string" office:string-value="wohnhaft in" calcext:value-type="string">
            <text:p>wohnhaft in</text:p>
          </table:table-cell>
          <table:table-cell table:number-columns-repeated="53"/>
        </table:table-row>
        <table:table-row table:style-name="ro1">
          <table:table-cell/>
          <table:table-cell table:style-name="ce63"/>
          <table:table-cell table:style-name="ce26"/>
          <table:table-cell table:style-name="ce114" office:value-type="string" calcext:value-type="string">
            <text:p>&lt;crtab&gt;</text:p>
          </table:table-cell>
          <table:table-cell table:style-name="ce26" office:value-type="string" calcext:value-type="string">
            <text:p>Profession :</text:p>
          </table:table-cell>
          <table:table-cell table:style-name="ce137" table:content-validation-name="val2" office:value-type="string" calcext:value-type="string">
            <text:p>--</text:p>
          </table:table-cell>
          <table:table-cell/>
          <table:table-cell table:style-name="ce177" table:formula="of:=INDIRECT(ADDRESS([.$A$13]+[.$D$1];[.$A$14]+18))" office:value-type="string" office:string-value="Sulzbad" calcext:value-type="string">
            <text:p>Sulzbad</text:p>
          </table:table-cell>
          <table:table-cell table:style-name="ce177" table:formula="of:=INDIRECT(ADDRESS([.$A$13]+[.$D$1];[.$A$14]+19))" office:value-type="string" office:string-value="geboren zu" calcext:value-type="string">
            <text:p>geboren zu</text:p>
          </table:table-cell>
          <table:table-cell table:style-name="ce177" table:formula="of:=INDIRECT(ADDRESS([.$A$13]+[.$D$1];[.$A$14]+20))" office:value-type="string" office:string-value="Sulzbad" calcext:value-type="string">
            <text:p>Sulzbad</text:p>
          </table:table-cell>
          <table:table-cell table:style-name="ce177" table:formula="of:=INDIRECT(ADDRESS([.$A$13]+[.$D$1];[.$A$14]+21))" office:value-type="string" office:string-value=" " calcext:value-type="string">
            <text:p><text:s/></text:p>
          </table:table-cell>
          <table:table-cell table:number-columns-repeated="53"/>
        </table:table-row>
        <table:table-row table:style-name="ro1">
          <table:table-cell/>
          <table:table-cell table:style-name="ce63"/>
          <table:table-cell table:style-name="ce26"/>
          <table:table-cell table:style-name="ce114" office:value-type="string" calcext:value-type="string">
            <text:p>&lt;crtab&gt;</text:p>
          </table:table-cell>
          <table:table-cell table:style-name="ce26" office:value-type="string" calcext:value-type="string">
            <text:p>Lieu d'habitation :</text:p>
          </table:table-cell>
          <table:table-cell table:style-name="ce137" office:value-type="string" calcext:value-type="string">
            <text:p>Sulzbad</text:p>
          </table:table-cell>
          <table:table-cell/>
          <table:table-cell table:style-name="ce177" table:formula="of:=INDIRECT(ADDRESS([.$A$13]+[.$D$1];[.$A$14]+22))" office:value-type="string" office:string-value="Son" calcext:value-type="string">
            <text:p>Son</text:p>
          </table:table-cell>
          <table:table-cell table:style-name="ce177" table:formula="of:=INDIRECT(ADDRESS([.$A$13]+[.$D$1];[.$A$14]+23))" office:value-type="string" office:string-value="Joseph" calcext:value-type="string">
            <text:p>Joseph</text:p>
          </table:table-cell>
          <table:table-cell table:style-name="ce177" table:formula="of:=INDIRECT(ADDRESS([.$A$13]+[.$D$1];[.$A$14]+24))" office:value-type="string" office:string-value="Klugesherz" calcext:value-type="string">
            <text:p>Klugesherz</text:p>
          </table:table-cell>
          <table:table-cell table:style-name="ce177" table:formula="of:=INDIRECT(ADDRESS([.$A$13]+[.$D$1];[.$A$14]+25))" office:value-type="string" office:string-value="--" calcext:value-type="string">
            <text:p>--</text:p>
          </table:table-cell>
          <table:table-cell table:number-columns-repeated="53"/>
        </table:table-row>
        <table:table-row table:style-name="ro1">
          <table:table-cell/>
          <table:table-cell table:style-name="ce65" office:value-type="string" calcext:value-type="string">
            <text:p>&lt;br&gt;</text:p>
          </table:table-cell>
          <table:table-cell table:style-name="ce27" office:value-type="string" calcext:value-type="string">
            <text:p>Mère du défunt</text:p>
          </table:table-cell>
          <table:table-cell table:style-name="ce263" office:value-type="string" calcext:value-type="string">
            <text:p>&lt;crtab&gt;</text:p>
          </table:table-cell>
          <table:table-cell table:style-name="ce28" office:value-type="string" calcext:value-type="string">
            <text:p>Nom de Jeune Fille :</text:p>
          </table:table-cell>
          <table:table-cell table:style-name="ce139" office:value-type="string" calcext:value-type="string">
            <text:p>Fischer</text:p>
          </table:table-cell>
          <table:table-cell/>
          <table:table-cell table:style-name="ce219" table:formula="of:=INDIRECT(ADDRESS([.$A$13]+[.$D$1];[.$A$14]+26))" office:value-type="string" office:string-value="und Viktoria" calcext:value-type="string">
            <text:p>und Viktoria</text:p>
          </table:table-cell>
          <table:table-cell table:style-name="ce177" table:formula="of:=INDIRECT(ADDRESS([.$A$13]+[.$D$1];[.$A$14]+27))" office:value-type="string" office:string-value="Klugesherz" calcext:value-type="string">
            <text:p>Klugesherz</text:p>
          </table:table-cell>
          <table:table-cell table:style-name="ce177" table:formula="of:=INDIRECT(ADDRESS([.$A$13]+[.$D$1];[.$A$14]+28))" office:value-type="string" office:string-value=", geborenen" calcext:value-type="string">
            <text:p>, geborenen</text:p>
          </table:table-cell>
          <table:table-cell table:style-name="ce177" table:formula="of:=INDIRECT(ADDRESS([.$A$13]+[.$D$1];[.$A$14]+29))" office:value-type="string" office:string-value="Fischer" calcext:value-type="string">
            <text:p>Fischer</text:p>
          </table:table-cell>
          <table:table-cell table:number-columns-repeated="53"/>
        </table:table-row>
        <table:table-row table:style-name="ro1">
          <table:table-cell/>
          <table:table-cell table:style-name="ce66"/>
          <table:table-cell table:style-name="ce28"/>
          <table:table-cell table:style-name="ce263" office:value-type="string" calcext:value-type="string">
            <text:p>&lt;crtab&gt;</text:p>
          </table:table-cell>
          <table:table-cell table:style-name="ce28" office:value-type="string" calcext:value-type="string">
            <text:p>Prénom : </text:p>
          </table:table-cell>
          <table:table-cell table:style-name="ce139" office:value-type="string" calcext:value-type="string">
            <text:p>Viktoria</text:p>
          </table:table-cell>
          <table:table-cell/>
          <table:table-cell table:style-name="ce177" table:formula="of:=INDIRECT(ADDRESS([.$A$13]+[.$D$1];[.$A$14]+30))" office:value-type="string" office:string-value="zu" calcext:value-type="string">
            <text:p>zu</text:p>
          </table:table-cell>
          <table:table-cell table:style-name="ce177" table:formula="of:=INDIRECT(ADDRESS([.$A$13]+[.$D$1];[.$A$14]+31))" office:value-type="string" office:string-value="Sulzbad" calcext:value-type="string">
            <text:p>Sulzbad</text:p>
          </table:table-cell>
          <table:table-cell table:style-name="ce220" table:formula="of:=INDIRECT(ADDRESS([.$A$13]+[.$D$1];[.$A$14]+32))" office:value-type="string" office:string-value=" " calcext:value-type="string">
            <text:p><text:s/></text:p>
          </table:table-cell>
          <table:table-cell table:style-name="ce280" table:formula="of:=INDIRECT(ADDRESS([.$A$13]+[.$D$1];[.$A$14]+33))" office:value-type="string" office:string-value=" " calcext:value-type="string">
            <text:p><text:s/></text:p>
          </table:table-cell>
          <table:table-cell table:number-columns-repeated="53"/>
        </table:table-row>
        <table:table-row table:style-name="ro1">
          <table:table-cell/>
          <table:table-cell table:style-name="ce66"/>
          <table:table-cell table:style-name="ce28"/>
          <table:table-cell table:style-name="ce263" office:value-type="string" calcext:value-type="string">
            <text:p>&lt;crtab&gt;</text:p>
          </table:table-cell>
          <table:table-cell table:style-name="ce28" office:value-type="string" calcext:value-type="string">
            <text:p>Statut / Mari :</text:p>
          </table:table-cell>
          <table:table-cell table:style-name="ce139" table:content-validation-name="val4" office:value-type="string" calcext:value-type="string">
            <text:p>Son épouse</text:p>
          </table:table-cell>
          <table:table-cell/>
          <table:table-cell table:style-name="ce177" table:formula="of:=INDIRECT(ADDRESS([.$A$13]+[.$D$1];[.$A$14]+34))" office:value-type="string" office:string-value="am" calcext:value-type="string">
            <text:p>am</text:p>
          </table:table-cell>
          <table:table-cell table:style-name="ce177" table:formula="of:=INDIRECT(ADDRESS([.$A$13]+[.$D$1];[.$A$14]+35))" office:value-type="string" office:string-value="siebundzwanzigsten" calcext:value-type="string">
            <text:p>siebundzwanzigsten</text:p>
          </table:table-cell>
          <table:table-cell table:style-name="ce177" table:formula="of:=INDIRECT(ADDRESS([.$A$13]+[.$D$1];[.$A$14]+36))" office:value-type="string" office:string-value="September" calcext:value-type="string">
            <text:p>September</text:p>
          </table:table-cell>
          <table:table-cell table:style-name="ce177" table:formula="of:=INDIRECT(ADDRESS([.$A$13]+[.$D$1];[.$A$14]+37))" office:value-type="string" office:string-value="des Jahres" calcext:value-type="string">
            <text:p>des Jahres</text:p>
          </table:table-cell>
          <table:table-cell table:number-columns-repeated="53"/>
        </table:table-row>
        <table:table-row table:style-name="ro4">
          <table:table-cell/>
          <table:table-cell table:style-name="ce67" office:value-type="string" calcext:value-type="string">
            <text:p>&lt;br&gt;</text:p>
          </table:table-cell>
          <table:table-cell table:style-name="ce259" office:value-type="string" calcext:value-type="string">
            <text:p>Personne décédée</text:p>
          </table:table-cell>
          <table:table-cell office:value-type="string" calcext:value-type="string">
            <text:p>&lt;crtab&gt;</text:p>
          </table:table-cell>
          <table:table-cell table:style-name="ce265" office:value-type="string" calcext:value-type="string">
            <text:p>Nom :</text:p>
          </table:table-cell>
          <table:table-cell table:style-name="ce273" office:value-type="string" calcext:value-type="string">
            <text:p>Klugesherz</text:p>
          </table:table-cell>
          <table:table-cell/>
          <table:table-cell table:style-name="ce177" table:formula="of:=INDIRECT(ADDRESS([.$A$13]+[.$D$1];[.$A$14]+38))" office:value-type="string" office:string-value="Eintausendneunhundertvier" calcext:value-type="string">
            <text:p>Eintausendneunhundertvier</text:p>
          </table:table-cell>
          <table:table-cell table:style-name="ce178"/>
          <table:table-cell table:style-name="ce177" table:formula="of:=INDIRECT(ADDRESS([.$A$13]+[.$D$1];[.$A$14]+39))" office:value-type="string" office:string-value=" " calcext:value-type="string">
            <text:p><text:s/></text:p>
          </table:table-cell>
          <table:table-cell table:style-name="ce177" table:formula="of:=INDIRECT(ADDRESS([.$A$13]+[.$D$1];[.$A$14]+40))" office:value-type="string" office:string-value=" " calcext:value-type="string">
            <text:p><text:s/></text:p>
          </table:table-cell>
          <table:table-cell table:number-columns-repeated="53"/>
        </table:table-row>
        <table:table-row table:style-name="ro1">
          <table:table-cell/>
          <table:table-cell table:style-name="ce67"/>
          <table:table-cell table:style-name="ce259"/>
          <table:table-cell office:value-type="string" calcext:value-type="string">
            <text:p>&lt;crtab&gt;</text:p>
          </table:table-cell>
          <table:table-cell table:style-name="ce265" office:value-type="string" calcext:value-type="string">
            <text:p>Prénom : </text:p>
          </table:table-cell>
          <table:table-cell table:style-name="ce140" office:value-type="string" calcext:value-type="string">
            <text:p>Karl</text:p>
          </table:table-cell>
          <table:table-cell/>
          <table:table-cell table:style-name="ce177" table:formula="of:=INDIRECT(ADDRESS([.$A$13]+[.$D$1];[.$A$14]+41))" office:value-type="string" office:string-value=", Vormittags" calcext:value-type="string">
            <text:p>, Vormittags</text:p>
          </table:table-cell>
          <table:table-cell table:style-name="ce177" table:formula="of:=INDIRECT(ADDRESS([.$A$13]+[.$D$1];[.$A$14]+42))" office:value-type="string" office:string-value="um" calcext:value-type="string">
            <text:p>um</text:p>
          </table:table-cell>
          <table:table-cell table:style-name="ce177" table:formula="of:=INDIRECT(ADDRESS([.$A$13]+[.$D$1];[.$A$14]+43))" office:value-type="string" office:string-value="Zwei" calcext:value-type="string">
            <text:p>Zwei</text:p>
          </table:table-cell>
          <table:table-cell table:style-name="ce177" table:formula="of:=INDIRECT(ADDRESS([.$A$13]+[.$D$1];[.$A$14]+44))" office:value-type="string" office:string-value="Uhr" calcext:value-type="string">
            <text:p>Uhr</text:p>
          </table:table-cell>
          <table:table-cell table:number-columns-repeated="53"/>
        </table:table-row>
        <table:table-row table:style-name="ro1">
          <table:table-cell/>
          <table:table-cell table:style-name="ce67"/>
          <table:table-cell table:style-name="ce29"/>
          <table:table-cell office:value-type="string" calcext:value-type="string">
            <text:p>&lt;crtab&gt;</text:p>
          </table:table-cell>
          <table:table-cell office:value-type="string" calcext:value-type="string">
            <text:p>Profession :</text:p>
          </table:table-cell>
          <table:table-cell table:style-name="ce148" table:content-validation-name="val2"/>
          <table:table-cell/>
          <table:table-cell table:style-name="ce177" table:formula="of:=INDIRECT(ADDRESS([.$A$13]+[.$D$1];[.$A$14]+45))" office:value-type="string" office:string-value="verstorben sei" calcext:value-type="string">
            <text:p>verstorben sei</text:p>
          </table:table-cell>
          <table:table-cell table:style-name="ce178" table:number-columns-repeated="3"/>
          <table:table-cell table:number-columns-repeated="53"/>
        </table:table-row>
        <table:table-row table:style-name="ro1">
          <table:table-cell table:number-columns-repeated="3"/>
          <table:table-cell office:value-type="string" calcext:value-type="string">
            <text:p>&lt;crtab&gt;</text:p>
          </table:table-cell>
          <table:table-cell office:value-type="string" calcext:value-type="string">
            <text:p>Lieu du décès :</text:p>
          </table:table-cell>
          <table:table-cell table:style-name="ce148" office:value-type="string" calcext:value-type="string">
            <text:p>Sulzbad</text:p>
          </table:table-cell>
          <table:table-cell/>
          <table:table-cell table:style-name="ce177" table:formula="of:=INDIRECT(ADDRESS([.$A$13]+[.$D$1];[.$A$14]+46))" office:value-type="string" office:string-value="Vorgelesen, genehmigt und unterschrieben" calcext:value-type="string">
            <text:p>Vorgelesen, genehmigt und unterschrieben</text:p>
          </table:table-cell>
          <table:table-cell table:style-name="ce178"/>
          <table:table-cell table:style-name="ce177" table:formula="of:=INDIRECT(ADDRESS([.$A$13]+[.$D$1];[.$A$14]+47))" office:value-type="string" office:string-value="Joseph" calcext:value-type="string">
            <text:p>Joseph</text:p>
          </table:table-cell>
          <table:table-cell table:style-name="ce177" table:formula="of:=INDIRECT(ADDRESS([.$A$13]+[.$D$1];[.$A$14]+48))" office:value-type="string" office:string-value="Klugesherz" calcext:value-type="string">
            <text:p>Klugesherz</text:p>
          </table:table-cell>
          <table:table-cell table:number-columns-repeated="53"/>
        </table:table-row>
        <table:table-row table:style-name="ro1">
          <table:table-cell table:number-columns-repeated="3"/>
          <table:table-cell office:value-type="string" calcext:value-type="string">
            <text:p>&lt;crtab&gt;</text:p>
          </table:table-cell>
          <table:table-cell table:style-name="ce85" office:value-type="string" calcext:value-type="string">
            <text:p>Age du décès <text:span text:style-name="T4">(unités)</text:span> : </text:p>
          </table:table-cell>
          <table:table-cell table:style-name="ce140" table:content-validation-name="val7" office:value-type="string" calcext:value-type="string">
            <text:p>Années</text:p>
          </table:table-cell>
          <table:table-cell/>
          <table:table-cell table:style-name="ce177" table:formula="of:=INDIRECT(ADDRESS([.$A$13]+[.$D$1];[.$A$14]+49))" office:value-type="string" office:string-value="Der Standesbeamter" calcext:value-type="string">
            <text:p>Der Standesbeamter</text:p>
          </table:table-cell>
          <table:table-cell table:style-name="ce177" table:formula="of:=INDIRECT(ADDRESS([.$A$13]+[.$D$1];[.$A$14]+50))" office:value-type="string" office:string-value="Wicker" calcext:value-type="string">
            <text:p>Wicker</text:p>
          </table:table-cell>
          <table:table-cell table:style-name="ce178" table:number-columns-repeated="2"/>
          <table:table-cell table:number-columns-repeated="53"/>
        </table:table-row>
        <table:table-row table:style-name="ro1">
          <table:table-cell table:number-columns-repeated="3"/>
          <table:table-cell office:value-type="string" calcext:value-type="string">
            <text:p>&lt;crtab&gt;</text:p>
          </table:table-cell>
          <table:table-cell office:value-type="string" calcext:value-type="string">
            <text:p>Age du décès : </text:p>
          </table:table-cell>
          <table:table-cell table:style-name="ce274" office:value-type="float" office:value="4.75" calcext:value-type="float">
            <text:p>4,75</text:p>
          </table:table-cell>
          <table:table-cell table:number-columns-repeated="58"/>
        </table:table-row>
        <table:table-row table:style-name="ro1">
          <table:table-cell table:number-columns-repeated="3"/>
          <table:table-cell office:value-type="string" calcext:value-type="string">
            <text:p>&lt;crtab&gt;</text:p>
          </table:table-cell>
          <table:table-cell office:value-type="string" calcext:value-type="string">
            <text:p>Religion : </text:p>
          </table:table-cell>
          <table:table-cell table:style-name="ce148" table:content-validation-name="val3" office:value-type="string" calcext:value-type="string">
            <text:p>Catholique</text:p>
          </table:table-cell>
          <table:table-cell table:number-columns-repeated="58"/>
        </table:table-row>
        <table:table-row table:style-name="ro1">
          <table:table-cell table:number-columns-repeated="3"/>
          <table:table-cell office:value-type="string" calcext:value-type="string">
            <text:p>&lt;crtab&gt;</text:p>
          </table:table-cell>
          <table:table-cell office:value-type="string" calcext:value-type="string">
            <text:p>Né à : </text:p>
          </table:table-cell>
          <table:table-cell table:style-name="ce148" office:value-type="string" calcext:value-type="string">
            <text:p>Sulzbad</text:p>
          </table:table-cell>
          <table:table-cell table:number-columns-repeated="58"/>
        </table:table-row>
        <table:table-row table:style-name="ro1">
          <table:table-cell table:number-columns-repeated="3"/>
          <table:table-cell office:value-type="string" calcext:value-type="string">
            <text:p>&lt;crtab&gt;</text:p>
          </table:table-cell>
          <table:table-cell office:value-type="string" calcext:value-type="string">
            <text:p>Demeurant à :</text:p>
          </table:table-cell>
          <table:table-cell table:style-name="ce148" office:value-type="string" calcext:value-type="string">
            <text:p>Sulzbad</text:p>
          </table:table-cell>
          <table:table-cell table:number-columns-repeated="58"/>
        </table:table-row>
        <table:table-row table:style-name="ro1">
          <table:table-cell table:number-columns-repeated="3"/>
          <table:table-cell office:value-type="string" calcext:value-type="string">
            <text:p>&lt;crtab&gt;</text:p>
          </table:table-cell>
          <table:table-cell office:value-type="string" calcext:value-type="string">
            <text:p>Date du décès : </text:p>
          </table:table-cell>
          <table:table-cell table:style-name="ce149" office:value-type="date" office:date-value="1904-09-27" calcext:value-type="date">
            <text:p>27/09/1904</text:p>
          </table:table-cell>
          <table:table-cell table:number-columns-repeated="58"/>
        </table:table-row>
        <table:table-row table:style-name="ro1">
          <table:table-cell/>
          <table:table-cell table:style-name="ce70"/>
          <table:table-cell table:style-name="ce106"/>
          <table:table-cell table:style-name="ce120" office:value-type="string" calcext:value-type="string">
            <text:p>&lt;crtab&gt;</text:p>
          </table:table-cell>
          <table:table-cell table:style-name="ce126" office:value-type="string" calcext:value-type="string">
            <text:p>Heure du décès <text:span text:style-name="T3">(/24) : </text:span></text:p>
          </table:table-cell>
          <table:table-cell table:style-name="ce151" office:value-type="time" office:time-value="PT02H00M00S" calcext:value-type="time">
            <text:p>02:00</text:p>
          </table:table-cell>
          <table:table-cell table:number-columns-repeated="58"/>
        </table:table-row>
        <table:table-row table:style-name="ro1">
          <table:table-cell/>
          <table:table-cell table:style-name="ce256"/>
          <table:table-cell table:style-name="ce261" office:value-type="string" calcext:value-type="string">
            <text:p><text:s text:c="11"/>----&gt;</text:p>
          </table:table-cell>
          <table:table-cell table:style-name="ce264"/>
          <table:table-cell table:style-name="ce267" office:value-type="string" calcext:value-type="string">
            <text:p>Prénom Francisé : </text:p>
          </table:table-cell>
          <table:table-cell table:style-name="ce275" office:value-type="string" calcext:value-type="string">
            <text:p>Charles</text:p>
          </table:table-cell>
          <table:table-cell table:number-columns-repeated="58"/>
        </table:table-row>
        <table:table-row table:style-name="ro1">
          <table:table-cell/>
          <table:table-cell table:style-name="ce70"/>
          <table:table-cell table:style-name="ce106"/>
          <table:table-cell table:style-name="ce120"/>
          <table:table-cell table:style-name="ce269" office:value-type="string" calcext:value-type="string">
            <text:p>Date de naissance : </text:p>
          </table:table-cell>
          <table:table-cell table:style-name="ce276" office:value-type="date" office:date-value="1889-11-01" calcext:value-type="date">
            <text:p>01/11/1889</text:p>
          </table:table-cell>
          <table:table-cell table:number-columns-repeated="58"/>
        </table:table-row>
        <table:table-row table:style-name="ro1">
          <table:table-cell/>
          <table:table-cell table:style-name="Default" table:number-columns-repeated="4"/>
          <table:table-cell table:number-columns-repeated="59"/>
        </table:table-row>
        <table:table-row table:style-name="ro1" table:number-rows-repeated="3">
          <table:table-cell/>
          <table:table-cell table:style-name="Default" table:number-columns-repeated="4"/>
          <table:table-cell/>
          <table:table-cell table:style-name="Default"/>
          <table:table-cell table:number-columns-repeated="57"/>
        </table:table-row>
        <table:table-row table:style-name="ro1">
          <table:table-cell table:style-name="ce41" office:value-type="string" calcext:value-type="string">
            <text:p>Détail de la citation : Décès</text:p>
          </table:table-cell>
          <table:table-cell table:style-name="ce41"/>
          <table:table-cell table:style-name="ce44" table:number-columns-repeated="6"/>
          <table:table-cell table:style-name="ce187" office:value-type="string" calcext:value-type="string">
            <text:p>&lt;br&gt;</text:p>
          </table:table-cell>
          <table:table-cell table:number-columns-repeated="55"/>
        </table:table-row>
        <table:table-row table:style-name="ro1">
          <table:table-cell table:style-name="ce44" office:value-type="string" calcext:value-type="string">
            <text:p>Registre N°</text:p>
          </table:table-cell>
          <table:table-cell table:style-name="ce109" table:formula="of:=IF([.$F$4]=&quot;&quot;;&quot;&quot;;[.$F$4])" office:value-type="float" office:value="13" calcext:value-type="float">
            <text:p>13</text:p>
          </table:table-cell>
          <table:table-cell table:style-name="ce44" office:value-type="string" calcext:value-type="string">
            <text:p>décèdé le</text:p>
          </table:table-cell>
          <table:table-cell table:style-name="ce109"/>
          <table:table-cell table:style-name="ce270" table:formula="of:=IF([.$F$29]=&quot;&quot;;&quot;&quot;;[.$F$29])" office:value-type="date" office:date-value="1904-09-27" calcext:value-type="date">
            <text:p>27 septembre 1904</text:p>
          </table:table-cell>
          <table:table-cell table:style-name="ce44" office:value-type="string" calcext:value-type="string">
            <text:p>à </text:p>
          </table:table-cell>
          <table:table-cell table:style-name="ce44"/>
          <table:table-cell table:style-name="ce181" table:formula="of:=IF([.$F$30]=&quot;&quot;;&quot;&quot;;[.$F$30])" office:value-type="time" office:time-value="PT02H00M00S" calcext:value-type="time">
            <text:p>02:00</text:p>
          </table:table-cell>
          <table:table-cell table:style-name="ce187" office:value-type="string" calcext:value-type="string">
            <text:p>&lt;br&gt;&lt;br&gt;</text:p>
          </table:table-cell>
          <table:table-cell table:number-columns-repeated="55"/>
        </table:table-row>
        <table:table-row table:style-name="ro1">
          <table:table-cell/>
          <table:table-cell table:style-name="Default" table:number-columns-repeated="4"/>
          <table:table-cell/>
          <table:table-cell table:style-name="Default"/>
          <table:table-cell table:number-columns-repeated="57"/>
        </table:table-row>
        <table:table-row table:style-name="ro1">
          <table:table-cell table:style-name="ce41" office:value-type="string" calcext:value-type="string">
            <text:p>Média pour Fichier source à attacher</text:p>
          </table:table-cell>
          <table:table-cell table:style-name="ce41"/>
          <table:table-cell table:style-name="ce44" table:number-columns-repeated="8"/>
          <table:table-cell table:style-name="ce187" office:value-type="string" calcext:value-type="string">
            <text:p>&lt;br&gt;</text:p>
          </table:table-cell>
          <table:table-cell table:number-columns-repeated="53"/>
        </table:table-row>
        <table:table-row table:style-name="ro1">
          <table:table-cell table:style-name="ce47" table:formula="of:=IF([.$F$31]=&quot;&quot;;&quot;&quot;;[.$F$31])" office:value-type="string" office:string-value="Charles" calcext:value-type="string">
            <text:p>Charles</text:p>
          </table:table-cell>
          <table:table-cell table:style-name="ce47"/>
          <table:table-cell table:style-name="ce47" table:formula="of:=IF([.$F$13]=&quot;&quot;;&quot;&quot;;[.$F$13])" office:value-type="string" office:string-value="Klugesherz" calcext:value-type="string">
            <text:p>Klugesherz</text:p>
          </table:table-cell>
          <table:table-cell table:style-name="ce47"/>
          <table:table-cell table:style-name="ce271" table:formula="of:=IF([.$F$32]=&quot;&quot;;&quot;DATE DE NAISSANCE DE LA PERSONNE DECEDEE&quot;;[.$F$32])" office:value-type="date" office:date-value="1889-11-01" calcext:value-type="date">
            <text:p>01/11/1889</text:p>
          </table:table-cell>
          <table:table-cell table:style-name="ce44" table:number-columns-repeated="3"/>
          <table:table-cell table:style-name="ce168" office:value-type="string" calcext:value-type="string">
            <text:p>:</text:p>
          </table:table-cell>
          <table:table-cell table:style-name="ce44" office:value-type="string" calcext:value-type="string">
            <text:p>Registre de décès</text:p>
          </table:table-cell>
          <table:table-cell table:style-name="ce187" office:value-type="string" calcext:value-type="string">
            <text:p>&lt;br&gt;&lt;br&gt;</text:p>
          </table:table-cell>
          <table:table-cell table:number-columns-repeated="53"/>
        </table:table-row>
        <table:named-expressions>
          <table:named-range table:name="CitationTexte" table:base-cell-address="$'Acte de Décès'.$J$32" table:cell-range-address="$'Acte de Décès'.$A$37:.$I$38"/>
          <table:named-range table:name="MediaTexte" table:base-cell-address="$'Acte de Décès'.$J$23" table:cell-range-address="$'Acte de Décès'.$A$40:.$K$41"/>
          <table:named-range table:name="Source" table:base-cell-address="$'Acte de Décès'.$E$3" table:cell-range-address="$'Acte de Décès'.$E$3"/>
          <table:named-range table:name="SourceTexte" table:base-cell-address="$'Acte de Décès'.$E$45" table:cell-range-address="$'Acte de Décès'.$B$4:.$F$30"/>
          <table:named-range table:name="ZoneEntrée" table:base-cell-address="$'Acte de Décès'.$C$18" table:cell-range-address="$'Acte de Décès'.$F$4:.$F$32"/>
        </table:named-expressions>
      </table:table>
      <table:table table:name="Mariage 1850-1899"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form>
        </office:forms>
        <table:shapes>
          <draw:control draw:z-index="0" draw:text-style-name="P1" svg:width="4.478cm" svg:height="0.85cm" svg:x="23.86cm" svg:y="16.816cm" draw:control="control7"/>
        </table:shapes>
        <table:table-column table:style-name="co5" table:default-cell-style-name="ce3"/>
        <table:table-column table:style-name="co24" table:default-cell-style-name="ce3"/>
        <table:table-column table:style-name="co25" table:default-cell-style-name="ce3"/>
        <table:table-column table:style-name="co26" table:default-cell-style-name="ce3"/>
        <table:table-column table:style-name="co9" table:default-cell-style-name="ce3"/>
        <table:table-column table:style-name="co27" table:default-cell-style-name="ce3"/>
        <table:table-column table:style-name="co18" table:default-cell-style-name="ce3"/>
        <table:table-column table:style-name="co28" table:default-cell-style-name="Default"/>
        <table:table-column table:style-name="co29" table:default-cell-style-name="Default"/>
        <table:table-column table:style-name="co30" table:default-cell-style-name="Default"/>
        <table:table-column table:style-name="co1" table:default-cell-style-name="Default"/>
        <table:table-row table:style-name="ro4">
          <table:table-cell table:style-name="ce152" office:value-type="string" calcext:value-type="string" table:number-columns-spanned="2" table:number-rows-spanned="1">
            <text:p>Plages nommées</text:p>
            <text:p>Ctrl F3</text:p>
          </table:table-cell>
          <table:covered-table-cell table:style-name="Default"/>
          <table:table-cell table:style-name="Default" table:number-columns-repeated="3"/>
          <table:table-cell table:style-name="ce37" office:value-type="string" calcext:value-type="string">
            <text:p>Exemple</text:p>
          </table:table-cell>
          <table:table-cell table:style-name="Default"/>
          <table:table-cell table:number-columns-repeated="4"/>
        </table:table-row>
        <table:table-row table:style-name="ro4">
          <table:table-cell table:style-name="ce153" office:value-type="string" calcext:value-type="string" table:number-columns-spanned="2" table:number-rows-spanned="1">
            <text:p>Source</text:p>
          </table:table-cell>
          <table:covered-table-cell table:style-name="Default"/>
          <table:table-cell table:style-name="ce55" office:value-type="string" calcext:value-type="string">
            <text:p>Source</text:p>
          </table:table-cell>
          <table:table-cell table:style-name="ce83" office:value-type="string" calcext:value-type="string" table:number-columns-spanned="2" table:number-rows-spanned="1">
            <text:p>Soultz-les-Bains - Etat civil - Registre de mariages 1891</text:p>
          </table:table-cell>
          <table:covered-table-cell table:style-name="ce87"/>
          <table:table-cell table:style-name="ce37"/>
          <table:table-cell table:style-name="Default"/>
          <table:table-cell table:number-columns-repeated="4"/>
        </table:table-row>
        <table:table-row table:style-name="ro1">
          <table:table-cell table:style-name="ce153" office:value-type="string" calcext:value-type="string" table:number-columns-spanned="2" table:number-rows-spanned="1">
            <text:p>SourceTexte</text:p>
          </table:table-cell>
          <table:covered-table-cell table:style-name="Default"/>
          <table:table-cell table:style-name="ce56" office:value-type="string" calcext:value-type="string">
            <text:p>Registre</text:p>
          </table:table-cell>
          <table:table-cell table:style-name="ce59" office:value-type="string" calcext:value-type="string">
            <text:p>Numéro</text:p>
          </table:table-cell>
          <table:table-cell table:style-name="ce53" office:value-type="float" office:value="2" calcext:value-type="float">
            <text:p>2</text:p>
          </table:table-cell>
          <table:table-cell table:style-name="ce38" office:value-type="float" office:value="2" calcext:value-type="float">
            <text:p>2</text:p>
          </table:table-cell>
          <table:table-cell table:style-name="Default"/>
          <table:table-cell table:number-columns-repeated="4"/>
        </table:table-row>
        <table:table-row table:style-name="ro1">
          <table:table-cell table:style-name="ce153" office:value-type="string" calcext:value-type="string" table:number-columns-spanned="2" table:number-rows-spanned="1">
            <text:p>CitationTexte</text:p>
          </table:table-cell>
          <table:covered-table-cell table:style-name="Default"/>
          <table:table-cell table:style-name="ce59"/>
          <table:table-cell table:style-name="ce59" office:value-type="string" calcext:value-type="string">
            <text:p>Date d'écriture</text:p>
          </table:table-cell>
          <table:table-cell table:style-name="ce54" office:value-type="date" office:date-value="1891-02-09" calcext:value-type="date">
            <text:p>09/02/1891</text:p>
          </table:table-cell>
          <table:table-cell table:style-name="ce39" office:value-type="date" office:date-value="1891-02-09" calcext:value-type="date">
            <text:p>09/02/1891</text:p>
          </table:table-cell>
          <table:table-cell table:style-name="Default"/>
          <table:table-cell table:number-columns-repeated="4"/>
        </table:table-row>
        <table:table-row table:style-name="ro1">
          <table:table-cell table:style-name="ce153" office:value-type="string" calcext:value-type="string" table:number-columns-spanned="2" table:number-rows-spanned="1">
            <text:p>MediaTexte</text:p>
          </table:table-cell>
          <table:covered-table-cell table:style-name="Default"/>
          <table:table-cell table:style-name="ce59"/>
          <table:table-cell table:style-name="ce59" office:value-type="string" calcext:value-type="string">
            <text:p>Ville </text:p>
          </table:table-cell>
          <table:table-cell table:style-name="ce53"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59"/>
          <table:table-cell table:style-name="ce59" office:value-type="string" calcext:value-type="string">
            <text:p>Greffier</text:p>
          </table:table-cell>
          <table:table-cell table:style-name="ce53" office:value-type="string" calcext:value-type="string">
            <text:p>Cordan</text:p>
          </table:table-cell>
          <table:table-cell table:style-name="ce38" office:value-type="string" calcext:value-type="string">
            <text:p>Cordan</text:p>
          </table:table-cell>
          <table:table-cell table:style-name="Default"/>
          <table:table-cell table:number-columns-repeated="4"/>
        </table:table-row>
        <table:table-row table:style-name="ro1">
          <table:table-cell table:style-name="Default" table:number-columns-repeated="2"/>
          <table:table-cell table:style-name="ce21" office:value-type="string" calcext:value-type="string">
            <text:p>Epoux</text:p>
          </table:table-cell>
          <table:table-cell table:style-name="ce26" office:value-type="string" calcext:value-type="string">
            <text:p>Nom</text:p>
          </table:table-cell>
          <table:table-cell table:style-name="ce91" office:value-type="string" calcext:value-type="string">
            <text:p>Klugesherz</text:p>
          </table:table-cell>
          <table:table-cell table:style-name="ce38" office:value-type="string" calcext:value-type="string">
            <text:p>Klugesherz</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Prénom</text:p>
          </table:table-cell>
          <table:table-cell table:style-name="ce91" office:value-type="string" calcext:value-type="string">
            <text:p>Franz Joseph</text:p>
          </table:table-cell>
          <table:table-cell table:style-name="ce38" office:value-type="string" calcext:value-type="string">
            <text:p>Franz Joseph</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Prénom Francisé</text:p>
          </table:table-cell>
          <table:table-cell table:style-name="ce91" office:value-type="string" calcext:value-type="string">
            <text:p>Francois Joseph</text:p>
          </table:table-cell>
          <table:table-cell table:style-name="ce38" office:value-type="string" calcext:value-type="string">
            <text:p>François Joseph</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Connu</text:p>
          </table:table-cell>
          <table:table-cell table:style-name="ce91" table:content-validation-name="val1" office:value-type="string" calcext:value-type="string">
            <text:p>Oui</text:p>
          </table:table-cell>
          <table:table-cell table:style-name="ce38" office:value-type="string" calcext:value-type="string">
            <text:p>Oui</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Métier</text:p>
          </table:table-cell>
          <table:table-cell table:style-name="ce91" table:content-validation-name="val2" office:value-type="string" calcext:value-type="string">
            <text:p>Boulanger</text:p>
          </table:table-cell>
          <table:table-cell table:style-name="ce37" office:value-type="string" calcext:value-type="string">
            <text:p>Boulanger</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Lieu d'habitation</text:p>
          </table:table-cell>
          <table:table-cell table:style-name="ce91"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Religion</text:p>
          </table:table-cell>
          <table:table-cell table:style-name="ce91" table:content-validation-name="val3" office:value-type="string" calcext:value-type="string">
            <text:p>Catholique</text:p>
          </table:table-cell>
          <table:table-cell table:style-name="ce38" office:value-type="string" calcext:value-type="string">
            <text:p>Catholique</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Né le</text:p>
          </table:table-cell>
          <table:table-cell table:style-name="ce163" office:value-type="date" office:date-value="1845-11-05" calcext:value-type="date">
            <text:p>05/11/1845</text:p>
          </table:table-cell>
          <table:table-cell table:style-name="ce39" office:value-type="date" office:date-value="1845-11-05" calcext:value-type="date">
            <text:p>05/11/1845</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Né à </text:p>
          </table:table-cell>
          <table:table-cell table:style-name="ce91"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Père prénom</text:p>
          </table:table-cell>
          <table:table-cell table:style-name="ce91" office:value-type="string" calcext:value-type="string">
            <text:p>... Georg</text:p>
          </table:table-cell>
          <table:table-cell table:style-name="ce38" office:value-type="string" calcext:value-type="string">
            <text:p>Georg</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Mère nom</text:p>
          </table:table-cell>
          <table:table-cell table:style-name="ce91" office:value-type="string" calcext:value-type="string">
            <text:p>Oberhausser</text:p>
          </table:table-cell>
          <table:table-cell table:style-name="ce38" office:value-type="string" calcext:value-type="string">
            <text:p>Oberhausser</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Mère prénom</text:p>
          </table:table-cell>
          <table:table-cell table:style-name="ce91" office:value-type="string" calcext:value-type="string">
            <text:p>Maria Anna</text:p>
          </table:table-cell>
          <table:table-cell table:style-name="ce38" office:value-type="string" calcext:value-type="string">
            <text:p>Maria Anna</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Père Mère Habitation</text:p>
          </table:table-cell>
          <table:table-cell table:style-name="ce91"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7" office:value-type="string" calcext:value-type="string">
            <text:p>Epouse</text:p>
          </table:table-cell>
          <table:table-cell table:style-name="ce28" office:value-type="string" calcext:value-type="string">
            <text:p>Nom</text:p>
          </table:table-cell>
          <table:table-cell table:style-name="ce92" office:value-type="string" calcext:value-type="string">
            <text:p>Fischer</text:p>
          </table:table-cell>
          <table:table-cell table:style-name="ce38" office:value-type="string" calcext:value-type="string">
            <text:p>Fischer</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Prénom</text:p>
          </table:table-cell>
          <table:table-cell table:style-name="ce92" office:value-type="string" calcext:value-type="string">
            <text:p>Victoria</text:p>
          </table:table-cell>
          <table:table-cell table:style-name="ce38" office:value-type="string" calcext:value-type="string">
            <text:p>Victoria</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Prénom Francisé</text:p>
          </table:table-cell>
          <table:table-cell table:style-name="ce92" office:value-type="string" calcext:value-type="string">
            <text:p>Victoire</text:p>
          </table:table-cell>
          <table:table-cell table:style-name="ce38" office:value-type="string" calcext:value-type="string">
            <text:p>Victoire</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Connu</text:p>
          </table:table-cell>
          <table:table-cell table:style-name="ce92" table:content-validation-name="val1" office:value-type="string" calcext:value-type="string">
            <text:p>Oui</text:p>
          </table:table-cell>
          <table:table-cell table:style-name="ce38" office:value-type="string" calcext:value-type="string">
            <text:p>Oui</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Métier</text:p>
          </table:table-cell>
          <table:table-cell table:style-name="ce92" table:content-validation-name="val2" office:value-type="string" calcext:value-type="string">
            <text:p>--</text:p>
          </table:table-cell>
          <table:table-cell table:style-name="ce38"/>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Lieu d'habitation</text:p>
          </table:table-cell>
          <table:table-cell table:style-name="ce92"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Religion</text:p>
          </table:table-cell>
          <table:table-cell table:style-name="ce92" table:content-validation-name="val3" office:value-type="string" calcext:value-type="string">
            <text:p>Catholique</text:p>
          </table:table-cell>
          <table:table-cell table:style-name="ce38" office:value-type="string" calcext:value-type="string">
            <text:p>Catholique</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Née le</text:p>
          </table:table-cell>
          <table:table-cell table:style-name="ce164" office:value-type="date" office:date-value="1868-12-22" calcext:value-type="date">
            <text:p>22/12/1868</text:p>
          </table:table-cell>
          <table:table-cell table:style-name="ce40" office:value-type="date" office:date-value="1868-12-22" calcext:value-type="date">
            <text:p>22/12/68</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Née à </text:p>
          </table:table-cell>
          <table:table-cell table:style-name="ce92"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Père prénom</text:p>
          </table:table-cell>
          <table:table-cell table:style-name="ce92" office:value-type="string" calcext:value-type="string">
            <text:p>Anton</text:p>
          </table:table-cell>
          <table:table-cell table:style-name="ce38" office:value-type="string" calcext:value-type="string">
            <text:p>Anton</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Mère nom</text:p>
          </table:table-cell>
          <table:table-cell table:style-name="ce92" office:value-type="string" calcext:value-type="string">
            <text:p>Froehlich</text:p>
          </table:table-cell>
          <table:table-cell table:style-name="ce38" office:value-type="string" calcext:value-type="string">
            <text:p>Froehlich</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Mère prénom</text:p>
          </table:table-cell>
          <table:table-cell table:style-name="ce92" office:value-type="string" calcext:value-type="string">
            <text:p>Catharina</text:p>
          </table:table-cell>
          <table:table-cell table:style-name="ce38" office:value-type="string" calcext:value-type="string">
            <text:p>Catharina</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Père Mère Habitation</text:p>
          </table:table-cell>
          <table:table-cell table:style-name="ce92"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number-rows-repeated="2">
          <table:table-cell table:style-name="Default" table:number-columns-repeated="7"/>
          <table:table-cell table:number-columns-repeated="4"/>
        </table:table-row>
        <table:table-row table:style-name="ro1">
          <table:table-cell table:style-name="ce1" office:value-type="string" calcext:value-type="string">
            <text:p>Les zones ci-dessous peuvent bien entendu être modifiées manuellement</text:p>
          </table:table-cell>
          <table:table-cell table:style-name="Default"/>
          <table:table-cell table:style-name="ce1" table:number-columns-repeated="2"/>
          <table:table-cell table:style-name="Default" table:number-columns-repeated="3"/>
          <table:table-cell table:style-name="ce37" office:value-type="string" calcext:value-type="string">
            <text:p>Code</text:p>
          </table:table-cell>
          <table:table-cell table:number-columns-repeated="3"/>
        </table:table-row>
        <table:table-row table:style-name="ro1">
          <table:table-cell office:value-type="string" calcext:value-type="string">
            <text:p>Nr.</text:p>
          </table:table-cell>
          <table:table-cell table:style-name="ce20" table:formula="of:=IF([.$E$3]=&quot;&quot;;&quot;&quot;;[.$E$3])" office:value-type="float" office:value="2" calcext:value-type="float">
            <text:p>2</text:p>
          </table:table-cell>
          <table:table-cell table:number-columns-repeated="5"/>
          <table:table-cell table:style-name="ce37"/>
          <table:table-cell table:number-columns-repeated="3"/>
        </table:table-row>
        <table:table-row table:style-name="ro1">
          <table:table-cell/>
          <table:table-cell table:style-name="ce244" table:formula="of:=IF([.$E$5]=&quot;&quot;;&quot;&quot;;[.$E$5])" office:value-type="string" office:string-value="Sultzbad" calcext:value-type="string">
            <text:p>Sultzbad</text:p>
          </table:table-cell>
          <table:table-cell table:style-name="ce124" office:value-type="string" calcext:value-type="string">
            <text:p>, am</text:p>
          </table:table-cell>
          <table:table-cell table:style-name="ce22" table:formula="of:=IF([.$E$4]=&quot;&quot;;&quot;&quot;;IF(DAY([.$E$4])&lt;=29;CHOOSE(DAY([.$E$4]);&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E$4])-29);&quot;dreißigs&quot;;&quot;einunddreißigs&quot;)))" office:value-type="string" office:string-value="neun" calcext:value-type="string">
            <text:p>neun</text:p>
          </table:table-cell>
          <table:table-cell table:style-name="ce124" office:value-type="string" calcext:value-type="string">
            <text:p>ten</text:p>
          </table:table-cell>
          <table:table-cell table:number-columns-repeated="2"/>
          <table:table-cell table:style-name="ce37"/>
          <table:table-cell table:number-columns-repeated="3"/>
        </table:table-row>
        <table:table-row table:style-name="ro1">
          <table:table-cell/>
          <table:table-cell table:style-name="ce158" table:formula="of:=IF([.$E$4]=&quot;&quot;;&quot;&quot;;[.$E$4])" office:value-type="date" office:date-value="1891-02-09" calcext:value-type="date">
            <text:p>Februar</text:p>
          </table:table-cell>
          <table:table-cell table:style-name="ce20" table:formula="of:=IF([.$E$4]=&quot;&quot;;&quot;&quot;;ORG.NUMBERTEXT.NUMBERTEXT(ROUNDDOWN(((YEAR([.$DF$4]))/100);0)*100;&quot;de&quot;))" office:value-type="string" office:string-value="Eintausendachthundert" calcext:value-type="string">
            <text:p>Eintausendachthundert</text:p>
          </table:table-cell>
          <table:table-cell/>
          <table:table-cell table:style-name="ce25" table:formula="of:=IF([.$E$4]=&quot;&quot;;&quot;&quot;;LOWER(ORG.NUMBERTEXT.NUMBERTEXT(ROUNDDOWN(((YEAR([.$DF$4])-1800)/10);0);&quot;de&quot;)))" office:value-type="string" office:string-value="neun" calcext:value-type="string">
            <text:p>neun</text:p>
          </table:table-cell>
          <table:table-cell office:value-type="string" calcext:value-type="string">
            <text:p>zig und</text:p>
          </table:table-cell>
          <table:table-cell table:style-name="ce43" table:formula="of:=IF([.$E$4]=&quot;&quot;;&quot;&quot;; LOWER( ORG.NUMBERTEXT.NUMBERTEXT(YEAR([.$E$4])-1800 - (ROUNDDOWN((YEAR([.$E$4])-1800)/10))*10;&quot;de&quot;)) )" office:value-type="string" office:string-value="eins" calcext:value-type="string">
            <text:p>eins</text:p>
          </table:table-cell>
          <table:table-cell table:style-name="ce37" office:value-type="string" calcext:value-type="string">
            <text:p>&lt;br&gt;</text:p>
          </table:table-cell>
          <table:table-cell table:style-name="ce45"/>
          <table:table-cell table:style-name="ce46"/>
          <table:table-cell/>
        </table:table-row>
        <table:table-row table:style-name="ro1">
          <table:table-cell table:number-columns-repeated="7"/>
          <table:table-cell table:style-name="ce37"/>
          <table:table-cell table:style-name="ce45"/>
          <table:table-cell table:style-name="ce46"/>
          <table:table-cell/>
        </table:table-row>
        <table:table-row table:style-name="ro1">
          <table:table-cell office:value-type="string" calcext:value-type="string">
            <text:p>Vor dem unterzeichneten Standesbeamten erschienen heute zum Zweck der Eheschließung</text:p>
          </table:table-cell>
          <table:table-cell table:number-columns-repeated="6"/>
          <table:table-cell table:style-name="ce37" office:value-type="string" calcext:value-type="string">
            <text:p>&lt;br&gt;</text:p>
          </table:table-cell>
          <table:table-cell table:style-name="ce45"/>
          <table:table-cell table:style-name="ce46"/>
          <table:table-cell/>
        </table:table-row>
        <table:table-row table:style-name="ro1">
          <table:table-cell office:value-type="string" calcext:value-type="string">
            <text:p>1.</text:p>
          </table:table-cell>
          <table:table-cell office:value-type="string" calcext:value-type="string">
            <text:p>der</text:p>
          </table:table-cell>
          <table:table-cell table:style-name="ce244" table:formula="of:=IF([.$E$11]=&quot;&quot;;&quot;&quot;;INDEX([$Configuration.C$5:$Configuration.C$11];MATCH([.$E$11];[$Configuration.B$5:$Configuration.B$11];0)))" office:value-type="string" office:string-value="Bäckermeister" calcext:value-type="string">
            <text:p>Bäckermeister</text:p>
          </table:table-cell>
          <table:table-cell table:style-name="ce244" table:formula="of:=IF([.$E$8]=&quot;&quot;;&quot;&quot;;[.$E$8])" office:value-type="string" office:string-value="Franz Joseph" calcext:value-type="string">
            <text:p>Franz Joseph</text:p>
          </table:table-cell>
          <table:table-cell table:style-name="ce244" table:formula="of:=IF([.$E$7]=&quot;&quot;;&quot;&quot;;[.$E$7])" office:value-type="string" office:string-value="Klugesherz" calcext:value-type="string">
            <text:p>Klugesherz</text:p>
          </table:table-cell>
          <table:table-cell table:number-columns-repeated="3"/>
          <table:table-cell table:style-name="ce45"/>
          <table:table-cell table:style-name="ce46"/>
          <table:table-cell/>
        </table:table-row>
        <table:table-row table:style-name="ro1">
          <table:table-cell/>
          <table:table-cell table:style-name="ce122" office:value-type="string" calcext:value-type="string">
            <text:p>Witwe von Maria Anna Dietrich</text:p>
          </table:table-cell>
          <table:table-cell table:style-name="ce122"/>
          <table:table-cell table:number-columns-repeated="8"/>
        </table:table-row>
        <table:table-row table:style-name="ro1">
          <table:table-cell/>
          <table:table-cell office:value-type="string" calcext:value-type="string">
            <text:p>der Persönlichkeit nach</text:p>
          </table:table-cell>
          <table:table-cell table:number-columns-repeated="2"/>
          <table:table-cell table:style-name="ce244" table:formula="of:=IF([.$E$10]=&quot;Oui&quot;;&quot;bekannt&quot;;IF([.$E$10]=&quot;Non&quot;;&quot;unbekannt&quot;;&quot;&quot;))" office:value-type="string" office:string-value="bekannt" calcext:value-type="string">
            <text:p>bekannt</text:p>
          </table:table-cell>
          <table:table-cell table:number-columns-repeated="6"/>
        </table:table-row>
        <table:table-row table:style-name="ro1">
          <table:table-cell/>
          <table:table-cell table:style-name="ce244" table:formula="of:=IF([.E$13]=&quot;Catholique&quot;;&quot;katholischer&quot;;IF([.E$13]=&quot;Protestante&quot;;&quot;protestantischer&quot;;IF([.E$13]=&quot;Evangélique&quot;;&quot;evangelischer&quot;;&quot;&quot;)))" office:value-type="string" office:string-value="katholischer" calcext:value-type="string">
            <text:p>katholischer</text:p>
          </table:table-cell>
          <table:table-cell office:value-type="string" calcext:value-type="string">
            <text:p>Religion, geboren den</text:p>
          </table:table-cell>
          <table:table-cell/>
          <table:table-cell table:style-name="ce22" table:formula="of:=IF([.$E$14]=&quot;&quot;;&quot;&quot;;IF(DAY([.$E$14])&lt;=29;CHOOSE(DAY([.$E$14]);&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E$14])-29);&quot;dreißigs&quot;;&quot;einunddreißigs&quot;)))" office:value-type="string" office:string-value="fünf" calcext:value-type="string">
            <text:p>fünf</text:p>
          </table:table-cell>
          <table:table-cell office:value-type="string" calcext:value-type="string">
            <text:p>ten</text:p>
          </table:table-cell>
          <table:table-cell table:number-columns-repeated="5"/>
        </table:table-row>
        <table:table-row table:style-name="ro1">
          <table:table-cell/>
          <table:table-cell table:style-name="ce158" table:formula="of:=IF([.$E$14]=&quot;&quot;;&quot;&quot;;[.$E$14])" office:value-type="date" office:date-value="1845-11-05" calcext:value-type="date">
            <text:p>November</text:p>
          </table:table-cell>
          <table:table-cell office:value-type="string" calcext:value-type="string">
            <text:p>des Jahres</text:p>
          </table:table-cell>
          <table:table-cell table:style-name="ce244" table:formula="of:=IF([.$E$14]=&quot;&quot;;&quot;&quot;;ORG.NUMBERTEXT.NUMBERTEXT(ROUNDDOWN(((YEAR([.$DF$14]))/100);0)*100;&quot;de&quot;))" office:value-type="string" office:string-value="Eintausendachthundert" calcext:value-type="string">
            <text:p>Eintausendachthundert</text:p>
          </table:table-cell>
          <table:table-cell table:style-name="ce43" table:formula="of:=IF([.$E$14]=&quot;&quot;;&quot;&quot;; LOWER( ORG.NUMBERTEXT.NUMBERTEXT(YEAR([.$E$14])-1800 - (ROUNDDOWN((YEAR([.$E$14])-1800)/100))*100;&quot;de&quot;)) )" office:value-type="string" office:string-value="fünfundvierzig" calcext:value-type="string">
            <text:p>fünfundvierzig</text:p>
          </table:table-cell>
          <table:table-cell office:value-type="string" calcext:value-type="string">
            <text:p>zu</text:p>
          </table:table-cell>
          <table:table-cell table:style-name="ce32" table:formula="of:=IF([.$E$15]=&quot;&quot;;&quot;&quot;;[.$E$15])" office:value-type="string" office:string-value="Sultzbad" calcext:value-type="string">
            <text:p>Sultzbad</text:p>
          </table:table-cell>
          <table:table-cell table:number-columns-repeated="4"/>
        </table:table-row>
        <table:table-row table:style-name="ro1">
          <table:table-cell/>
          <table:table-cell office:value-type="string" calcext:value-type="string">
            <text:p>wohnhaft zu </text:p>
          </table:table-cell>
          <table:table-cell table:style-name="ce244" table:formula="of:=IF([.$E$12]=&quot;&quot;;&quot;&quot;;[.$E$12])" office:value-type="string" office:string-value="Sultzbad" calcext:value-type="string">
            <text:p>Sultzbad</text:p>
          </table:table-cell>
          <table:table-cell table:number-columns-repeated="8"/>
        </table:table-row>
        <table:table-row table:style-name="ro1">
          <table:table-cell/>
          <table:table-cell office:value-type="string" calcext:value-type="string">
            <text:p>Sohn </text:p>
          </table:table-cell>
          <table:table-cell table:number-columns-repeated="2" office:value-type="string" calcext:value-type="string">
            <text:p>...</text:p>
          </table:table-cell>
          <table:table-cell table:style-name="ce244" table:formula="of:=IF([.$E$16]=&quot;&quot;;&quot;&quot;;[.$E$16])" office:value-type="string" office:string-value="... Georg" calcext:value-type="string">
            <text:p>... Georg</text:p>
          </table:table-cell>
          <table:table-cell table:style-name="ce244" table:formula="of:=IF([.$E$7]=&quot;&quot;;&quot;&quot;;[.$E$7])" office:value-type="string" office:string-value="Klugesherz" calcext:value-type="string">
            <text:p>Klugesherz</text:p>
          </table:table-cell>
          <table:table-cell table:number-columns-repeated="5"/>
        </table:table-row>
        <table:table-row table:style-name="ro1">
          <table:table-cell table:number-columns-repeated="2"/>
          <table:table-cell office:value-type="string" calcext:value-type="string">
            <text:p>...</text:p>
          </table:table-cell>
          <table:table-cell table:style-name="ce32" table:formula="of:=IF([.$E$18]=&quot;&quot;;&quot;&quot;;[.$E$18])" office:value-type="string" office:string-value="Maria Anna" calcext:value-type="string">
            <text:p>Maria Anna</text:p>
          </table:table-cell>
          <table:table-cell table:style-name="ce244" table:formula="of:=IF([.$E$7]=&quot;&quot;;&quot;&quot;;[.$E$7])" office:value-type="string" office:string-value="Klugesherz" calcext:value-type="string">
            <text:p>Klugesherz</text:p>
          </table:table-cell>
          <table:table-cell office:value-type="string" calcext:value-type="string">
            <text:p>geborene</text:p>
          </table:table-cell>
          <table:table-cell table:style-name="ce244" table:formula="of:=IF([.$E$17]=&quot;&quot;;&quot;&quot;;[.$E$17])" office:value-type="string" office:string-value="Oberhausser" calcext:value-type="string">
            <text:p>Oberhausser</text:p>
          </table:table-cell>
          <table:table-cell table:number-columns-repeated="4"/>
        </table:table-row>
        <table:table-row table:style-name="ro1">
          <table:table-cell table:number-columns-repeated="2"/>
          <table:table-cell office:value-type="string" calcext:value-type="string">
            <text:p>wohnhaft zu </text:p>
          </table:table-cell>
          <table:table-cell table:style-name="ce244" table:formula="of:=IF([.$E$19]=&quot;&quot;;&quot;&quot;;[.$E$19])" office:value-type="string" office:string-value="Sultzbad" calcext:value-type="string">
            <text:p>Sultzbad</text:p>
          </table:table-cell>
          <table:table-cell table:number-columns-repeated="3"/>
          <table:table-cell table:style-name="ce37" office:value-type="string" calcext:value-type="string">
            <text:p>&lt;br&gt;</text:p>
          </table:table-cell>
          <table:table-cell table:number-columns-repeated="3"/>
        </table:table-row>
        <table:table-row table:style-name="ro1">
          <table:table-cell table:style-name="ce154" office:value-type="string" calcext:value-type="string">
            <text:p>2.</text:p>
          </table:table-cell>
          <table:table-cell office:value-type="string" calcext:value-type="string">
            <text:p>Die</text:p>
          </table:table-cell>
          <table:table-cell table:style-name="ce244" table:formula="of:=IF([.$E$24]=&quot;&quot;;&quot;&quot;;INDEX([$Configuration.C$5:$Configuration.C$11];MATCH([.$E$24];[$Configuration.B$5:$Configuration.B$11];0)))" office:value-type="string" office:string-value="--" calcext:value-type="string">
            <text:p>--</text:p>
          </table:table-cell>
          <table:table-cell table:style-name="ce244" table:formula="of:=IF([.$E$21]=&quot;&quot;;&quot;&quot;;[.$E$21])" office:value-type="string" office:string-value="Victoria" calcext:value-type="string">
            <text:p>Victoria</text:p>
          </table:table-cell>
          <table:table-cell table:style-name="ce32" table:formula="of:=IF([.$E$20]=&quot;&quot;;&quot;&quot;;[.$E$20])" office:value-type="string" office:string-value="Fischer" calcext:value-type="string">
            <text:p>Fischer</text:p>
          </table:table-cell>
          <table:table-cell table:number-columns-repeated="6"/>
        </table:table-row>
        <table:table-row table:style-name="ro1">
          <table:table-cell/>
          <table:table-cell office:value-type="string" calcext:value-type="string">
            <text:p>der Persönlichkeit nach</text:p>
          </table:table-cell>
          <table:table-cell table:number-columns-repeated="2"/>
          <table:table-cell table:style-name="ce244" table:formula="of:=IF([.$E$23]=&quot;Oui&quot;;&quot;bekannt&quot;;IF([.$E$23]=&quot;Non&quot;;&quot;unbekannt&quot;;&quot;&quot;))" office:value-type="string" office:string-value="bekannt" calcext:value-type="string">
            <text:p>bekannt</text:p>
          </table:table-cell>
          <table:table-cell table:number-columns-repeated="6"/>
        </table:table-row>
        <table:table-row table:style-name="ro1">
          <table:table-cell/>
          <table:table-cell table:style-name="ce244" table:formula="of:=IF([.E$26]=&quot;Catholique&quot;;&quot;katholischer&quot;;IF([.E$26]=&quot;Protestante&quot;;&quot;protestantischer&quot;;IF([.E$26]=&quot;Evangélique&quot;;&quot;evangelischer&quot;;&quot;&quot;)))" office:value-type="string" office:string-value="katholischer" calcext:value-type="string">
            <text:p>katholischer</text:p>
          </table:table-cell>
          <table:table-cell office:value-type="string" calcext:value-type="string">
            <text:p>Religion, geboren den</text:p>
          </table:table-cell>
          <table:table-cell/>
          <table:table-cell table:style-name="ce22" table:formula="of:=IF([.$E$27]=&quot;&quot;;&quot;&quot;;IF(DAY([.$E$27])&lt;=29;CHOOSE(DAY([.$E$27]);&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E$27])-29);&quot;dreißigs&quot;;&quot;einunddreißigs&quot;)))" office:value-type="string" office:string-value="zweiundzwanzigs" calcext:value-type="string">
            <text:p>zweiundzwanzigs</text:p>
          </table:table-cell>
          <table:table-cell office:value-type="string" calcext:value-type="string">
            <text:p>ten</text:p>
          </table:table-cell>
          <table:table-cell table:number-columns-repeated="5"/>
        </table:table-row>
        <table:table-row table:style-name="ro1">
          <table:table-cell/>
          <table:table-cell table:style-name="ce158" table:formula="of:=IF([.$E$27]=&quot;&quot;;&quot;&quot;;[.$E$27])" office:value-type="date" office:date-value="1868-12-22" calcext:value-type="date">
            <text:p>Dezember</text:p>
          </table:table-cell>
          <table:table-cell office:value-type="string" calcext:value-type="string">
            <text:p>des Jahres</text:p>
          </table:table-cell>
          <table:table-cell table:style-name="ce244" table:formula="of:=IF([.$E$27]=&quot;&quot;;&quot;&quot;;ORG.NUMBERTEXT.NUMBERTEXT(ROUNDDOWN(((YEAR([.$DF$27]))/100);0)*100;&quot;de&quot;))" office:value-type="string" office:string-value="Eintausendachthundert" calcext:value-type="string">
            <text:p>Eintausendachthundert</text:p>
          </table:table-cell>
          <table:table-cell table:style-name="ce43" table:formula="of:=IF([.$E$27]=&quot;&quot;;&quot;&quot;; LOWER( ORG.NUMBERTEXT.NUMBERTEXT(YEAR([.$E$27])-1800 - (ROUNDDOWN((YEAR([.$E$27])-1800)/100))*100;&quot;de&quot;)) )" office:value-type="string" office:string-value="achtundsechzig" calcext:value-type="string">
            <text:p>achtundsechzig</text:p>
          </table:table-cell>
          <table:table-cell office:value-type="string" calcext:value-type="string">
            <text:p>zu</text:p>
          </table:table-cell>
          <table:table-cell table:style-name="ce32" table:formula="of:=IF([.$E$28]=&quot;&quot;;&quot;&quot;;[.$E$28])" office:value-type="string" office:string-value="Sultzbad" calcext:value-type="string">
            <text:p>Sultzbad</text:p>
          </table:table-cell>
          <table:table-cell table:number-columns-repeated="4"/>
        </table:table-row>
        <table:table-row table:style-name="ro1">
          <table:table-cell/>
          <table:table-cell office:value-type="string" calcext:value-type="string">
            <text:p>Tochter</text:p>
          </table:table-cell>
          <table:table-cell/>
          <table:table-cell table:style-name="ce244" table:formula="of:=IF([.$E$29]=&quot;&quot;;&quot;&quot;;[.$E$29])" office:value-type="string" office:string-value="Anton" calcext:value-type="string">
            <text:p>Anton</text:p>
          </table:table-cell>
          <table:table-cell table:style-name="ce244" table:formula="of:=IF([.$E$20]=&quot;&quot;;&quot;&quot;;[.$E$20])" office:value-type="string" office:string-value="Fischer" calcext:value-type="string">
            <text:p>Fischer</text:p>
          </table:table-cell>
          <table:table-cell table:number-columns-repeated="6"/>
        </table:table-row>
        <table:table-row table:style-name="ro1">
          <table:table-cell table:number-columns-repeated="2"/>
          <table:table-cell office:value-type="string" calcext:value-type="string">
            <text:p>...</text:p>
          </table:table-cell>
          <table:table-cell table:style-name="ce244" table:formula="of:=IF([.$E$31]=&quot;&quot;;&quot;&quot;;[.$E$31])" office:value-type="string" office:string-value="Catharina" calcext:value-type="string">
            <text:p>Catharina</text:p>
          </table:table-cell>
          <table:table-cell table:style-name="ce244" table:formula="of:=IF([.$E$20]=&quot;&quot;;&quot;&quot;;[.$E$20])" office:value-type="string" office:string-value="Fischer" calcext:value-type="string">
            <text:p>Fischer</text:p>
          </table:table-cell>
          <table:table-cell office:value-type="string" calcext:value-type="string">
            <text:p>geborene</text:p>
          </table:table-cell>
          <table:table-cell table:style-name="ce244" table:formula="of:=IF([.$E$30]=&quot;&quot;;&quot;&quot;;[.$E$30])" office:value-type="string" office:string-value="Froehlich" calcext:value-type="string">
            <text:p>Froehlich</text:p>
          </table:table-cell>
          <table:table-cell table:number-columns-repeated="4"/>
        </table:table-row>
        <table:table-row table:style-name="ro1">
          <table:table-cell table:number-columns-repeated="2"/>
          <table:table-cell office:value-type="string" calcext:value-type="string">
            <text:p>wohnhaft zu </text:p>
          </table:table-cell>
          <table:table-cell table:style-name="ce244" table:formula="of:=IF([.$E$32]=&quot;&quot;;&quot;&quot;;[.$E$32])" office:value-type="string" office:string-value="Sultzbad" calcext:value-type="string">
            <text:p>Sultzbad</text:p>
          </table:table-cell>
          <table:table-cell table:number-columns-repeated="3"/>
          <table:table-cell table:style-name="ce37" office:value-type="string" calcext:value-type="string">
            <text:p>&lt;br&gt;</text:p>
          </table:table-cell>
          <table:table-cell table:number-columns-repeated="3"/>
        </table:table-row>
        <table:table-row table:style-name="ro1">
          <table:table-cell office:value-type="string" calcext:value-type="string">
            <text:p>Als Zeugen waren zugezogen und erschienen</text:p>
          </table:table-cell>
          <table:table-cell table:number-columns-repeated="10"/>
        </table:table-row>
        <table:table-row table:style-name="ro1">
          <table:table-cell office:value-type="string" calcext:value-type="string">
            <text:p>3.</text:p>
          </table:table-cell>
          <table:table-cell office:value-type="string" calcext:value-type="string">
            <text:p>...........</text:p>
          </table:table-cell>
          <table:table-cell table:number-columns-repeated="5"/>
          <table:table-cell table:style-name="ce37"/>
          <table:table-cell table:number-columns-repeated="3"/>
        </table:table-row>
        <table:table-row table:style-name="ro1">
          <table:table-cell office:value-type="string" calcext:value-type="string">
            <text:p>4.</text:p>
          </table:table-cell>
          <table:table-cell office:value-type="string" calcext:value-type="string">
            <text:p>...........</text:p>
          </table:table-cell>
          <table:table-cell table:number-columns-repeated="5"/>
          <table:table-cell table:style-name="ce37" office:value-type="string" calcext:value-type="string">
            <text:p>&lt;br&gt;</text:p>
          </table:table-cell>
          <table:table-cell table:number-columns-repeated="3"/>
        </table:table-row>
        <table:table-row table:style-name="ro5">
          <table:table-cell table:style-name="ce155" office:value-type="string" calcext:value-type="string" table:number-columns-spanned="7" table:number-rows-spanned="1">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covered-table-cell table:number-columns-repeated="6"/>
          <table:table-cell table:style-name="ce37"/>
          <table:table-cell table:number-columns-repeated="3"/>
        </table:table-row>
        <table:table-row table:style-name="ro1">
          <table:table-cell table:number-columns-repeated="7"/>
          <table:table-cell table:style-name="ce37" office:value-type="string" calcext:value-type="string">
            <text:p>&lt;br&gt;</text:p>
          </table:table-cell>
          <table:table-cell table:number-columns-repeated="3"/>
        </table:table-row>
        <table:table-row table:style-name="ro1">
          <table:table-cell/>
          <table:table-cell office:value-type="string" calcext:value-type="string">
            <text:p>Vorgelesen, genehmigt und </text:p>
          </table:table-cell>
          <table:table-cell/>
          <table:table-cell table:style-name="ce122" office:value-type="string" calcext:value-type="string">
            <text:p>unterschrieben</text:p>
          </table:table-cell>
          <table:table-cell table:number-columns-repeated="3"/>
          <table:table-cell table:style-name="ce37"/>
          <table:table-cell table:number-columns-repeated="3"/>
        </table:table-row>
        <table:table-row table:style-name="ro1">
          <table:table-cell/>
          <table:table-cell table:style-name="ce244" table:formula="of:=IF([.$E$21]=&quot;&quot;;&quot;&quot;;[.$E$21])" office:value-type="string" office:string-value="Victoria" calcext:value-type="string">
            <text:p>Victoria</text:p>
          </table:table-cell>
          <table:table-cell table:style-name="ce244" table:formula="of:=IF([.$E$20]=&quot;&quot;;&quot;&quot;;[.$E$20])" office:value-type="string" office:string-value="Fischer" calcext:value-type="string">
            <text:p>Fischer</text:p>
          </table:table-cell>
          <table:table-cell office:value-type="string" calcext:value-type="string">
            <text:p>,</text:p>
          </table:table-cell>
          <table:table-cell table:number-columns-repeated="7"/>
        </table:table-row>
        <table:table-row table:style-name="ro1">
          <table:table-cell/>
          <table:table-cell table:style-name="ce244" table:formula="of:=IF([.$E$8]=&quot;&quot;;&quot;&quot;;[.$E$8])" office:value-type="string" office:string-value="Franz Joseph" calcext:value-type="string">
            <text:p>Franz Joseph</text:p>
          </table:table-cell>
          <table:table-cell table:style-name="ce244" table:formula="of:=IF([.$E$7]=&quot;&quot;;&quot;&quot;;[.$E$7])" office:value-type="string" office:string-value="Klugesherz" calcext:value-type="string">
            <text:p>Klugesherz</text:p>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office:value-type="string" calcext:value-type="string">
            <text:p>...</text:p>
          </table:table-cell>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office:value-type="string" calcext:value-type="string">
            <text:p>...</text:p>
          </table:table-cell>
          <table:table-cell table:number-columns-repeated="5"/>
          <table:table-cell table:style-name="ce37" office:value-type="string" calcext:value-type="string">
            <text:p>&lt;br&gt;</text:p>
          </table:table-cell>
          <table:table-cell table:number-columns-repeated="3"/>
        </table:table-row>
        <table:table-row table:style-name="ro1">
          <table:table-cell/>
          <table:table-cell office:value-type="string" calcext:value-type="string">
            <text:p>Der Standesbeamter</text:p>
          </table:table-cell>
          <table:table-cell table:number-columns-repeated="5"/>
          <table:table-cell table:style-name="ce37"/>
          <table:table-cell table:number-columns-repeated="3"/>
        </table:table-row>
        <table:table-row table:style-name="ro1">
          <table:table-cell/>
          <table:table-cell table:style-name="ce244" table:formula="of:=IF([.$E$6]=&quot;&quot;;&quot;&quot;;[.$E$6])" office:value-type="string" office:string-value="Cordan" calcext:value-type="string">
            <text:p>Cordan</text:p>
          </table:table-cell>
          <table:table-cell table:number-columns-repeated="5"/>
          <table:table-cell table:style-name="ce37" office:value-type="string" calcext:value-type="string">
            <text:p>&lt;br&gt;</text:p>
          </table:table-cell>
          <table:table-cell table:number-columns-repeated="3"/>
        </table:table-row>
        <table:table-row table:style-name="ro1">
          <table:table-cell table:number-columns-repeated="11"/>
        </table:table-row>
        <table:table-row table:style-name="ro1">
          <table:table-cell/>
          <table:table-cell office:value-type="string" calcext:value-type="string">
            <text:p>Die Uebereinstimmung mit dem Hauptregister beglaubigt</text:p>
          </table:table-cell>
          <table:table-cell table:number-columns-repeated="5"/>
          <table:table-cell table:style-name="ce37"/>
          <table:table-cell table:number-columns-repeated="3"/>
        </table:table-row>
        <table:table-row table:style-name="ro1">
          <table:table-cell/>
          <table:table-cell table:style-name="ce244" table:formula="of:=IF([.$E$5]=&quot;&quot;;&quot;&quot;;[.$E$5])" office:value-type="string" office:string-value="Sultzbad" calcext:value-type="string">
            <text:p>Sultzbad</text:p>
          </table:table-cell>
          <table:table-cell table:style-name="ce124" office:value-type="string" calcext:value-type="string">
            <text:p>, am</text:p>
          </table:table-cell>
          <table:table-cell table:style-name="ce244" table:formula="of:=IF([.$E$4]=&quot;&quot;;&quot;&quot;;DAY([.$E$4]))" office:value-type="float" office:value="9" calcext:value-type="float">
            <text:p>9</text:p>
          </table:table-cell>
          <table:table-cell office:value-type="string" calcext:value-type="string">
            <text:p>ten</text:p>
          </table:table-cell>
          <table:table-cell table:style-name="ce42" table:formula="of:=IF([.$E$4]=&quot;&quot;;&quot;&quot;;[.$E$4])" office:value-type="date" office:date-value="1891-02-09" calcext:value-type="date">
            <text:p>Februar</text:p>
          </table:table-cell>
          <table:table-cell table:style-name="ce244" table:formula="of:=IF([.$E$4]=&quot;&quot;;&quot;&quot;;YEAR([.$E$4]))" office:value-type="float" office:value="1891" calcext:value-type="float">
            <text:p>1891</text:p>
          </table:table-cell>
          <table:table-cell table:style-name="ce37" office:value-type="string" calcext:value-type="string">
            <text:p>&lt;br&gt;</text:p>
          </table:table-cell>
          <table:table-cell table:number-columns-repeated="3"/>
        </table:table-row>
        <table:table-row table:style-name="ro1">
          <table:table-cell/>
          <table:table-cell office:value-type="string" calcext:value-type="string">
            <text:p>Der Standesbeamten</text:p>
          </table:table-cell>
          <table:table-cell table:number-columns-repeated="5"/>
          <table:table-cell table:style-name="ce37"/>
          <table:table-cell table:number-columns-repeated="3"/>
        </table:table-row>
        <table:table-row table:style-name="ro1">
          <table:table-cell/>
          <table:table-cell table:style-name="ce244" table:formula="of:=IF([.$E$6]=&quot;&quot;;&quot;&quot;;[.$E$6])" office:value-type="string" office:string-value="Cordan" calcext:value-type="string">
            <text:p>Cordan</text:p>
          </table:table-cell>
          <table:table-cell table:number-columns-repeated="5"/>
          <table:table-cell table:style-name="ce37"/>
          <table:table-cell table:number-columns-repeated="3"/>
        </table:table-row>
        <table:table-row table:style-name="ro1">
          <table:table-cell table:style-name="Default" table:number-columns-repeated="7"/>
          <table:table-cell table:style-name="ce37" office:value-type="string" calcext:value-type="string">
            <text:p>&lt;br&gt;&lt;br&gt;</text:p>
          </table:table-cell>
          <table:table-cell table:number-columns-repeated="3"/>
        </table:table-row>
        <table:table-row table:style-name="ro1">
          <table:table-cell table:style-name="Default" table:number-columns-repeated="7"/>
          <table:table-cell table:style-name="ce37"/>
          <table:table-cell table:number-columns-repeated="3"/>
        </table:table-row>
        <table:table-row table:style-name="ro1">
          <table:table-cell office:value-type="string" calcext:value-type="string">
            <text:p>N°</text:p>
          </table:table-cell>
          <table:table-cell table:style-name="ce20" table:formula="of:=IF([.$E$3]=&quot;&quot;;&quot;&quot;;[.$E$3])" office:value-type="float" office:value="2" calcext:value-type="float">
            <text:p>2</text:p>
          </table:table-cell>
          <table:table-cell table:number-columns-repeated="5"/>
          <table:table-cell table:style-name="ce37"/>
          <table:table-cell table:number-columns-repeated="3"/>
        </table:table-row>
        <table:table-row table:style-name="ro1">
          <table:table-cell/>
          <table:table-cell table:style-name="ce244" table:formula="of:=IF([.$E$5]=&quot;&quot;;&quot;&quot;;[.$E$5])" office:value-type="string" office:string-value="Sultzbad" calcext:value-type="string">
            <text:p>Sultzbad</text:p>
          </table:table-cell>
          <table:table-cell table:style-name="ce124" office:value-type="string" calcext:value-type="string">
            <text:p>le </text:p>
          </table:table-cell>
          <table:table-cell table:style-name="ce162" table:formula="of:=IF([.$E$4]=&quot;&quot;;&quot;&quot;;[.$E$4])" office:value-type="date" office:date-value="1891-02-09" calcext:value-type="date">
            <text:p>09/02/1891</text:p>
          </table:table-cell>
          <table:table-cell table:style-name="ce124" office:value-type="string" calcext:value-type="string">
            <text:p>.</text:p>
          </table:table-cell>
          <table:table-cell table:number-columns-repeated="2"/>
          <table:table-cell table:style-name="ce37" office:value-type="string" calcext:value-type="string">
            <text:p>&lt;br&gt;</text:p>
          </table:table-cell>
          <table:table-cell table:number-columns-repeated="3"/>
        </table:table-row>
        <table:table-row table:style-name="ro1">
          <table:table-cell table:number-columns-repeated="7"/>
          <table:table-cell table:style-name="ce37"/>
          <table:table-cell table:style-name="ce45"/>
          <table:table-cell table:style-name="ce46"/>
          <table:table-cell/>
        </table:table-row>
        <table:table-row table:style-name="ro1">
          <table:table-cell office:value-type="string" calcext:value-type="string">
            <text:p>Par-devant l'Officier de l'État civil, soussigné, ont comparu aujourd'hui pour se marier</text:p>
          </table:table-cell>
          <table:table-cell table:number-columns-repeated="6"/>
          <table:table-cell table:style-name="ce37" office:value-type="string" calcext:value-type="string">
            <text:p>&lt;br&gt;</text:p>
          </table:table-cell>
          <table:table-cell table:style-name="ce45"/>
          <table:table-cell table:style-name="ce46"/>
          <table:table-cell/>
        </table:table-row>
        <table:table-row table:style-name="ro1">
          <table:table-cell office:value-type="string" calcext:value-type="string">
            <text:p>1.</text:p>
          </table:table-cell>
          <table:table-cell office:value-type="string" calcext:value-type="string">
            <text:p>Le</text:p>
          </table:table-cell>
          <table:table-cell table:style-name="ce244" table:formula="of:=IF([.$E$10]=&quot;Oui&quot;;&quot;connu&quot;;IF([.$E$10]=&quot;Non&quot;;&quot;non connu&quot;;&quot;&quot;))" office:value-type="string" office:string-value="connu" calcext:value-type="string">
            <text:p>connu</text:p>
          </table:table-cell>
          <table:table-cell table:style-name="ce244" table:formula="of:=IF([.$E$11]=&quot;&quot;;&quot;&quot;;[.$E$11])" office:value-type="string" office:string-value="Boulanger" calcext:value-type="string">
            <text:p>Boulanger</text:p>
          </table:table-cell>
          <table:table-cell table:style-name="ce244" table:formula="of:=IF([.$E$9]=&quot;&quot;;&quot;&quot;;[.$E$9])" office:value-type="string" office:string-value="Francois Joseph" calcext:value-type="string">
            <text:p>Francois Joseph</text:p>
          </table:table-cell>
          <table:table-cell table:style-name="ce244" table:formula="of:=IF([.$E$7]=&quot;&quot;;&quot;&quot;;[.$E$7])" office:value-type="string" office:string-value="Klugesherz" calcext:value-type="string">
            <text:p>Klugesherz</text:p>
          </table:table-cell>
          <table:table-cell table:style-name="Default"/>
          <table:table-cell/>
          <table:table-cell table:style-name="ce45"/>
          <table:table-cell table:style-name="ce46"/>
          <table:table-cell/>
        </table:table-row>
        <table:table-row table:style-name="ro1">
          <table:table-cell/>
          <table:table-cell table:style-name="ce122" office:value-type="string" calcext:value-type="string">
            <text:p>Veuf de Maria Anna Dietrich</text:p>
          </table:table-cell>
          <table:table-cell table:style-name="ce122"/>
          <table:table-cell table:number-columns-repeated="8"/>
        </table:table-row>
        <table:table-row table:style-name="ro1">
          <table:table-cell/>
          <table:table-cell table:style-name="Default" office:value-type="string" calcext:value-type="string">
            <text:p>De Religion</text:p>
          </table:table-cell>
          <table:table-cell table:style-name="ce244" table:formula="of:=IF([.$E$13]=&quot;&quot;;&quot;&quot;;[.$E$13])" office:value-type="string" office:string-value="Catholique" calcext:value-type="string">
            <text:p>Catholique</text:p>
          </table:table-cell>
          <table:table-cell office:value-type="string" calcext:value-type="string">
            <text:p>né le </text:p>
          </table:table-cell>
          <table:table-cell table:style-name="ce162" table:formula="of:=IF([.$E$14]=&quot;&quot;;&quot;&quot;;[.$E$14])" office:value-type="date" office:date-value="1845-11-05" calcext:value-type="date">
            <text:p>05/11/1845</text:p>
          </table:table-cell>
          <table:table-cell office:value-type="string" calcext:value-type="string">
            <text:p>à </text:p>
          </table:table-cell>
          <table:table-cell table:style-name="ce244" table:formula="of:=IF([.$E$15]=&quot;&quot;;&quot;&quot;;[.$E$15])" office:value-type="string" office:string-value="Sultzbad" calcext:value-type="string">
            <text:p>Sultzbad</text:p>
          </table:table-cell>
          <table:table-cell table:number-columns-repeated="4"/>
        </table:table-row>
        <table:table-row table:style-name="ro1">
          <table:table-cell/>
          <table:table-cell office:value-type="string" calcext:value-type="string">
            <text:p>Fils de</text:p>
          </table:table-cell>
          <table:table-cell table:number-columns-repeated="2"/>
          <table:table-cell table:style-name="ce244" table:formula="of:=IF([.$E$16]=&quot;&quot;;&quot;&quot;;[.$E$16])" office:value-type="string" office:string-value="... Georg" calcext:value-type="string">
            <text:p>... Georg</text:p>
          </table:table-cell>
          <table:table-cell table:style-name="ce244" table:formula="of:=IF([.$E$7]=&quot;&quot;;&quot;&quot;;[.$E$7])" office:value-type="string" office:string-value="Klugesherz" calcext:value-type="string">
            <text:p>Klugesherz</text:p>
          </table:table-cell>
          <table:table-cell table:number-columns-repeated="5"/>
        </table:table-row>
        <table:table-row table:style-name="ro1">
          <table:table-cell table:number-columns-repeated="2"/>
          <table:table-cell office:value-type="string" calcext:value-type="string">
            <text:p>et </text:p>
          </table:table-cell>
          <table:table-cell table:style-name="ce244" table:formula="of:=IF([.$E$18]=&quot;&quot;;&quot;&quot;;[.$E$18])" office:value-type="string" office:string-value="Maria Anna" calcext:value-type="string">
            <text:p>Maria Anna</text:p>
          </table:table-cell>
          <table:table-cell table:style-name="ce244" table:formula="of:=IF([.$E$7]=&quot;&quot;;&quot;&quot;;[.$E$7])" office:value-type="string" office:string-value="Klugesherz" calcext:value-type="string">
            <text:p>Klugesherz</text:p>
          </table:table-cell>
          <table:table-cell office:value-type="string" calcext:value-type="string">
            <text:p>née</text:p>
          </table:table-cell>
          <table:table-cell table:style-name="ce244" table:formula="of:=IF([.$E$17]=&quot;&quot;;&quot;&quot;;[.$E$17])" office:value-type="string" office:string-value="Oberhausser" calcext:value-type="string">
            <text:p>Oberhausser</text:p>
          </table:table-cell>
          <table:table-cell table:number-columns-repeated="4"/>
        </table:table-row>
        <table:table-row table:style-name="ro1">
          <table:table-cell table:number-columns-repeated="2"/>
          <table:table-cell office:value-type="string" calcext:value-type="string">
            <text:p>habitant</text:p>
          </table:table-cell>
          <table:table-cell table:style-name="ce244" table:formula="of:=IF([.$E$19]=&quot;&quot;;&quot;&quot;;[.$E$19])" office:value-type="string" office:string-value="Sultzbad" calcext:value-type="string">
            <text:p>Sultzbad</text:p>
          </table:table-cell>
          <table:table-cell table:number-columns-repeated="3"/>
          <table:table-cell table:style-name="ce37" office:value-type="string" calcext:value-type="string">
            <text:p>&lt;br&gt;</text:p>
          </table:table-cell>
          <table:table-cell table:number-columns-repeated="3"/>
        </table:table-row>
        <table:table-row table:style-name="ro1">
          <table:table-cell table:style-name="ce154" office:value-type="string" calcext:value-type="string">
            <text:p>2.</text:p>
          </table:table-cell>
          <table:table-cell office:value-type="string" calcext:value-type="string">
            <text:p>Et de la</text:p>
          </table:table-cell>
          <table:table-cell table:style-name="ce244" table:formula="of:=IF([.$E$23]=&quot;Oui&quot;;&quot;connue&quot;;IF([.$E$23]=&quot;Non&quot;;&quot;non connue&quot;;&quot;&quot;))" office:value-type="string" office:string-value="connue" calcext:value-type="string">
            <text:p>connue</text:p>
          </table:table-cell>
          <table:table-cell table:style-name="ce32" table:formula="of:=IF([.$E$24]=&quot;&quot;;&quot;&quot;;INDEX([$Configuration.C$5:$Configuration.C$11];MATCH([.$E$24];[$Configuration.B$5:$Configuration.B$11];0)))" office:value-type="string" office:string-value="--" calcext:value-type="string">
            <text:p>--</text:p>
          </table:table-cell>
          <table:table-cell table:style-name="ce244" table:formula="of:=IF([.$E$22]=&quot;&quot;;&quot;&quot;;[.$E$22])" office:value-type="string" office:string-value="Victoire" calcext:value-type="string">
            <text:p>Victoire</text:p>
          </table:table-cell>
          <table:table-cell table:style-name="ce244" table:formula="of:=IF([.$E$20]=&quot;&quot;;&quot;&quot;;[.$E$20])" office:value-type="string" office:string-value="Fischer" calcext:value-type="string">
            <text:p>Fischer</text:p>
          </table:table-cell>
          <table:table-cell table:number-columns-repeated="5"/>
        </table:table-row>
        <table:table-row table:style-name="ro1">
          <table:table-cell/>
          <table:table-cell table:style-name="Default" office:value-type="string" calcext:value-type="string">
            <text:p>De Religion</text:p>
          </table:table-cell>
          <table:table-cell table:style-name="ce244" table:formula="of:=IF([.$E$26]=&quot;&quot;;&quot;&quot;;[.$E$26])" office:value-type="string" office:string-value="Catholique" calcext:value-type="string">
            <text:p>Catholique</text:p>
          </table:table-cell>
          <table:table-cell office:value-type="string" calcext:value-type="string">
            <text:p>née le </text:p>
          </table:table-cell>
          <table:table-cell table:style-name="ce162" table:formula="of:=IF([.$E$27]=&quot;&quot;;&quot;&quot;;[.$E$27])" office:value-type="date" office:date-value="1868-12-22" calcext:value-type="date">
            <text:p>22/12/1868</text:p>
          </table:table-cell>
          <table:table-cell office:value-type="string" calcext:value-type="string">
            <text:p>à </text:p>
          </table:table-cell>
          <table:table-cell table:style-name="ce244" table:formula="of:=IF([.$E$28]=&quot;&quot;;&quot;&quot;;[.$E$28])" office:value-type="string" office:string-value="Sultzbad" calcext:value-type="string">
            <text:p>Sultzbad</text:p>
          </table:table-cell>
          <table:table-cell table:number-columns-repeated="4"/>
        </table:table-row>
        <table:table-row table:style-name="ro1">
          <table:table-cell/>
          <table:table-cell office:value-type="string" calcext:value-type="string">
            <text:p>Fille de</text:p>
          </table:table-cell>
          <table:table-cell/>
          <table:table-cell table:style-name="ce244" table:formula="of:=IF([.$E$29]=&quot;&quot;;&quot;&quot;;[.$E$29])" office:value-type="string" office:string-value="Anton" calcext:value-type="string">
            <text:p>Anton</text:p>
          </table:table-cell>
          <table:table-cell table:style-name="ce244" table:formula="of:=IF([.$E$20]=&quot;&quot;;&quot;&quot;;[.$E$20])" office:value-type="string" office:string-value="Fischer" calcext:value-type="string">
            <text:p>Fischer</text:p>
          </table:table-cell>
          <table:table-cell table:number-columns-repeated="6"/>
        </table:table-row>
        <table:table-row table:style-name="ro1">
          <table:table-cell table:number-columns-repeated="2"/>
          <table:table-cell office:value-type="string" calcext:value-type="string">
            <text:p>et </text:p>
          </table:table-cell>
          <table:table-cell table:style-name="ce244" table:formula="of:=IF([.$E$31]=&quot;&quot;;&quot;&quot;;[.$E$31])" office:value-type="string" office:string-value="Catharina" calcext:value-type="string">
            <text:p>Catharina</text:p>
          </table:table-cell>
          <table:table-cell table:style-name="ce244" table:formula="of:=IF([.$E$20]=&quot;&quot;;&quot;&quot;;[.$E$20])" office:value-type="string" office:string-value="Fischer" calcext:value-type="string">
            <text:p>Fischer</text:p>
          </table:table-cell>
          <table:table-cell office:value-type="string" calcext:value-type="string">
            <text:p>née</text:p>
          </table:table-cell>
          <table:table-cell table:style-name="ce244" table:formula="of:=IF([.$E$30]=&quot;&quot;;&quot;&quot;;[.$E$30])" office:value-type="string" office:string-value="Froehlich" calcext:value-type="string">
            <text:p>Froehlich</text:p>
          </table:table-cell>
          <table:table-cell table:number-columns-repeated="4"/>
        </table:table-row>
        <table:table-row table:style-name="ro1">
          <table:table-cell table:number-columns-repeated="2"/>
          <table:table-cell office:value-type="string" calcext:value-type="string">
            <text:p>habitant</text:p>
          </table:table-cell>
          <table:table-cell table:style-name="ce244" table:formula="of:=IF([.$E$32]=&quot;&quot;;&quot;&quot;;[.$E$32])" office:value-type="string" office:string-value="Sultzbad" calcext:value-type="string">
            <text:p>Sultzbad</text:p>
          </table:table-cell>
          <table:table-cell table:number-columns-repeated="3"/>
          <table:table-cell table:style-name="ce37" office:value-type="string" calcext:value-type="string">
            <text:p>&lt;br&gt;</text:p>
          </table:table-cell>
          <table:table-cell table:number-columns-repeated="3"/>
        </table:table-row>
        <table:table-row table:style-name="ro1">
          <table:table-cell office:value-type="string" calcext:value-type="string">
            <text:p>Le tout en présence des témoins ci-après désignés:</text:p>
          </table:table-cell>
          <table:table-cell table:number-columns-repeated="10"/>
        </table:table-row>
        <table:table-row table:style-name="ro1">
          <table:table-cell office:value-type="string" calcext:value-type="string">
            <text:p>3.</text:p>
          </table:table-cell>
          <table:table-cell office:value-type="string" calcext:value-type="string">
            <text:p>...........</text:p>
          </table:table-cell>
          <table:table-cell table:number-columns-repeated="5"/>
          <table:table-cell table:style-name="ce37"/>
          <table:table-cell table:number-columns-repeated="3"/>
        </table:table-row>
        <table:table-row table:style-name="ro1">
          <table:table-cell office:value-type="string" calcext:value-type="string">
            <text:p>4.</text:p>
          </table:table-cell>
          <table:table-cell office:value-type="string" calcext:value-type="string">
            <text:p>...........</text:p>
          </table:table-cell>
          <table:table-cell table:number-columns-repeated="5"/>
          <table:table-cell table:style-name="ce37" office:value-type="string" calcext:value-type="string">
            <text:p>&lt;br&gt;</text:p>
          </table:table-cell>
          <table:table-cell table:number-columns-repeated="3"/>
        </table:table-row>
        <table:table-row table:style-name="ro4">
          <table:table-cell table:style-name="ce155" office:value-type="string" calcext:value-type="string" table:number-columns-spanned="7" table:number-rows-spanned="1">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covered-table-cell table:number-columns-repeated="6"/>
          <table:table-cell table:style-name="ce37" office:value-type="string" calcext:value-type="string">
            <text:p>&lt;br&gt;</text:p>
          </table:table-cell>
          <table:table-cell table:number-columns-repeated="3"/>
        </table:table-row>
        <table:table-row table:style-name="ro1">
          <table:table-cell table:number-columns-repeated="7"/>
          <table:table-cell table:style-name="ce37"/>
          <table:table-cell table:number-columns-repeated="3"/>
        </table:table-row>
        <table:table-row table:style-name="ro1">
          <table:table-cell/>
          <table:table-cell office:value-type="string" calcext:value-type="string">
            <text:p>Lu, approuvé et signé</text:p>
          </table:table-cell>
          <table:table-cell table:number-columns-repeated="5"/>
          <table:table-cell table:style-name="ce37"/>
          <table:table-cell table:number-columns-repeated="3"/>
        </table:table-row>
        <table:table-row table:style-name="ro1">
          <table:table-cell/>
          <table:table-cell table:style-name="ce244" table:formula="of:=IF([.$E$22]=&quot;&quot;;&quot;&quot;;[.$E$22])" office:value-type="string" office:string-value="Victoire" calcext:value-type="string">
            <text:p>Victoire</text:p>
          </table:table-cell>
          <table:table-cell table:style-name="ce244" table:formula="of:=IF([.$E$20]=&quot;&quot;;&quot;&quot;;[.$E$20])" office:value-type="string" office:string-value="Fischer" calcext:value-type="string">
            <text:p>Fischer</text:p>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table:style-name="ce244" table:formula="of:=IF([.$E$9]=&quot;&quot;;&quot;&quot;;[.$E$9])" office:value-type="string" office:string-value="Francois Joseph" calcext:value-type="string">
            <text:p>Francois Joseph</text:p>
          </table:table-cell>
          <table:table-cell table:style-name="ce244" table:formula="of:=IF([.$E$7]=&quot;&quot;;&quot;&quot;;[.$E$7])" office:value-type="string" office:string-value="Klugesherz" calcext:value-type="string">
            <text:p>Klugesherz</text:p>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office:value-type="string" calcext:value-type="string">
            <text:p>...</text:p>
          </table:table-cell>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office:value-type="string" calcext:value-type="string">
            <text:p>...</text:p>
          </table:table-cell>
          <table:table-cell table:number-columns-repeated="5"/>
          <table:table-cell table:style-name="ce37" office:value-type="string" calcext:value-type="string">
            <text:p>&lt;br&gt;</text:p>
          </table:table-cell>
          <table:table-cell table:number-columns-repeated="3"/>
        </table:table-row>
        <table:table-row table:style-name="ro1">
          <table:table-cell/>
          <table:table-cell office:value-type="string" calcext:value-type="string">
            <text:p>L'Officier de l'Etat civil</text:p>
          </table:table-cell>
          <table:table-cell table:number-columns-repeated="5"/>
          <table:table-cell table:style-name="ce37"/>
          <table:table-cell table:number-columns-repeated="3"/>
        </table:table-row>
        <table:table-row table:style-name="ro1">
          <table:table-cell/>
          <table:table-cell table:style-name="ce244" table:formula="of:=IF([.$E$6]=&quot;&quot;;&quot;&quot;;[.$E$6])" office:value-type="string" office:string-value="Cordan" calcext:value-type="string">
            <text:p>Cordan</text:p>
          </table:table-cell>
          <table:table-cell table:number-columns-repeated="5"/>
          <table:table-cell table:style-name="ce37" office:value-type="string" calcext:value-type="string">
            <text:p>&lt;br&gt;</text:p>
          </table:table-cell>
          <table:table-cell table:number-columns-repeated="3"/>
        </table:table-row>
        <table:table-row table:style-name="ro1">
          <table:table-cell table:number-columns-repeated="11"/>
        </table:table-row>
        <table:table-row table:style-name="ro1">
          <table:table-cell/>
          <table:table-cell office:value-type="string" calcext:value-type="string">
            <text:p>La conformité avec le registre principal certifie</text:p>
          </table:table-cell>
          <table:table-cell table:number-columns-repeated="2"/>
          <table:table-cell table:style-name="ce244" table:formula="of:=IF([.$E$5]=&quot;&quot;;&quot;&quot;;[.$E$5])" office:value-type="string" office:string-value="Sultzbad" calcext:value-type="string">
            <text:p>Sultzbad</text:p>
          </table:table-cell>
          <table:table-cell table:style-name="ce169" table:formula="of:=IF([.$E$4]=&quot;&quot;;&quot;&quot;;[.$E$4])" office:value-type="date" office:date-value="1891-02-09" calcext:value-type="date">
            <text:p>9 février 1891</text:p>
          </table:table-cell>
          <table:table-cell/>
          <table:table-cell table:style-name="ce37"/>
          <table:table-cell table:number-columns-repeated="3"/>
        </table:table-row>
        <table:table-row table:style-name="ro1" table:number-rows-repeated="2">
          <table:table-cell table:style-name="Default" table:number-columns-repeated="7"/>
          <table:table-cell table:style-name="ce37"/>
          <table:table-cell table:number-columns-repeated="3"/>
        </table:table-row>
        <table:table-row table:style-name="ro1" table:number-rows-repeated="2">
          <table:table-cell table:style-name="Default" table:number-columns-repeated="7"/>
          <table:table-cell table:number-columns-repeated="4"/>
        </table:table-row>
        <table:table-row table:style-name="ro1">
          <table:table-cell table:style-name="Default"/>
          <table:table-cell table:style-name="ce24" office:value-type="string" calcext:value-type="string">
            <text:p>Détail de la citation : Naissance</text:p>
          </table:table-cell>
          <table:table-cell table:style-name="Default" table:number-columns-repeated="5"/>
          <table:table-cell table:number-columns-repeated="2"/>
          <table:table-cell table:style-name="ce37"/>
          <table:table-cell/>
        </table:table-row>
        <table:table-row table:style-name="ro1">
          <table:table-cell table:style-name="Default"/>
          <table:table-cell office:value-type="string" calcext:value-type="string">
            <text:p>Registre N°</text:p>
          </table:table-cell>
          <table:table-cell table:style-name="ce82" table:formula="of:=IF([.$E$3]=&quot;&quot;;&quot;&quot;;[.$E$3])" office:value-type="float" office:value="2" calcext:value-type="float">
            <text:p>2</text:p>
          </table:table-cell>
          <table:table-cell office:value-type="string" calcext:value-type="string">
            <text:p>Acte de mariage daté du </text:p>
          </table:table-cell>
          <table:table-cell table:style-name="ce167" table:formula="of:=IF([.$E$4]=&quot;&quot;;&quot;&quot;;[.$E$4])" office:value-type="date" office:date-value="1891-02-09" calcext:value-type="date">
            <text:p>09/02/1891</text:p>
          </table:table-cell>
          <table:table-cell table:number-columns-repeated="2"/>
          <table:table-cell table:style-name="ce3"/>
          <table:table-cell table:number-columns-repeated="3"/>
        </table:table-row>
        <table:table-row table:style-name="ro1">
          <table:table-cell table:style-name="Default"/>
          <table:table-cell table:number-columns-repeated="2"/>
          <table:table-cell office:value-type="string" calcext:value-type="string">
            <text:p>Entre :</text:p>
          </table:table-cell>
          <table:table-cell table:style-name="ce244" table:formula="of:=IF([.$E$9]=&quot;&quot;;&quot;&quot;;[.$E$9])" office:value-type="string" office:string-value="Francois Joseph" calcext:value-type="string">
            <text:p>Francois Joseph</text:p>
          </table:table-cell>
          <table:table-cell table:style-name="ce244" table:formula="of:=IF([.$E$7]=&quot;&quot;;&quot;&quot;;[.$E$7])" office:value-type="string" office:string-value="Klugesherz" calcext:value-type="string">
            <text:p>Klugesherz</text:p>
          </table:table-cell>
          <table:table-cell table:style-name="ce162" table:formula="of:=IF([.$E$14]=&quot;&quot;;&quot;&quot;;[.$E$14])" office:value-type="date" office:date-value="1845-11-05" calcext:value-type="date">
            <text:p>05/11/1845</text:p>
          </table:table-cell>
          <table:table-cell table:style-name="ce3"/>
          <table:table-cell table:number-columns-repeated="3"/>
        </table:table-row>
        <table:table-row table:style-name="ro1">
          <table:table-cell table:style-name="Default"/>
          <table:table-cell table:number-columns-repeated="2"/>
          <table:table-cell office:value-type="string" calcext:value-type="string">
            <text:p>et</text:p>
          </table:table-cell>
          <table:table-cell table:style-name="ce244" table:formula="of:=IF([.$E$22]=&quot;&quot;;&quot;&quot;;[.$E$22])" office:value-type="string" office:string-value="Victoire" calcext:value-type="string">
            <text:p>Victoire</text:p>
          </table:table-cell>
          <table:table-cell table:style-name="ce244" table:formula="of:=IF([.$E$20]=&quot;&quot;;&quot;&quot;;[.$E$20])" office:value-type="string" office:string-value="Fischer" calcext:value-type="string">
            <text:p>Fischer</text:p>
          </table:table-cell>
          <table:table-cell table:style-name="ce162" table:formula="of:=IF([.$E$27]=&quot;&quot;;&quot;&quot;;[.$E$27])" office:value-type="date" office:date-value="1868-12-22" calcext:value-type="date">
            <text:p>22/12/1868</text:p>
          </table:table-cell>
          <table:table-cell table:style-name="ce3"/>
          <table:table-cell table:number-columns-repeated="3"/>
        </table:table-row>
        <table:table-row table:style-name="ro1">
          <table:table-cell table:style-name="Default" table:number-columns-repeated="7"/>
          <table:table-cell table:number-columns-repeated="4"/>
        </table:table-row>
        <table:table-row table:style-name="ro1">
          <table:table-cell table:style-name="Default"/>
          <table:table-cell table:style-name="ce24" office:value-type="string" calcext:value-type="string">
            <text:p>Média pour Fichier source à attacher</text:p>
          </table:table-cell>
          <table:table-cell table:style-name="Default" table:number-columns-repeated="5"/>
          <table:table-cell table:number-columns-repeated="2"/>
          <table:table-cell table:style-name="ce37"/>
          <table:table-cell/>
        </table:table-row>
        <table:table-row table:style-name="ro1">
          <table:table-cell table:style-name="Default"/>
          <table:table-cell table:style-name="ce244" table:formula="of:=IF([.$E$9]=&quot;&quot;;&quot;&quot;;[.$E$9])" office:value-type="string" office:string-value="Francois Joseph" calcext:value-type="string">
            <text:p>Francois Joseph</text:p>
          </table:table-cell>
          <table:table-cell table:style-name="ce244" table:formula="of:=IF([.$E$7]=&quot;&quot;;&quot;&quot;;[.$E$7])" office:value-type="string" office:string-value="Klugesherz" calcext:value-type="string">
            <text:p>Klugesherz</text:p>
          </table:table-cell>
          <table:table-cell table:style-name="ce162" table:formula="of:=IF([.$E$14]=&quot;&quot;;&quot;&quot;;[.$E$14])" office:value-type="date" office:date-value="1845-11-05" calcext:value-type="date">
            <text:p>05/11/1845</text:p>
          </table:table-cell>
          <table:table-cell table:style-name="ce124" office:value-type="string" calcext:value-type="string">
            <text:p>:</text:p>
          </table:table-cell>
          <table:table-cell office:value-type="string" calcext:value-type="string">
            <text:p>Registre de Mariage avec</text:p>
          </table:table-cell>
          <table:table-cell/>
          <table:table-cell table:style-name="ce244" table:formula="of:=IF([.$E$22]=&quot;&quot;;&quot;&quot;;[.$E$22])" office:value-type="string" office:string-value="Victoire" calcext:value-type="string">
            <text:p>Victoire</text:p>
          </table:table-cell>
          <table:table-cell table:style-name="ce244" table:formula="of:=IF([.$E$20]=&quot;&quot;;&quot;&quot;;[.$E$20])" office:value-type="string" office:string-value="Fischer" calcext:value-type="string">
            <text:p>Fischer</text:p>
          </table:table-cell>
          <table:table-cell table:style-name="ce162" table:formula="of:=IF([.$E$27]=&quot;&quot;;&quot;&quot;;[.$E$27])" office:value-type="date" office:date-value="1868-12-22" calcext:value-type="date">
            <text:p>22/12/1868</text:p>
          </table:table-cell>
          <table:table-cell table:style-name="ce3" office:value-type="string" calcext:value-type="string">
            <text:p>&lt;br&gt;</text:p>
          </table:table-cell>
        </table:table-row>
        <table:table-row table:style-name="ro1">
          <table:table-cell table:style-name="Default"/>
          <table:table-cell office:value-type="string" calcext:value-type="string">
            <text:p>Photo</text:p>
          </table:table-cell>
          <table:table-cell table:number-columns-repeated="5"/>
          <table:table-cell table:style-name="ce170"/>
          <table:table-cell table:style-name="ce3" table:number-columns-repeated="2"/>
          <table:table-cell table:style-name="ce3" office:value-type="string" calcext:value-type="string">
            <text:p>&lt;br&gt;</text:p>
          </table:table-cell>
        </table:table-row>
        <table:table-row table:style-name="ro1">
          <table:table-cell table:style-name="Default"/>
          <table:table-cell table:style-name="ce244" table:formula="of:=IF([.$E$9]=&quot;&quot;;&quot;&quot;;[.$E$9])" office:value-type="string" office:string-value="Francois Joseph" calcext:value-type="string">
            <text:p>Francois Joseph</text:p>
          </table:table-cell>
          <table:table-cell table:style-name="ce244" table:formula="of:=IF([.$E$7]=&quot;&quot;;&quot;&quot;;[.$E$7])" office:value-type="string" office:string-value="Klugesherz" calcext:value-type="string">
            <text:p>Klugesherz</text:p>
          </table:table-cell>
          <table:table-cell table:style-name="ce162" table:formula="of:=IF([.$E$14]=&quot;&quot;;&quot;&quot;;[.$E$14])" office:value-type="date" office:date-value="1845-11-05" calcext:value-type="date">
            <text:p>05/11/1845</text:p>
          </table:table-cell>
          <table:table-cell table:style-name="ce124" office:value-type="string" calcext:value-type="string">
            <text:p>Mariage avec</text:p>
          </table:table-cell>
          <table:table-cell table:style-name="ce244" table:formula="of:=IF([.$E$22]=&quot;&quot;;&quot;&quot;;[.$E$22])" office:value-type="string" office:string-value="Victoire" calcext:value-type="string">
            <text:p>Victoire</text:p>
          </table:table-cell>
          <table:table-cell table:style-name="ce244" table:formula="of:=IF([.$E$20]=&quot;&quot;;&quot;&quot;;[.$E$20])" office:value-type="string" office:string-value="Fischer" calcext:value-type="string">
            <text:p>Fischer</text:p>
          </table:table-cell>
          <table:table-cell table:style-name="ce3"/>
          <table:table-cell table:style-name="ce162" table:formula="of:=IF([.$E$27]=&quot;&quot;;&quot;&quot;;[.$E$27])" office:value-type="date" office:date-value="1868-12-22" calcext:value-type="date">
            <text:p>22/12/1868</text:p>
          </table:table-cell>
          <table:table-cell table:style-name="ce3" table:number-columns-repeated="2"/>
        </table:table-row>
        <table:named-expressions>
          <table:named-range table:name="CitationTexte" table:base-cell-address="$'Mariage 1850-1899'.$A$2" table:cell-range-address="$'Mariage 1850-1899'.$B$110:.$H$112"/>
          <table:named-range table:name="MediaTexte" table:base-cell-address="$'Mariage 1850-1899'.$A$2" table:cell-range-address="$'Mariage 1850-1899'.$B$115:.$K$117"/>
          <table:named-range table:name="Source" table:base-cell-address="$'Mariage 1850-1899'.$K$119" table:cell-range-address="$'Mariage 1850-1899'.$D$2"/>
          <table:named-range table:name="SourceTexte" table:base-cell-address="$'Mariage 1850-1899'.$K$119" table:cell-range-address="$'Mariage 1850-1899'.$A$36:.$H$104"/>
        </table:named-expressions>
        <calcext:conditional-formats>
          <calcext:conditional-format calcext:target-range-address="'Mariage 1850-1899'.B68:'Mariage 1850-1899'.B68 'Mariage 1850-1899'.B71:'Mariage 1850-1899'.B71 'Mariage 1850-1899'.D71:'Mariage 1850-1899'.D71 'Mariage 1850-1899'.B73:'Mariage 1850-1899'.B73 'Mariage 1850-1899'.F71:'Mariage 1850-1899'.G71 'Mariage 1850-1899'.B36:'Mariage 1850-1899'.B38 'Mariage 1850-1899'.C110:'Mariage 1850-1899'.C110 'Mariage 1850-1899'.B117:'Mariage 1850-1899'.D117 'Mariage 1850-1899'.D37:'Mariage 1850-1899'.D37 'Mariage 1850-1899'.E38:'Mariage 1850-1899'.E38 'Mariage 1850-1899'.G38:'Mariage 1850-1899'.G38 'Mariage 1850-1899'.C38:'Mariage 1850-1899'.C38 'Mariage 1850-1899'.B44:'Mariage 1850-1899'.B45 'Mariage 1850-1899'.C41:'Mariage 1850-1899'.E41 'Mariage 1850-1899'.C50:'Mariage 1850-1899'.D50 'Mariage 1850-1899'.B52:'Mariage 1850-1899'.B53 'Mariage 1850-1899'.E43:'Mariage 1850-1899'.E45 'Mariage 1850-1899'.D45:'Mariage 1850-1899'.D45 'Mariage 1850-1899'.C46:'Mariage 1850-1899'.C46 'Mariage 1850-1899'.D53:'Mariage 1850-1899'.D56 'Mariage 1850-1899'.G48:'Mariage 1850-1899'.G48 'Mariage 1850-1899'.E47:'Mariage 1850-1899'.F47 'Mariage 1850-1899'.D49:'Mariage 1850-1899'.D49 'Mariage 1850-1899'.E51:'Mariage 1850-1899'.E55 'Mariage 1850-1899'.B63:'Mariage 1850-1899'.C64 'Mariage 1850-1899'.B102:'Mariage 1850-1899'.B102 'Mariage 1850-1899'.B76:'Mariage 1850-1899'.B77 'Mariage 1850-1899'.E82:'Mariage 1850-1899'.E82 'Mariage 1850-1899'.D88:'Mariage 1850-1899'.D90 'Mariage 1850-1899'.G84:'Mariage 1850-1899'.G84 'Mariage 1850-1899'.E83:'Mariage 1850-1899'.F83 'Mariage 1850-1899'.D85:'Mariage 1850-1899'.D85 'Mariage 1850-1899'.E87:'Mariage 1850-1899'.E89 'Mariage 1850-1899'.B97:'Mariage 1850-1899'.C98 'Mariage 1850-1899'.D77:'Mariage 1850-1899'.D77 'Mariage 1850-1899'.C82:'Mariage 1850-1899'.C82 'Mariage 1850-1899'.C80:'Mariage 1850-1899'.F80 'Mariage 1850-1899'.G82:'Mariage 1850-1899'.G82 'Mariage 1850-1899'.D84:'Mariage 1850-1899'.E84 'Mariage 1850-1899'.E86:'Mariage 1850-1899'.F86 'Mariage 1850-1899'.C86:'Mariage 1850-1899'.C87 'Mariage 1850-1899'.G87:'Mariage 1850-1899'.G87 'Mariage 1850-1899'.E104:'Mariage 1850-1899'.F104 'Mariage 1850-1899'.E110:'Mariage 1850-1899'.E112 'Mariage 1850-1899'.B115:'Mariage 1850-1899'.D115 'Mariage 1850-1899'.F111:'Mariage 1850-1899'.G112 'Mariage 1850-1899'.H115:'Mariage 1850-1899'.J115 'Mariage 1850-1899'.F117:'Mariage 1850-1899'.G117 'Mariage 1850-1899'.I117:'Mariage 1850-1899'.I117 'Mariage 1850-1899'.E48:'Mariage 1850-1899'.E48 'Mariage 1850-1899'.G55:'Mariage 1850-1899'.G55 'Mariage 1850-1899'.G89:'Mariage 1850-1899'.G89">
            <calcext:condition calcext:apply-style-name="Valeur Renseignée" calcext:value="!=&quot;&quot;" calcext:base-cell-address="'Mariage 1850-1899'.B36"/>
            <calcext:condition calcext:apply-style-name="Valeur Non Renseigné" calcext:value="=&quot;&quot;" calcext:base-cell-address="'Mariage 1850-1899'.B36"/>
          </calcext:conditional-format>
        </calcext:conditional-formats>
      </table:table>
      <table:named-expressions/>
      <table:database-ranges>
        <table:database-range table:name="__Anonymous_Sheet_DB__0" table:target-range-address="Configuration.B4:Configuration.C11" table:display-filter-buttons="true">
          <table:sort>
            <table:sort-by table:field-number="0" table:data-type="automatic"/>
          </table:sort>
        </table:database-range>
        <table:database-range table:name="__Anonymous_Sheet_DB__1" table:target-range-address="'Acte de Naissance'.U5:'Acte de Naissance'.U5" table:orientation="column"/>
        <table:database-range table:name="__Anonymous_Sheet_DB__2" table:target-range-address="'Acte de Décès'.U5:'Acte de Décès'.U5" table:orientation="column"/>
        <table:database-range table:name="__Anonymous_Sheet_DB__3" table:target-range-address="'Mariage 1850-1899'.I4:'Mariage 1850-1899'.I4"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number:number-style style:name="N110">
      <number:fraction number:min-integer-digits="0" number:min-numerator-digits="1" loext:max-numerator-digits="1" number:min-denominator-digits="1" loext:max-denominator-value="9"/>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22:18:28.78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0.3$Windows_X86_64 LibreOffice_project/b0a288ab3d2d4774cb44b62f04d5d28733ac6df8</meta:generator>
    <dc:date>2020-07-02T04:45:52.846000000</dc:date>
    <meta:editing-duration>P9DT17H57M51S</meta:editing-duration>
    <meta:editing-cycles>466</meta:editing-cycles>
    <meta:document-statistic meta:table-count="4" meta:cell-count="1002" meta:object-count="7"/>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2.0.0"
	StartDialog1()
	
	' 2.0.0 : Completely new approach 
	' 1.1.0 : new feature Mariage
	' 1.0   : First version

End Sub

' ╔══════════════════════════════════════════════════════════════════════════════╗
' ║ Change Language                                                              ║█
' ╚══════════════════════════════════════════════════════════════════════════════╝█
'  ▀▀▀▀▀▀▀▀▀▀▀▀▀▀▀▀▀▀▀▀▀▀▀▀▀▀▀▀▀▀▀▀▀▀▀▀▀▀▀▀▀▀▀▀▀▀▀▀▀▀▀▀▀▀▀▀▀▀▀▀▀▀▀▀▀▀▀▀▀▀▀▀▀▀▀▀▀▀▀▀

Sub onClick(oEvent As Variant)
    Dim oSheet As Object  : oSheet = ThisComponent.CurrentController.ActiveSheet
	Dim oSource As Variant
	Dim oModel As Variant
    Dim oCell As Object

    oCell = oSheet.getCellByPosition( 3, 0 )

		oSource = oEvent.Source
  		oModel = oSource.getModel()
  		If oModel.Label = "Français" Then 
    		oModel.Label = "Allemand"
          	oCell.setValue(1)

  		Else
    		oModel.Label = "Français"
          	oCell.setValue(0)
  		EndIf 
End Sub

' ╔══════════════════════════════════════════════════════════════════════════════╗
' ║ Delete the Entry Zone                                                        ║█
' ╚══════════════════════════════════════════════════════════════════════════════╝█
'  ▀▀▀▀▀▀▀▀▀▀▀▀▀▀▀▀▀▀▀▀▀▀▀▀▀▀▀▀▀▀▀▀▀▀▀▀▀▀▀▀▀▀▀▀▀▀▀▀▀▀▀▀▀▀▀▀▀▀▀▀▀▀▀▀▀▀▀▀▀▀▀▀▀▀▀▀▀▀▀▀

Sub Delete_Zone()
	Dim strZone As String : strZone = "ZoneEntrée"
    Dim oSheet As Object  : oSheet = ThisComponent.CurrentController.ActiveSheet
    Dim oRange As Object
    Dim oCell As Object
    Dim i As Integer, j As Integer

    Dim oStartColumn As String 
    Dim oEndColumn As String   
    Dim oStartRow As String    
    Dim oEndRow As String      
    
    'For Source 
    oSheet.getCellByPosition( 4, 2 ).set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For i = Val(oStartRow) To Val(oEndRow)  
	        For j = Val(oStartColumn) To Val(oEndColumn) 
	            oCell = oSheet.getCellByPosition( j, i )
	            If oCell.String &lt;&gt; "" Then 
	            	oCell.setString("")
		        End If
	        Next j
	    Next i
    
    Else 
    	MsgBox "La feuille n'a pas de plage nommée : '" &amp; strZone &amp; "'" &amp; Chr(13) &amp; "Vous devez en créer une !!" 
	End If 
    
End Sub


' ╔══════════════════════════════════════════════════════════════════════════════╗
' ║ COnvert a Celle Range to text                                                ║█
' ╚══════════════════════════════════════════════════════════════════════════════╝█
'  ▀▀▀▀▀▀▀▀▀▀▀▀▀▀▀▀▀▀▀▀▀▀▀▀▀▀▀▀▀▀▀▀▀▀▀▀▀▀▀▀▀▀▀▀▀▀▀▀▀▀▀▀▀▀▀▀▀▀▀▀▀▀▀▀▀▀▀▀▀▀▀▀▀▀▀▀▀▀▀▀
' Convert a Zone to Texte
' strZone is the name of the zone : Example "SourceTexte" --&gt; A4:B5
' validateCol is the column which must be validated in order to be taken into account
'    If : No --&gt; All column will be validate
'    IF : Value --&gt; This colummn must have a value &lt;&gt; "" and "--" to be validated 
'         Also in that situation, we will apply an automat Carriage return
Private function Range_toText(strZone As String, validateCol As String ) As String
    Dim oSheet As Object  : oSheet = ThisComponent.CurrentController.ActiveSheet
    Dim oRange As Object  : 'oRange = oSheet.getCellRangebyName( strZone )
    Dim oCell As Object
    Dim i As Integer, j As Integer
    Dim ooutput As String
    Dim tmpo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tmpo = ""
	    For i = Val(oStartRow) To Val(oEndRow)  
	        For j = Val(oStartColumn) To Val(oEndColumn) 
	            oCell = oSheet.getCellByPosition( j, i )
	            If oCell.String &lt;&gt; "" Then 
		            If oCell.String = "&lt;br&gt;" Then 
			            tmpo = tmpo &amp; Chr(13) &amp; Chr(10)
			        ElseIF oCell.String = "&lt;crtab&gt;" Then 
			            tmpo = tmpo &amp; Chr(13) &amp; Chr(10) &amp; ".     "
			        ElseIF oCell.String = "&lt;br&gt;&lt;br&gt;" Then 
			            tmpo = tmpo &amp; Chr(13) &amp; Chr(10) &amp; Chr(13) &amp; Chr(10)
			        ElseIF oCell.String = "&lt;br&gt;&lt;br&gt;&lt;br&gt;" Then 
			            tmpo = tmpo &amp; Chr(13) &amp; Chr(10) &amp; Chr(13) &amp; Chr(10) &amp; Chr(13) &amp; Chr(10)
			        Else
		            	tmpo = tmpo &amp; oCell.String  &amp; " " 
		            End If
		        End If
	        Next j
		    If validateCol = "No" Then
			        ooutput = ooutput &amp; tmpo
			Else
	    	    If (oSheet.getCellByPosition(Val(validateCol) , i ).String &lt;&gt; "--") and (oSheet.getCellByPosition(Val(validateCol) , i ).String &lt;&gt; "") Then
			        ooutput = ooutput &amp; tmpo  
			    End If			
			End If
			
	        tmpo = ""
	    Next i
    
    Else 
    	MsgBox "La feuille n'a pas de plage nommée : '" &amp; strZone &amp; "'" &amp; Chr(13) &amp; "Vous devez en créer une !!" 
	End If 

    Range_toText = ooutput
    
End function

' ╔══════════════════════════════════════════════════════════════════════════════╗
' ║ DialogBox 1                                                                  ║█
' ╚══════════════════════════════════════════════════════════════════════════════╝█
'  ▀▀▀▀▀▀▀▀▀▀▀▀▀▀▀▀▀▀▀▀▀▀▀▀▀▀▀▀▀▀▀▀▀▀▀▀▀▀▀▀▀▀▀▀▀▀▀▀▀▀▀▀▀▀▀▀▀▀▀▀▀▀▀▀▀▀▀▀▀▀▀▀▀▀▀▀▀▀▀▀

Sub StartDialog1()
    DialogLibraries.LoadLibrary("Standard")

    Dim oSheet As Object  : oSheet = ThisComponent.CurrentController.ActiveSheet
    Dim oT0,oT1,oT2,oT3 As Object

    oDialog1 = CreateUnoDialog(DialogLibraries.Standard.Dialog1)
    oDialog1.setTitle("agatct (Version : " &amp; ToolVersion &amp; " )" )
   
    oT0 = oDialog1.GetControl("TextField0")
    oT1 = oDialog1.GetControl("TextField1")
    oT2 = oDialog1.GetControl("TextField2")
    oT3 = oDialog1.GetControl("TextField3")

	' Source
    oT0.Text = Range_toText("Source", "No") 

	' Source Text
    oT1.Text = Range_toText("SourceTexte", "5" ) 

	' Citation Text
    oT2.Text = Range_toText("CitationTexte", "No") 
	
	' Media Text
    oT3.Text = Range_toText("MediaTexte", "No") 
	 
    oDialog1.Execute()
End Sub


Sub CloseDialog1
   If Not IsNull(oDialog1) then
       oDialog1.endExecute()
   End If
End Sub

' ╔══════════════════════════════════════════════════════════════════════════════╗
' ║ Copy TextField1 to ClipBoard                                                 ║█
' ╚══════════════════════════════════════════════════════════════════════════════╝█
'  ▀▀▀▀▀▀▀▀▀▀▀▀▀▀▀▀▀▀▀▀▀▀▀▀▀▀▀▀▀▀▀▀▀▀▀▀▀▀▀▀▀▀▀▀▀▀▀▀▀▀▀▀▀▀▀▀▀▀▀▀▀▀▀▀▀▀▀▀▀▀▀▀▀▀▀▀▀▀▀▀

sub copy_clipboard1()
	oTvv = oDialog1.GetControl("TextField1")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3" dlg:top="156" dlg:width="346" dlg:height="85" dlg:hscroll="true" dlg:vscroll="true" dlg:multiline="true"/>
    <dlg:button dlg:id="CommandButton1" dlg:tab-index="1" dlg:left="369" dlg:top="180" dlg:width="59" dlg:height="19" dlg:value="Copie PressPapier">
      <script:event script:event-name="on-performaction" script:macro-name="vnd.sun.star.script:Standard.Module1.copy_clipboard1?language=Basic&amp;location=document" script:language="Script"/>
    </dlg:button>
    <dlg:button dlg:id="CommandButton2" dlg:tab-index="2" dlg:left="382" dlg:top="282" dlg:width="46" dlg:height="25" dlg:value="Clore">
      <script:event script:event-name="on-performaction" script:macro-name="vnd.sun.star.script:Standard.Module1.CloseDialog1?language=Basic&amp;location=document" script:language="Script"/>
    </dlg:button>
    <dlg:text dlg:style-id="0" dlg:id="Label1" dlg:tab-index="3" dlg:left="11" dlg:top="141" dlg:width="95" dlg:height="12" dlg:value="Source Texte"/>
    <dlg:textfield dlg:id="TextField2" dlg:tab-index="4" dlg:left="11" dlg:top="78" dlg:width="346" dlg:height="54" dlg:hscroll="true" dlg:vscroll="true" dlg:multiline="true"/>
    <dlg:text dlg:style-id="0" dlg:id="Label2" dlg:tab-index="5" dlg:left="13" dlg:top="65" dlg:width="95" dlg:height="12" dlg:value="Détails de la Citation"/>
    <dlg:textfield dlg:id="TextField3" dlg:tab-index="6" dlg:left="13" dlg:top="257" dlg:width="346" dlg:height="46" dlg:hscroll="true" dlg:vscroll="true" dlg:multiline="true"/>
    <dlg:text dlg:style-id="0" dlg:id="Label3" dlg:tab-index="7" dlg:left="10" dlg:top="245" dlg:width="95" dlg:height="12" dlg:value="Media"/>
    <dlg:text dlg:style-id="0" dlg:id="Label4" dlg:tab-index="8" dlg:left="11" dlg:top="8" dlg:width="55" dlg:height="12" dlg:value="Source"/>
    <dlg:textfield dlg:id="TextField0" dlg:tab-index="9" dlg:left="11" dlg:top="23" dlg:width="346" dlg:height="30" dlg:hscroll="true"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